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0"/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3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zas przyjazdu</text:p>
          </table:table-cell>
          <table:table-cell office:value-type="string" calcext:value-type="string">
            <text:p>czas mycia</text:p>
          </table:table-cell>
          <table:table-cell office:value-type="string" calcext:value-type="string">
            <text:p>nr rejestracyjny</text:p>
          </table:table-cell>
          <table:table-cell office:value-type="string" calcext:value-type="string">
            <text:p>miasto</text:p>
          </table:table-cell>
          <table:table-cell office:value-type="string" calcext:value-type="string">
            <text:p>minuty suma</text:p>
          </table:table-cell>
          <table:table-cell office:value-type="string" calcext:value-type="string">
            <text:p>godzina</text:p>
          </table:table-cell>
          <table:table-cell office:value-type="string" calcext:value-type="string">
            <text:p>minuty</text:p>
          </table:table-cell>
          <table:table-cell office:value-type="string" calcext:value-type="string">
            <text:p>fakt czas mycia</text:p>
          </table:table-cell>
          <table:table-cell office:value-type="string" calcext:value-type="string">
            <text:p>rezygnacja</text:p>
          </table:table-cell>
          <table:table-cell office:value-type="string" calcext:value-type="string">
            <text:p>ciąg</text:p>
          </table:table-cell>
          <table:table-cell table:number-columns-repeated="2"/>
          <table:table-cell office:value-type="string" calcext:value-type="string">
            <text:p>drugi rezygnacja</text:p>
          </table:table-cell>
          <table:table-cell office:value-type="string" calcext:value-type="string">
            <text:p>suma rezygnacja</text:p>
          </table:table-cell>
          <table:table-cell office:value-type="string" calcext:value-type="string">
            <text:p>maks rezygnac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792</text:p>
          </table:table-cell>
          <table:table-cell table:formula="of:=MID([.C2];1;2)" office:value-type="string" office:string-value="NN" calcext:value-type="string">
            <text:p>NN</text:p>
          </table:table-cell>
          <table:table-cell table:formula="of:=360+[.A2]" office:value-type="float" office:value="363" calcext:value-type="float">
            <text:p>363</text:p>
          </table:table-cell>
          <table:table-cell table:formula="of:=QUOTIENT([.E2];60)" office:value-type="float" office:value="6" calcext:value-type="float">
            <text:p>6</text:p>
          </table:table-cell>
          <table:table-cell table:formula="of:=MOD([.E2];60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P566</text:p>
          </table:table-cell>
          <table:table-cell table:formula="of:=SUM([.I$1:.I$1048576])" office:value-type="float" office:value="44" calcext:value-type="float">
            <text:p>44</text:p>
          </table:table-cell>
          <table:table-cell table:formula="of:=MAX([.J$1:.J$104857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434</text:p>
          </table:table-cell>
          <table:table-cell table:formula="of:=MID([.C3];1;2)" office:value-type="string" office:string-value="FO" calcext:value-type="string">
            <text:p>FO</text:p>
          </table:table-cell>
          <table:table-cell table:formula="of:=[.E2]+[.A3]" office:value-type="float" office:value="375" calcext:value-type="float">
            <text:p>375</text:p>
          </table:table-cell>
          <table:table-cell table:formula="of:=QUOTIENT([.E3];60)" office:value-type="float" office:value="6" calcext:value-type="float">
            <text:p>6</text:p>
          </table:table-cell>
          <table:table-cell table:formula="of:=MOD([.E3];60)" office:value-type="float" office:value="15" calcext:value-type="float">
            <text:p>15</text:p>
          </table:table-cell>
          <table:table-cell table:formula="of:=IF([.H2]-[.A3]&gt;5;[.H2]- [.A3];IF([.H2]-[.A3]&lt;=0;[.B3];[.H2]-[.A3]+[.B3]))" office:value-type="float" office:value="13" calcext:value-type="float">
            <text:p>13</text:p>
          </table:table-cell>
          <table:table-cell table:formula="of:=IF([.H2]-[.A3]&gt;5;1;0)" office:value-type="float" office:value="0" calcext:value-type="float">
            <text:p>0</text:p>
          </table:table-cell>
          <table:table-cell table:formula="of:=IF([.I3]=0;0;[.J2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N103</text:p>
          </table:table-cell>
          <table:table-cell table:formula="of:=MID([.C4];1;2)" office:value-type="string" office:string-value="GN" calcext:value-type="string">
            <text:p>GN</text:p>
          </table:table-cell>
          <table:table-cell table:formula="of:=[.E3]+[.A4]" office:value-type="float" office:value="376" calcext:value-type="float">
            <text:p>376</text:p>
          </table:table-cell>
          <table:table-cell table:formula="of:=QUOTIENT([.E4];60)" office:value-type="float" office:value="6" calcext:value-type="float">
            <text:p>6</text:p>
          </table:table-cell>
          <table:table-cell table:formula="of:=MOD([.E4];60)" office:value-type="float" office:value="16" calcext:value-type="float">
            <text:p>16</text:p>
          </table:table-cell>
          <table:table-cell table:formula="of:=IF([.H3]-[.A4]&gt;5;[.H3]- [.A4];IF([.H3]-[.A4]&lt;=0;[.B4];[.H3]-[.A4]+[.B4]))" office:value-type="float" office:value="12" calcext:value-type="float">
            <text:p>12</text:p>
          </table:table-cell>
          <table:table-cell table:formula="of:=IF([.H3]-[.A4]&gt;5;1;0)" office:value-type="float" office:value="1" calcext:value-type="float">
            <text:p>1</text:p>
          </table:table-cell>
          <table:table-cell table:formula="of:=IF([.I4]=0;0;[.J3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828</text:p>
          </table:table-cell>
          <table:table-cell table:formula="of:=MID([.C5];1;2)" office:value-type="string" office:string-value="EA" calcext:value-type="string">
            <text:p>EA</text:p>
          </table:table-cell>
          <table:table-cell table:formula="of:=[.E4]+[.A5]" office:value-type="float" office:value="383" calcext:value-type="float">
            <text:p>383</text:p>
          </table:table-cell>
          <table:table-cell table:formula="of:=QUOTIENT([.E5];60)" office:value-type="float" office:value="6" calcext:value-type="float">
            <text:p>6</text:p>
          </table:table-cell>
          <table:table-cell table:formula="of:=MOD([.E5];60)" office:value-type="float" office:value="23" calcext:value-type="float">
            <text:p>23</text:p>
          </table:table-cell>
          <table:table-cell table:formula="of:=IF([.H4]-[.A5]&gt;5;[.H4]- [.A5];IF([.H4]-[.A5]&lt;=0;[.B5];[.H4]-[.A5]+[.B5]))" office:value-type="float" office:value="7" calcext:value-type="float">
            <text:p>7</text:p>
          </table:table-cell>
          <table:table-cell table:formula="of:=IF([.H4]-[.A5]&gt;5;1;0)" office:value-type="float" office:value="0" calcext:value-type="float">
            <text:p>0</text:p>
          </table:table-cell>
          <table:table-cell table:formula="of:=IF([.I5]=0;0;[.J4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N819</text:p>
          </table:table-cell>
          <table:table-cell table:formula="of:=MID([.C6];1;2)" office:value-type="string" office:string-value="FN" calcext:value-type="string">
            <text:p>FN</text:p>
          </table:table-cell>
          <table:table-cell table:formula="of:=[.E5]+[.A6]" office:value-type="float" office:value="393" calcext:value-type="float">
            <text:p>393</text:p>
          </table:table-cell>
          <table:table-cell table:formula="of:=QUOTIENT([.E6];60)" office:value-type="float" office:value="6" calcext:value-type="float">
            <text:p>6</text:p>
          </table:table-cell>
          <table:table-cell table:formula="of:=MOD([.E6];60)" office:value-type="float" office:value="33" calcext:value-type="float">
            <text:p>33</text:p>
          </table:table-cell>
          <table:table-cell table:formula="of:=IF([.H5]-[.A6]&gt;5;[.H5]- [.A6];IF([.H5]-[.A6]&lt;=0;[.B6];[.H5]-[.A6]+[.B6]))" office:value-type="float" office:value="7" calcext:value-type="float">
            <text:p>7</text:p>
          </table:table-cell>
          <table:table-cell table:formula="of:=IF([.H5]-[.A6]&gt;5;1;0)" office:value-type="float" office:value="0" calcext:value-type="float">
            <text:p>0</text:p>
          </table:table-cell>
          <table:table-cell table:formula="of:=IF([.I6]=0;0;[.J5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708</text:p>
          </table:table-cell>
          <table:table-cell table:formula="of:=MID([.C7];1;2)" office:value-type="string" office:string-value="CI" calcext:value-type="string">
            <text:p>CI</text:p>
          </table:table-cell>
          <table:table-cell table:formula="of:=[.E6]+[.A7]" office:value-type="float" office:value="402" calcext:value-type="float">
            <text:p>402</text:p>
          </table:table-cell>
          <table:table-cell table:formula="of:=QUOTIENT([.E7];60)" office:value-type="float" office:value="6" calcext:value-type="float">
            <text:p>6</text:p>
          </table:table-cell>
          <table:table-cell table:formula="of:=MOD([.E7];60)" office:value-type="float" office:value="42" calcext:value-type="float">
            <text:p>42</text:p>
          </table:table-cell>
          <table:table-cell table:formula="of:=IF([.H6]-[.A7]&gt;5;[.H6]- [.A7];IF([.H6]-[.A7]&lt;=0;[.B7];[.H6]-[.A7]+[.B7]))" office:value-type="float" office:value="14" calcext:value-type="float">
            <text:p>14</text:p>
          </table:table-cell>
          <table:table-cell table:formula="of:=IF([.H6]-[.A7]&gt;5;1;0)" office:value-type="float" office:value="0" calcext:value-type="float">
            <text:p>0</text:p>
          </table:table-cell>
          <table:table-cell table:formula="of:=IF([.I7]=0;0;[.J6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P566</text:p>
          </table:table-cell>
          <table:table-cell table:formula="of:=MID([.C8];1;2)" office:value-type="string" office:string-value="KP" calcext:value-type="string">
            <text:p>KP</text:p>
          </table:table-cell>
          <table:table-cell table:formula="of:=[.E7]+[.A8]" office:value-type="float" office:value="406" calcext:value-type="float">
            <text:p>406</text:p>
          </table:table-cell>
          <table:table-cell table:formula="of:=QUOTIENT([.E8];60)" office:value-type="float" office:value="6" calcext:value-type="float">
            <text:p>6</text:p>
          </table:table-cell>
          <table:table-cell table:formula="of:=MOD([.E8];60)" office:value-type="float" office:value="46" calcext:value-type="float">
            <text:p>46</text:p>
          </table:table-cell>
          <table:table-cell table:formula="of:=IF([.H7]-[.A8]&gt;5;[.H7]- [.A8];IF([.H7]-[.A8]&lt;=0;[.B8];[.H7]-[.A8]+[.B8]))" office:value-type="float" office:value="10" calcext:value-type="float">
            <text:p>10</text:p>
          </table:table-cell>
          <table:table-cell table:formula="of:=IF([.H7]-[.A8]&gt;5;1;0)" office:value-type="float" office:value="1" calcext:value-type="float">
            <text:p>1</text:p>
          </table:table-cell>
          <table:table-cell table:formula="of:=IF([.I8]=0;0;[.J7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B255</text:p>
          </table:table-cell>
          <table:table-cell table:formula="of:=MID([.C9];1;2)" office:value-type="string" office:string-value="DB" calcext:value-type="string">
            <text:p>DB</text:p>
          </table:table-cell>
          <table:table-cell table:formula="of:=[.E8]+[.A9]" office:value-type="float" office:value="410" calcext:value-type="float">
            <text:p>410</text:p>
          </table:table-cell>
          <table:table-cell table:formula="of:=QUOTIENT([.E9];60)" office:value-type="float" office:value="6" calcext:value-type="float">
            <text:p>6</text:p>
          </table:table-cell>
          <table:table-cell table:formula="of:=MOD([.E9];60)" office:value-type="float" office:value="50" calcext:value-type="float">
            <text:p>50</text:p>
          </table:table-cell>
          <table:table-cell table:formula="of:=IF([.H8]-[.A9]&gt;5;[.H8]- [.A9];IF([.H8]-[.A9]&lt;=0;[.B9];[.H8]-[.A9]+[.B9]))" office:value-type="float" office:value="6" calcext:value-type="float">
            <text:p>6</text:p>
          </table:table-cell>
          <table:table-cell table:formula="of:=IF([.H8]-[.A9]&gt;5;1;0)" office:value-type="float" office:value="1" calcext:value-type="float">
            <text:p>1</text:p>
          </table:table-cell>
          <table:table-cell table:formula="of:=IF([.I9]=0;0;[.J8]+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239</text:p>
          </table:table-cell>
          <table:table-cell table:formula="of:=MID([.C10];1;2)" office:value-type="string" office:string-value="DE" calcext:value-type="string">
            <text:p>DE</text:p>
          </table:table-cell>
          <table:table-cell table:formula="of:=[.E9]+[.A10]" office:value-type="float" office:value="413" calcext:value-type="float">
            <text:p>413</text:p>
          </table:table-cell>
          <table:table-cell table:formula="of:=QUOTIENT([.E10];60)" office:value-type="float" office:value="6" calcext:value-type="float">
            <text:p>6</text:p>
          </table:table-cell>
          <table:table-cell table:formula="of:=MOD([.E10];60)" office:value-type="float" office:value="53" calcext:value-type="float">
            <text:p>53</text:p>
          </table:table-cell>
          <table:table-cell table:formula="of:=IF([.H9]-[.A10]&gt;5;[.H9]- [.A10];IF([.H9]-[.A10]&lt;=0;[.B10];[.H9]-[.A10]+[.B10]))" office:value-type="float" office:value="5" calcext:value-type="float">
            <text:p>5</text:p>
          </table:table-cell>
          <table:table-cell table:formula="of:=IF([.H9]-[.A10]&gt;5;1;0)" office:value-type="float" office:value="0" calcext:value-type="float">
            <text:p>0</text:p>
          </table:table-cell>
          <table:table-cell table:formula="of:=IF([.I10]=0;0;[.J9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L821</text:p>
          </table:table-cell>
          <table:table-cell table:formula="of:=MID([.C11];1;2)" office:value-type="string" office:string-value="HL" calcext:value-type="string">
            <text:p>HL</text:p>
          </table:table-cell>
          <table:table-cell table:formula="of:=[.E10]+[.A11]" office:value-type="float" office:value="420" calcext:value-type="float">
            <text:p>420</text:p>
          </table:table-cell>
          <table:table-cell table:formula="of:=QUOTIENT([.E11];60)" office:value-type="float" office:value="7" calcext:value-type="float">
            <text:p>7</text:p>
          </table:table-cell>
          <table:table-cell table:formula="of:=MOD([.E11];60)" office:value-type="float" office:value="0" calcext:value-type="float">
            <text:p>0</text:p>
          </table:table-cell>
          <table:table-cell table:formula="of:=IF([.H10]-[.A11]&gt;5;[.H10]- [.A11];IF([.H10]-[.A11]&lt;=0;[.B11];[.H10]-[.A11]+[.B11]))" office:value-type="float" office:value="12" calcext:value-type="float">
            <text:p>12</text:p>
          </table:table-cell>
          <table:table-cell table:formula="of:=IF([.H10]-[.A11]&gt;5;1;0)" office:value-type="float" office:value="0" calcext:value-type="float">
            <text:p>0</text:p>
          </table:table-cell>
          <table:table-cell table:formula="of:=IF([.I11]=0;0;[.J10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G489</text:p>
          </table:table-cell>
          <table:table-cell table:formula="of:=MID([.C12];1;2)" office:value-type="string" office:string-value="CG" calcext:value-type="string">
            <text:p>CG</text:p>
          </table:table-cell>
          <table:table-cell table:formula="of:=[.E11]+[.A12]" office:value-type="float" office:value="431" calcext:value-type="float">
            <text:p>431</text:p>
          </table:table-cell>
          <table:table-cell table:formula="of:=QUOTIENT([.E12];60)" office:value-type="float" office:value="7" calcext:value-type="float">
            <text:p>7</text:p>
          </table:table-cell>
          <table:table-cell table:formula="of:=MOD([.E12];60)" office:value-type="float" office:value="11" calcext:value-type="float">
            <text:p>11</text:p>
          </table:table-cell>
          <table:table-cell table:formula="of:=IF([.H11]-[.A12]&gt;5;[.H11]- [.A12];IF([.H11]-[.A12]&lt;=0;[.B12];[.H11]-[.A12]+[.B12]))" office:value-type="float" office:value="13" calcext:value-type="float">
            <text:p>13</text:p>
          </table:table-cell>
          <table:table-cell table:formula="of:=IF([.H11]-[.A12]&gt;5;1;0)" office:value-type="float" office:value="0" calcext:value-type="float">
            <text:p>0</text:p>
          </table:table-cell>
          <table:table-cell table:formula="of:=IF([.I12]=0;0;[.J11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D204</text:p>
          </table:table-cell>
          <table:table-cell table:formula="of:=MID([.C13];1;2)" office:value-type="string" office:string-value="BD" calcext:value-type="string">
            <text:p>BD</text:p>
          </table:table-cell>
          <table:table-cell table:formula="of:=[.E12]+[.A13]" office:value-type="float" office:value="446" calcext:value-type="float">
            <text:p>446</text:p>
          </table:table-cell>
          <table:table-cell table:formula="of:=QUOTIENT([.E13];60)" office:value-type="float" office:value="7" calcext:value-type="float">
            <text:p>7</text:p>
          </table:table-cell>
          <table:table-cell table:formula="of:=MOD([.E13];60)" office:value-type="float" office:value="26" calcext:value-type="float">
            <text:p>26</text:p>
          </table:table-cell>
          <table:table-cell table:formula="of:=IF([.H12]-[.A13]&gt;5;[.H12]- [.A13];IF([.H12]-[.A13]&lt;=0;[.B13];[.H12]-[.A13]+[.B13]))" office:value-type="float" office:value="14" calcext:value-type="float">
            <text:p>14</text:p>
          </table:table-cell>
          <table:table-cell table:formula="of:=IF([.H12]-[.A13]&gt;5;1;0)" office:value-type="float" office:value="0" calcext:value-type="float">
            <text:p>0</text:p>
          </table:table-cell>
          <table:table-cell table:formula="of:=IF([.I13]=0;0;[.J12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J360</text:p>
          </table:table-cell>
          <table:table-cell table:formula="of:=MID([.C14];1;2)" office:value-type="string" office:string-value="KJ" calcext:value-type="string">
            <text:p>KJ</text:p>
          </table:table-cell>
          <table:table-cell table:formula="of:=[.E13]+[.A14]" office:value-type="float" office:value="457" calcext:value-type="float">
            <text:p>457</text:p>
          </table:table-cell>
          <table:table-cell table:formula="of:=QUOTIENT([.E14];60)" office:value-type="float" office:value="7" calcext:value-type="float">
            <text:p>7</text:p>
          </table:table-cell>
          <table:table-cell table:formula="of:=MOD([.E14];60)" office:value-type="float" office:value="37" calcext:value-type="float">
            <text:p>37</text:p>
          </table:table-cell>
          <table:table-cell table:formula="of:=IF([.H13]-[.A14]&gt;5;[.H13]- [.A14];IF([.H13]-[.A14]&lt;=0;[.B14];[.H13]-[.A14]+[.B14]))" office:value-type="float" office:value="12" calcext:value-type="float">
            <text:p>12</text:p>
          </table:table-cell>
          <table:table-cell table:formula="of:=IF([.H13]-[.A14]&gt;5;1;0)" office:value-type="float" office:value="0" calcext:value-type="float">
            <text:p>0</text:p>
          </table:table-cell>
          <table:table-cell table:formula="of:=IF([.I14]=0;0;[.J13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H265</text:p>
          </table:table-cell>
          <table:table-cell table:formula="of:=MID([.C15];1;2)" office:value-type="string" office:string-value="BH" calcext:value-type="string">
            <text:p>BH</text:p>
          </table:table-cell>
          <table:table-cell table:formula="of:=[.E14]+[.A15]" office:value-type="float" office:value="460" calcext:value-type="float">
            <text:p>460</text:p>
          </table:table-cell>
          <table:table-cell table:formula="of:=QUOTIENT([.E15];60)" office:value-type="float" office:value="7" calcext:value-type="float">
            <text:p>7</text:p>
          </table:table-cell>
          <table:table-cell table:formula="of:=MOD([.E15];60)" office:value-type="float" office:value="40" calcext:value-type="float">
            <text:p>40</text:p>
          </table:table-cell>
          <table:table-cell table:formula="of:=IF([.H14]-[.A15]&gt;5;[.H14]- [.A15];IF([.H14]-[.A15]&lt;=0;[.B15];[.H14]-[.A15]+[.B15]))" office:value-type="float" office:value="9" calcext:value-type="float">
            <text:p>9</text:p>
          </table:table-cell>
          <table:table-cell table:formula="of:=IF([.H14]-[.A15]&gt;5;1;0)" office:value-type="float" office:value="1" calcext:value-type="float">
            <text:p>1</text:p>
          </table:table-cell>
          <table:table-cell table:formula="of:=IF([.I15]=0;0;[.J14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293</text:p>
          </table:table-cell>
          <table:table-cell table:formula="of:=MID([.C16];1;2)" office:value-type="string" office:string-value="KI" calcext:value-type="string">
            <text:p>KI</text:p>
          </table:table-cell>
          <table:table-cell table:formula="of:=[.E15]+[.A16]" office:value-type="float" office:value="461" calcext:value-type="float">
            <text:p>461</text:p>
          </table:table-cell>
          <table:table-cell table:formula="of:=QUOTIENT([.E16];60)" office:value-type="float" office:value="7" calcext:value-type="float">
            <text:p>7</text:p>
          </table:table-cell>
          <table:table-cell table:formula="of:=MOD([.E16];60)" office:value-type="float" office:value="41" calcext:value-type="float">
            <text:p>41</text:p>
          </table:table-cell>
          <table:table-cell table:formula="of:=IF([.H15]-[.A16]&gt;5;[.H15]- [.A16];IF([.H15]-[.A16]&lt;=0;[.B16];[.H15]-[.A16]+[.B16]))" office:value-type="float" office:value="8" calcext:value-type="float">
            <text:p>8</text:p>
          </table:table-cell>
          <table:table-cell table:formula="of:=IF([.H15]-[.A16]&gt;5;1;0)" office:value-type="float" office:value="1" calcext:value-type="float">
            <text:p>1</text:p>
          </table:table-cell>
          <table:table-cell table:formula="of:=IF([.I16]=0;0;[.J15]+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H963</text:p>
          </table:table-cell>
          <table:table-cell table:formula="of:=MID([.C17];1;2)" office:value-type="string" office:string-value="EH" calcext:value-type="string">
            <text:p>EH</text:p>
          </table:table-cell>
          <table:table-cell table:formula="of:=[.E16]+[.A17]" office:value-type="float" office:value="472" calcext:value-type="float">
            <text:p>472</text:p>
          </table:table-cell>
          <table:table-cell table:formula="of:=QUOTIENT([.E17];60)" office:value-type="float" office:value="7" calcext:value-type="float">
            <text:p>7</text:p>
          </table:table-cell>
          <table:table-cell table:formula="of:=MOD([.E17];60)" office:value-type="float" office:value="52" calcext:value-type="float">
            <text:p>52</text:p>
          </table:table-cell>
          <table:table-cell table:formula="of:=IF([.H16]-[.A17]&gt;5;[.H16]- [.A17];IF([.H16]-[.A17]&lt;=0;[.B17];[.H16]-[.A17]+[.B17]))" office:value-type="float" office:value="7" calcext:value-type="float">
            <text:p>7</text:p>
          </table:table-cell>
          <table:table-cell table:formula="of:=IF([.H16]-[.A17]&gt;5;1;0)" office:value-type="float" office:value="0" calcext:value-type="float">
            <text:p>0</text:p>
          </table:table-cell>
          <table:table-cell table:formula="of:=IF([.I17]=0;0;[.J16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P909</text:p>
          </table:table-cell>
          <table:table-cell table:formula="of:=MID([.C18];1;2)" office:value-type="string" office:string-value="DP" calcext:value-type="string">
            <text:p>DP</text:p>
          </table:table-cell>
          <table:table-cell table:formula="of:=[.E17]+[.A18]" office:value-type="float" office:value="474" calcext:value-type="float">
            <text:p>474</text:p>
          </table:table-cell>
          <table:table-cell table:formula="of:=QUOTIENT([.E18];60)" office:value-type="float" office:value="7" calcext:value-type="float">
            <text:p>7</text:p>
          </table:table-cell>
          <table:table-cell table:formula="of:=MOD([.E18];60)" office:value-type="float" office:value="54" calcext:value-type="float">
            <text:p>54</text:p>
          </table:table-cell>
          <table:table-cell table:formula="of:=IF([.H17]-[.A18]&gt;5;[.H17]- [.A18];IF([.H17]-[.A18]&lt;=0;[.B18];[.H17]-[.A18]+[.B18]))" office:value-type="float" office:value="7" calcext:value-type="float">
            <text:p>7</text:p>
          </table:table-cell>
          <table:table-cell table:formula="of:=IF([.H17]-[.A18]&gt;5;1;0)" office:value-type="float" office:value="0" calcext:value-type="float">
            <text:p>0</text:p>
          </table:table-cell>
          <table:table-cell table:formula="of:=IF([.I18]=0;0;[.J17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D193</text:p>
          </table:table-cell>
          <table:table-cell table:formula="of:=MID([.C19];1;2)" office:value-type="string" office:string-value="MD" calcext:value-type="string">
            <text:p>MD</text:p>
          </table:table-cell>
          <table:table-cell table:formula="of:=[.E18]+[.A19]" office:value-type="float" office:value="483" calcext:value-type="float">
            <text:p>483</text:p>
          </table:table-cell>
          <table:table-cell table:formula="of:=QUOTIENT([.E19];60)" office:value-type="float" office:value="8" calcext:value-type="float">
            <text:p>8</text:p>
          </table:table-cell>
          <table:table-cell table:formula="of:=MOD([.E19];60)" office:value-type="float" office:value="3" calcext:value-type="float">
            <text:p>3</text:p>
          </table:table-cell>
          <table:table-cell table:formula="of:=IF([.H18]-[.A19]&gt;5;[.H18]- [.A19];IF([.H18]-[.A19]&lt;=0;[.B19];[.H18]-[.A19]+[.B19]))" office:value-type="float" office:value="10" calcext:value-type="float">
            <text:p>10</text:p>
          </table:table-cell>
          <table:table-cell table:formula="of:=IF([.H18]-[.A19]&gt;5;1;0)" office:value-type="float" office:value="0" calcext:value-type="float">
            <text:p>0</text:p>
          </table:table-cell>
          <table:table-cell table:formula="of:=IF([.I19]=0;0;[.J18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204</text:p>
          </table:table-cell>
          <table:table-cell table:formula="of:=MID([.C20];1;2)" office:value-type="string" office:string-value="CC" calcext:value-type="string">
            <text:p>CC</text:p>
          </table:table-cell>
          <table:table-cell table:formula="of:=[.E19]+[.A20]" office:value-type="float" office:value="485" calcext:value-type="float">
            <text:p>485</text:p>
          </table:table-cell>
          <table:table-cell table:formula="of:=QUOTIENT([.E20];60)" office:value-type="float" office:value="8" calcext:value-type="float">
            <text:p>8</text:p>
          </table:table-cell>
          <table:table-cell table:formula="of:=MOD([.E20];60)" office:value-type="float" office:value="5" calcext:value-type="float">
            <text:p>5</text:p>
          </table:table-cell>
          <table:table-cell table:formula="of:=IF([.H19]-[.A20]&gt;5;[.H19]- [.A20];IF([.H19]-[.A20]&lt;=0;[.B20];[.H19]-[.A20]+[.B20]))" office:value-type="float" office:value="8" calcext:value-type="float">
            <text:p>8</text:p>
          </table:table-cell>
          <table:table-cell table:formula="of:=IF([.H19]-[.A20]&gt;5;1;0)" office:value-type="float" office:value="1" calcext:value-type="float">
            <text:p>1</text:p>
          </table:table-cell>
          <table:table-cell table:formula="of:=IF([.I20]=0;0;[.J19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B453</text:p>
          </table:table-cell>
          <table:table-cell table:formula="of:=MID([.C21];1;2)" office:value-type="string" office:string-value="IB" calcext:value-type="string">
            <text:p>IB</text:p>
          </table:table-cell>
          <table:table-cell table:formula="of:=[.E20]+[.A21]" office:value-type="float" office:value="498" calcext:value-type="float">
            <text:p>498</text:p>
          </table:table-cell>
          <table:table-cell table:formula="of:=QUOTIENT([.E21];60)" office:value-type="float" office:value="8" calcext:value-type="float">
            <text:p>8</text:p>
          </table:table-cell>
          <table:table-cell table:formula="of:=MOD([.E21];60)" office:value-type="float" office:value="18" calcext:value-type="float">
            <text:p>18</text:p>
          </table:table-cell>
          <table:table-cell table:formula="of:=IF([.H20]-[.A21]&gt;5;[.H20]- [.A21];IF([.H20]-[.A21]&lt;=0;[.B21];[.H20]-[.A21]+[.B21]))" office:value-type="float" office:value="14" calcext:value-type="float">
            <text:p>14</text:p>
          </table:table-cell>
          <table:table-cell table:formula="of:=IF([.H20]-[.A21]&gt;5;1;0)" office:value-type="float" office:value="0" calcext:value-type="float">
            <text:p>0</text:p>
          </table:table-cell>
          <table:table-cell table:formula="of:=IF([.I21]=0;0;[.J20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867</text:p>
          </table:table-cell>
          <table:table-cell table:formula="of:=MID([.C22];1;2)" office:value-type="string" office:string-value="NE" calcext:value-type="string">
            <text:p>NE</text:p>
          </table:table-cell>
          <table:table-cell table:formula="of:=[.E21]+[.A22]" office:value-type="float" office:value="508" calcext:value-type="float">
            <text:p>508</text:p>
          </table:table-cell>
          <table:table-cell table:formula="of:=QUOTIENT([.E22];60)" office:value-type="float" office:value="8" calcext:value-type="float">
            <text:p>8</text:p>
          </table:table-cell>
          <table:table-cell table:formula="of:=MOD([.E22];60)" office:value-type="float" office:value="28" calcext:value-type="float">
            <text:p>28</text:p>
          </table:table-cell>
          <table:table-cell table:formula="of:=IF([.H21]-[.A22]&gt;5;[.H21]- [.A22];IF([.H21]-[.A22]&lt;=0;[.B22];[.H21]-[.A22]+[.B22]))" office:value-type="float" office:value="19" calcext:value-type="float">
            <text:p>19</text:p>
          </table:table-cell>
          <table:table-cell table:formula="of:=IF([.H21]-[.A22]&gt;5;1;0)" office:value-type="float" office:value="0" calcext:value-type="float">
            <text:p>0</text:p>
          </table:table-cell>
          <table:table-cell table:formula="of:=IF([.I22]=0;0;[.J21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P605</text:p>
          </table:table-cell>
          <table:table-cell table:formula="of:=MID([.C23];1;2)" office:value-type="string" office:string-value="HP" calcext:value-type="string">
            <text:p>HP</text:p>
          </table:table-cell>
          <table:table-cell table:formula="of:=[.E22]+[.A23]" office:value-type="float" office:value="514" calcext:value-type="float">
            <text:p>514</text:p>
          </table:table-cell>
          <table:table-cell table:formula="of:=QUOTIENT([.E23];60)" office:value-type="float" office:value="8" calcext:value-type="float">
            <text:p>8</text:p>
          </table:table-cell>
          <table:table-cell table:formula="of:=MOD([.E23];60)" office:value-type="float" office:value="34" calcext:value-type="float">
            <text:p>34</text:p>
          </table:table-cell>
          <table:table-cell table:formula="of:=IF([.H22]-[.A23]&gt;5;[.H22]- [.A23];IF([.H22]-[.A23]&lt;=0;[.B23];[.H22]-[.A23]+[.B23]))" office:value-type="float" office:value="13" calcext:value-type="float">
            <text:p>13</text:p>
          </table:table-cell>
          <table:table-cell table:formula="of:=IF([.H22]-[.A23]&gt;5;1;0)" office:value-type="float" office:value="1" calcext:value-type="float">
            <text:p>1</text:p>
          </table:table-cell>
          <table:table-cell table:formula="of:=IF([.I23]=0;0;[.J22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M696</text:p>
          </table:table-cell>
          <table:table-cell table:formula="of:=MID([.C24];1;2)" office:value-type="string" office:string-value="BM" calcext:value-type="string">
            <text:p>BM</text:p>
          </table:table-cell>
          <table:table-cell table:formula="of:=[.E23]+[.A24]" office:value-type="float" office:value="519" calcext:value-type="float">
            <text:p>519</text:p>
          </table:table-cell>
          <table:table-cell table:formula="of:=QUOTIENT([.E24];60)" office:value-type="float" office:value="8" calcext:value-type="float">
            <text:p>8</text:p>
          </table:table-cell>
          <table:table-cell table:formula="of:=MOD([.E24];60)" office:value-type="float" office:value="39" calcext:value-type="float">
            <text:p>39</text:p>
          </table:table-cell>
          <table:table-cell table:formula="of:=IF([.H23]-[.A24]&gt;5;[.H23]- [.A24];IF([.H23]-[.A24]&lt;=0;[.B24];[.H23]-[.A24]+[.B24]))" office:value-type="float" office:value="8" calcext:value-type="float">
            <text:p>8</text:p>
          </table:table-cell>
          <table:table-cell table:formula="of:=IF([.H23]-[.A24]&gt;5;1;0)" office:value-type="float" office:value="1" calcext:value-type="float">
            <text:p>1</text:p>
          </table:table-cell>
          <table:table-cell table:formula="of:=IF([.I24]=0;0;[.J23]+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NH320</text:p>
          </table:table-cell>
          <table:table-cell table:formula="of:=MID([.C25];1;2)" office:value-type="string" office:string-value="NH" calcext:value-type="string">
            <text:p>NH</text:p>
          </table:table-cell>
          <table:table-cell table:formula="of:=[.E24]+[.A25]" office:value-type="float" office:value="532" calcext:value-type="float">
            <text:p>532</text:p>
          </table:table-cell>
          <table:table-cell table:formula="of:=QUOTIENT([.E25];60)" office:value-type="float" office:value="8" calcext:value-type="float">
            <text:p>8</text:p>
          </table:table-cell>
          <table:table-cell table:formula="of:=MOD([.E25];60)" office:value-type="float" office:value="52" calcext:value-type="float">
            <text:p>52</text:p>
          </table:table-cell>
          <table:table-cell table:formula="of:=IF([.H24]-[.A25]&gt;5;[.H24]- [.A25];IF([.H24]-[.A25]&lt;=0;[.B25];[.H24]-[.A25]+[.B25]))" office:value-type="float" office:value="13" calcext:value-type="float">
            <text:p>13</text:p>
          </table:table-cell>
          <table:table-cell table:formula="of:=IF([.H24]-[.A25]&gt;5;1;0)" office:value-type="float" office:value="0" calcext:value-type="float">
            <text:p>0</text:p>
          </table:table-cell>
          <table:table-cell table:formula="of:=IF([.I25]=0;0;[.J24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J560</text:p>
          </table:table-cell>
          <table:table-cell table:formula="of:=MID([.C26];1;2)" office:value-type="string" office:string-value="LJ" calcext:value-type="string">
            <text:p>LJ</text:p>
          </table:table-cell>
          <table:table-cell table:formula="of:=[.E25]+[.A26]" office:value-type="float" office:value="543" calcext:value-type="float">
            <text:p>543</text:p>
          </table:table-cell>
          <table:table-cell table:formula="of:=QUOTIENT([.E26];60)" office:value-type="float" office:value="9" calcext:value-type="float">
            <text:p>9</text:p>
          </table:table-cell>
          <table:table-cell table:formula="of:=MOD([.E26];60)" office:value-type="float" office:value="3" calcext:value-type="float">
            <text:p>3</text:p>
          </table:table-cell>
          <table:table-cell table:formula="of:=IF([.H25]-[.A26]&gt;5;[.H25]- [.A26];IF([.H25]-[.A26]&lt;=0;[.B26];[.H25]-[.A26]+[.B26]))" office:value-type="float" office:value="3" calcext:value-type="float">
            <text:p>3</text:p>
          </table:table-cell>
          <table:table-cell table:formula="of:=IF([.H25]-[.A26]&gt;5;1;0)" office:value-type="float" office:value="0" calcext:value-type="float">
            <text:p>0</text:p>
          </table:table-cell>
          <table:table-cell table:formula="of:=IF([.I26]=0;0;[.J25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961</text:p>
          </table:table-cell>
          <table:table-cell table:formula="of:=MID([.C27];1;2)" office:value-type="string" office:string-value="KE" calcext:value-type="string">
            <text:p>KE</text:p>
          </table:table-cell>
          <table:table-cell table:formula="of:=[.E26]+[.A27]" office:value-type="float" office:value="553" calcext:value-type="float">
            <text:p>553</text:p>
          </table:table-cell>
          <table:table-cell table:formula="of:=QUOTIENT([.E27];60)" office:value-type="float" office:value="9" calcext:value-type="float">
            <text:p>9</text:p>
          </table:table-cell>
          <table:table-cell table:formula="of:=MOD([.E27];60)" office:value-type="float" office:value="13" calcext:value-type="float">
            <text:p>13</text:p>
          </table:table-cell>
          <table:table-cell table:formula="of:=IF([.H26]-[.A27]&gt;5;[.H26]- [.A27];IF([.H26]-[.A27]&lt;=0;[.B27];[.H26]-[.A27]+[.B27]))" office:value-type="float" office:value="6" calcext:value-type="float">
            <text:p>6</text:p>
          </table:table-cell>
          <table:table-cell table:formula="of:=IF([.H26]-[.A27]&gt;5;1;0)" office:value-type="float" office:value="0" calcext:value-type="float">
            <text:p>0</text:p>
          </table:table-cell>
          <table:table-cell table:formula="of:=IF([.I27]=0;0;[.J26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206</text:p>
          </table:table-cell>
          <table:table-cell table:formula="of:=MID([.C28];1;2)" office:value-type="string" office:string-value="DA" calcext:value-type="string">
            <text:p>DA</text:p>
          </table:table-cell>
          <table:table-cell table:formula="of:=[.E27]+[.A28]" office:value-type="float" office:value="564" calcext:value-type="float">
            <text:p>564</text:p>
          </table:table-cell>
          <table:table-cell table:formula="of:=QUOTIENT([.E28];60)" office:value-type="float" office:value="9" calcext:value-type="float">
            <text:p>9</text:p>
          </table:table-cell>
          <table:table-cell table:formula="of:=MOD([.E28];60)" office:value-type="float" office:value="24" calcext:value-type="float">
            <text:p>24</text:p>
          </table:table-cell>
          <table:table-cell table:formula="of:=IF([.H27]-[.A28]&gt;5;[.H27]- [.A28];IF([.H27]-[.A28]&lt;=0;[.B28];[.H27]-[.A28]+[.B28]))" office:value-type="float" office:value="12" calcext:value-type="float">
            <text:p>12</text:p>
          </table:table-cell>
          <table:table-cell table:formula="of:=IF([.H27]-[.A28]&gt;5;1;0)" office:value-type="float" office:value="0" calcext:value-type="float">
            <text:p>0</text:p>
          </table:table-cell>
          <table:table-cell table:formula="of:=IF([.I28]=0;0;[.J27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F559</text:p>
          </table:table-cell>
          <table:table-cell table:formula="of:=MID([.C29];1;2)" office:value-type="string" office:string-value="BF" calcext:value-type="string">
            <text:p>BF</text:p>
          </table:table-cell>
          <table:table-cell table:formula="of:=[.E28]+[.A29]" office:value-type="float" office:value="568" calcext:value-type="float">
            <text:p>568</text:p>
          </table:table-cell>
          <table:table-cell table:formula="of:=QUOTIENT([.E29];60)" office:value-type="float" office:value="9" calcext:value-type="float">
            <text:p>9</text:p>
          </table:table-cell>
          <table:table-cell table:formula="of:=MOD([.E29];60)" office:value-type="float" office:value="28" calcext:value-type="float">
            <text:p>28</text:p>
          </table:table-cell>
          <table:table-cell table:formula="of:=IF([.H28]-[.A29]&gt;5;[.H28]- [.A29];IF([.H28]-[.A29]&lt;=0;[.B29];[.H28]-[.A29]+[.B29]))" office:value-type="float" office:value="8" calcext:value-type="float">
            <text:p>8</text:p>
          </table:table-cell>
          <table:table-cell table:formula="of:=IF([.H28]-[.A29]&gt;5;1;0)" office:value-type="float" office:value="1" calcext:value-type="float">
            <text:p>1</text:p>
          </table:table-cell>
          <table:table-cell table:formula="of:=IF([.I29]=0;0;[.J28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964</text:p>
          </table:table-cell>
          <table:table-cell table:formula="of:=MID([.C30];1;2)" office:value-type="string" office:string-value="AE" calcext:value-type="string">
            <text:p>AE</text:p>
          </table:table-cell>
          <table:table-cell table:formula="of:=[.E29]+[.A30]" office:value-type="float" office:value="572" calcext:value-type="float">
            <text:p>572</text:p>
          </table:table-cell>
          <table:table-cell table:formula="of:=QUOTIENT([.E30];60)" office:value-type="float" office:value="9" calcext:value-type="float">
            <text:p>9</text:p>
          </table:table-cell>
          <table:table-cell table:formula="of:=MOD([.E30];60)" office:value-type="float" office:value="32" calcext:value-type="float">
            <text:p>32</text:p>
          </table:table-cell>
          <table:table-cell table:formula="of:=IF([.H29]-[.A30]&gt;5;[.H29]- [.A30];IF([.H29]-[.A30]&lt;=0;[.B30];[.H29]-[.A30]+[.B30]))" office:value-type="float" office:value="5" calcext:value-type="float">
            <text:p>5</text:p>
          </table:table-cell>
          <table:table-cell table:formula="of:=IF([.H29]-[.A30]&gt;5;1;0)" office:value-type="float" office:value="0" calcext:value-type="float">
            <text:p>0</text:p>
          </table:table-cell>
          <table:table-cell table:formula="of:=IF([.I30]=0;0;[.J29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K592</text:p>
          </table:table-cell>
          <table:table-cell table:formula="of:=MID([.C31];1;2)" office:value-type="string" office:string-value="AK" calcext:value-type="string">
            <text:p>AK</text:p>
          </table:table-cell>
          <table:table-cell table:formula="of:=[.E30]+[.A31]" office:value-type="float" office:value="574" calcext:value-type="float">
            <text:p>574</text:p>
          </table:table-cell>
          <table:table-cell table:formula="of:=QUOTIENT([.E31];60)" office:value-type="float" office:value="9" calcext:value-type="float">
            <text:p>9</text:p>
          </table:table-cell>
          <table:table-cell table:formula="of:=MOD([.E31];60)" office:value-type="float" office:value="34" calcext:value-type="float">
            <text:p>34</text:p>
          </table:table-cell>
          <table:table-cell table:formula="of:=IF([.H30]-[.A31]&gt;5;[.H30]- [.A31];IF([.H30]-[.A31]&lt;=0;[.B31];[.H30]-[.A31]+[.B31]))" office:value-type="float" office:value="14" calcext:value-type="float">
            <text:p>14</text:p>
          </table:table-cell>
          <table:table-cell table:formula="of:=IF([.H30]-[.A31]&gt;5;1;0)" office:value-type="float" office:value="0" calcext:value-type="float">
            <text:p>0</text:p>
          </table:table-cell>
          <table:table-cell table:formula="of:=IF([.I31]=0;0;[.J30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547</text:p>
          </table:table-cell>
          <table:table-cell table:formula="of:=MID([.C32];1;2)" office:value-type="string" office:string-value="GH" calcext:value-type="string">
            <text:p>GH</text:p>
          </table:table-cell>
          <table:table-cell table:formula="of:=[.E31]+[.A32]" office:value-type="float" office:value="581" calcext:value-type="float">
            <text:p>581</text:p>
          </table:table-cell>
          <table:table-cell table:formula="of:=QUOTIENT([.E32];60)" office:value-type="float" office:value="9" calcext:value-type="float">
            <text:p>9</text:p>
          </table:table-cell>
          <table:table-cell table:formula="of:=MOD([.E32];60)" office:value-type="float" office:value="41" calcext:value-type="float">
            <text:p>41</text:p>
          </table:table-cell>
          <table:table-cell table:formula="of:=IF([.H31]-[.A32]&gt;5;[.H31]- [.A32];IF([.H31]-[.A32]&lt;=0;[.B32];[.H31]-[.A32]+[.B32]))" office:value-type="float" office:value="7" calcext:value-type="float">
            <text:p>7</text:p>
          </table:table-cell>
          <table:table-cell table:formula="of:=IF([.H31]-[.A32]&gt;5;1;0)" office:value-type="float" office:value="1" calcext:value-type="float">
            <text:p>1</text:p>
          </table:table-cell>
          <table:table-cell table:formula="of:=IF([.I32]=0;0;[.J31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739</text:p>
          </table:table-cell>
          <table:table-cell table:formula="of:=MID([.C33];1;2)" office:value-type="string" office:string-value="HE" calcext:value-type="string">
            <text:p>HE</text:p>
          </table:table-cell>
          <table:table-cell table:formula="of:=[.E32]+[.A33]" office:value-type="float" office:value="592" calcext:value-type="float">
            <text:p>592</text:p>
          </table:table-cell>
          <table:table-cell table:formula="of:=QUOTIENT([.E33];60)" office:value-type="float" office:value="9" calcext:value-type="float">
            <text:p>9</text:p>
          </table:table-cell>
          <table:table-cell table:formula="of:=MOD([.E33];60)" office:value-type="float" office:value="52" calcext:value-type="float">
            <text:p>52</text:p>
          </table:table-cell>
          <table:table-cell table:formula="of:=IF([.H32]-[.A33]&gt;5;[.H32]- [.A33];IF([.H32]-[.A33]&lt;=0;[.B33];[.H32]-[.A33]+[.B33]))" office:value-type="float" office:value="14" calcext:value-type="float">
            <text:p>14</text:p>
          </table:table-cell>
          <table:table-cell table:formula="of:=IF([.H32]-[.A33]&gt;5;1;0)" office:value-type="float" office:value="0" calcext:value-type="float">
            <text:p>0</text:p>
          </table:table-cell>
          <table:table-cell table:formula="of:=IF([.I33]=0;0;[.J32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960</text:p>
          </table:table-cell>
          <table:table-cell table:formula="of:=MID([.C34];1;2)" office:value-type="string" office:string-value="JP" calcext:value-type="string">
            <text:p>JP</text:p>
          </table:table-cell>
          <table:table-cell table:formula="of:=[.E33]+[.A34]" office:value-type="float" office:value="598" calcext:value-type="float">
            <text:p>598</text:p>
          </table:table-cell>
          <table:table-cell table:formula="of:=QUOTIENT([.E34];60)" office:value-type="float" office:value="9" calcext:value-type="float">
            <text:p>9</text:p>
          </table:table-cell>
          <table:table-cell table:formula="of:=MOD([.E34];60)" office:value-type="float" office:value="58" calcext:value-type="float">
            <text:p>58</text:p>
          </table:table-cell>
          <table:table-cell table:formula="of:=IF([.H33]-[.A34]&gt;5;[.H33]- [.A34];IF([.H33]-[.A34]&lt;=0;[.B34];[.H33]-[.A34]+[.B34]))" office:value-type="float" office:value="8" calcext:value-type="float">
            <text:p>8</text:p>
          </table:table-cell>
          <table:table-cell table:formula="of:=IF([.H33]-[.A34]&gt;5;1;0)" office:value-type="float" office:value="1" calcext:value-type="float">
            <text:p>1</text:p>
          </table:table-cell>
          <table:table-cell table:formula="of:=IF([.I34]=0;0;[.J33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406</text:p>
          </table:table-cell>
          <table:table-cell table:formula="of:=MID([.C35];1;2)" office:value-type="string" office:string-value="EL" calcext:value-type="string">
            <text:p>EL</text:p>
          </table:table-cell>
          <table:table-cell table:formula="of:=[.E34]+[.A35]" office:value-type="float" office:value="609" calcext:value-type="float">
            <text:p>609</text:p>
          </table:table-cell>
          <table:table-cell table:formula="of:=QUOTIENT([.E35];60)" office:value-type="float" office:value="10" calcext:value-type="float">
            <text:p>10</text:p>
          </table:table-cell>
          <table:table-cell table:formula="of:=MOD([.E35];60)" office:value-type="float" office:value="9" calcext:value-type="float">
            <text:p>9</text:p>
          </table:table-cell>
          <table:table-cell table:formula="of:=IF([.H34]-[.A35]&gt;5;[.H34]- [.A35];IF([.H34]-[.A35]&lt;=0;[.B35];[.H34]-[.A35]+[.B35]))" office:value-type="float" office:value="5" calcext:value-type="float">
            <text:p>5</text:p>
          </table:table-cell>
          <table:table-cell table:formula="of:=IF([.H34]-[.A35]&gt;5;1;0)" office:value-type="float" office:value="0" calcext:value-type="float">
            <text:p>0</text:p>
          </table:table-cell>
          <table:table-cell table:formula="of:=IF([.I35]=0;0;[.J34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341</text:p>
          </table:table-cell>
          <table:table-cell table:formula="of:=MID([.C36];1;2)" office:value-type="string" office:string-value="NO" calcext:value-type="string">
            <text:p>NO</text:p>
          </table:table-cell>
          <table:table-cell table:formula="of:=[.E35]+[.A36]" office:value-type="float" office:value="614" calcext:value-type="float">
            <text:p>614</text:p>
          </table:table-cell>
          <table:table-cell table:formula="of:=QUOTIENT([.E36];60)" office:value-type="float" office:value="10" calcext:value-type="float">
            <text:p>10</text:p>
          </table:table-cell>
          <table:table-cell table:formula="of:=MOD([.E36];60)" office:value-type="float" office:value="14" calcext:value-type="float">
            <text:p>14</text:p>
          </table:table-cell>
          <table:table-cell table:formula="of:=IF([.H35]-[.A36]&gt;5;[.H35]- [.A36];IF([.H35]-[.A36]&lt;=0;[.B36];[.H35]-[.A36]+[.B36]))" office:value-type="float" office:value="9" calcext:value-type="float">
            <text:p>9</text:p>
          </table:table-cell>
          <table:table-cell table:formula="of:=IF([.H35]-[.A36]&gt;5;1;0)" office:value-type="float" office:value="0" calcext:value-type="float">
            <text:p>0</text:p>
          </table:table-cell>
          <table:table-cell table:formula="of:=IF([.I36]=0;0;[.J35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988</text:p>
          </table:table-cell>
          <table:table-cell table:formula="of:=MID([.C37];1;2)" office:value-type="string" office:string-value="HA" calcext:value-type="string">
            <text:p>HA</text:p>
          </table:table-cell>
          <table:table-cell table:formula="of:=[.E36]+[.A37]" office:value-type="float" office:value="623" calcext:value-type="float">
            <text:p>623</text:p>
          </table:table-cell>
          <table:table-cell table:formula="of:=QUOTIENT([.E37];60)" office:value-type="float" office:value="10" calcext:value-type="float">
            <text:p>10</text:p>
          </table:table-cell>
          <table:table-cell table:formula="of:=MOD([.E37];60)" office:value-type="float" office:value="23" calcext:value-type="float">
            <text:p>23</text:p>
          </table:table-cell>
          <table:table-cell table:formula="of:=IF([.H36]-[.A37]&gt;5;[.H36]- [.A37];IF([.H36]-[.A37]&lt;=0;[.B37];[.H36]-[.A37]+[.B37]))" office:value-type="float" office:value="5" calcext:value-type="float">
            <text:p>5</text:p>
          </table:table-cell>
          <table:table-cell table:formula="of:=IF([.H36]-[.A37]&gt;5;1;0)" office:value-type="float" office:value="0" calcext:value-type="float">
            <text:p>0</text:p>
          </table:table-cell>
          <table:table-cell table:formula="of:=IF([.I37]=0;0;[.J36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D855</text:p>
          </table:table-cell>
          <table:table-cell table:formula="of:=MID([.C38];1;2)" office:value-type="string" office:string-value="BD" calcext:value-type="string">
            <text:p>BD</text:p>
          </table:table-cell>
          <table:table-cell table:formula="of:=[.E37]+[.A38]" office:value-type="float" office:value="634" calcext:value-type="float">
            <text:p>634</text:p>
          </table:table-cell>
          <table:table-cell table:formula="of:=QUOTIENT([.E38];60)" office:value-type="float" office:value="10" calcext:value-type="float">
            <text:p>10</text:p>
          </table:table-cell>
          <table:table-cell table:formula="of:=MOD([.E38];60)" office:value-type="float" office:value="34" calcext:value-type="float">
            <text:p>34</text:p>
          </table:table-cell>
          <table:table-cell table:formula="of:=IF([.H37]-[.A38]&gt;5;[.H37]- [.A38];IF([.H37]-[.A38]&lt;=0;[.B38];[.H37]-[.A38]+[.B38]))" office:value-type="float" office:value="4" calcext:value-type="float">
            <text:p>4</text:p>
          </table:table-cell>
          <table:table-cell table:formula="of:=IF([.H37]-[.A38]&gt;5;1;0)" office:value-type="float" office:value="0" calcext:value-type="float">
            <text:p>0</text:p>
          </table:table-cell>
          <table:table-cell table:formula="of:=IF([.I38]=0;0;[.J37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254</text:p>
          </table:table-cell>
          <table:table-cell table:formula="of:=MID([.C39];1;2)" office:value-type="string" office:string-value="AC" calcext:value-type="string">
            <text:p>AC</text:p>
          </table:table-cell>
          <table:table-cell table:formula="of:=[.E38]+[.A39]" office:value-type="float" office:value="649" calcext:value-type="float">
            <text:p>649</text:p>
          </table:table-cell>
          <table:table-cell table:formula="of:=QUOTIENT([.E39];60)" office:value-type="float" office:value="10" calcext:value-type="float">
            <text:p>10</text:p>
          </table:table-cell>
          <table:table-cell table:formula="of:=MOD([.E39];60)" office:value-type="float" office:value="49" calcext:value-type="float">
            <text:p>49</text:p>
          </table:table-cell>
          <table:table-cell table:formula="of:=IF([.H38]-[.A39]&gt;5;[.H38]- [.A39];IF([.H38]-[.A39]&lt;=0;[.B39];[.H38]-[.A39]+[.B39]))" office:value-type="float" office:value="5" calcext:value-type="float">
            <text:p>5</text:p>
          </table:table-cell>
          <table:table-cell table:formula="of:=IF([.H38]-[.A39]&gt;5;1;0)" office:value-type="float" office:value="0" calcext:value-type="float">
            <text:p>0</text:p>
          </table:table-cell>
          <table:table-cell table:formula="of:=IF([.I39]=0;0;[.J38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508</text:p>
          </table:table-cell>
          <table:table-cell table:formula="of:=MID([.C40];1;2)" office:value-type="string" office:string-value="EB" calcext:value-type="string">
            <text:p>EB</text:p>
          </table:table-cell>
          <table:table-cell table:formula="of:=[.E39]+[.A40]" office:value-type="float" office:value="661" calcext:value-type="float">
            <text:p>661</text:p>
          </table:table-cell>
          <table:table-cell table:formula="of:=QUOTIENT([.E40];60)" office:value-type="float" office:value="11" calcext:value-type="float">
            <text:p>11</text:p>
          </table:table-cell>
          <table:table-cell table:formula="of:=MOD([.E40];60)" office:value-type="float" office:value="1" calcext:value-type="float">
            <text:p>1</text:p>
          </table:table-cell>
          <table:table-cell table:formula="of:=IF([.H39]-[.A40]&gt;5;[.H39]- [.A40];IF([.H39]-[.A40]&lt;=0;[.B40];[.H39]-[.A40]+[.B40]))" office:value-type="float" office:value="1" calcext:value-type="float">
            <text:p>1</text:p>
          </table:table-cell>
          <table:table-cell table:formula="of:=IF([.H39]-[.A40]&gt;5;1;0)" office:value-type="float" office:value="0" calcext:value-type="float">
            <text:p>0</text:p>
          </table:table-cell>
          <table:table-cell table:formula="of:=IF([.I40]=0;0;[.J39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207</text:p>
          </table:table-cell>
          <table:table-cell table:formula="of:=MID([.C41];1;2)" office:value-type="string" office:string-value="CJ" calcext:value-type="string">
            <text:p>CJ</text:p>
          </table:table-cell>
          <table:table-cell table:formula="of:=[.E40]+[.A41]" office:value-type="float" office:value="663" calcext:value-type="float">
            <text:p>663</text:p>
          </table:table-cell>
          <table:table-cell table:formula="of:=QUOTIENT([.E41];60)" office:value-type="float" office:value="11" calcext:value-type="float">
            <text:p>11</text:p>
          </table:table-cell>
          <table:table-cell table:formula="of:=MOD([.E41];60)" office:value-type="float" office:value="3" calcext:value-type="float">
            <text:p>3</text:p>
          </table:table-cell>
          <table:table-cell table:formula="of:=IF([.H40]-[.A41]&gt;5;[.H40]- [.A41];IF([.H40]-[.A41]&lt;=0;[.B41];[.H40]-[.A41]+[.B41]))" office:value-type="float" office:value="5" calcext:value-type="float">
            <text:p>5</text:p>
          </table:table-cell>
          <table:table-cell table:formula="of:=IF([.H40]-[.A41]&gt;5;1;0)" office:value-type="float" office:value="0" calcext:value-type="float">
            <text:p>0</text:p>
          </table:table-cell>
          <table:table-cell table:formula="of:=IF([.I41]=0;0;[.J40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MI932</text:p>
          </table:table-cell>
          <table:table-cell table:formula="of:=MID([.C42];1;2)" office:value-type="string" office:string-value="MI" calcext:value-type="string">
            <text:p>MI</text:p>
          </table:table-cell>
          <table:table-cell table:formula="of:=[.E41]+[.A42]" office:value-type="float" office:value="674" calcext:value-type="float">
            <text:p>674</text:p>
          </table:table-cell>
          <table:table-cell table:formula="of:=QUOTIENT([.E42];60)" office:value-type="float" office:value="11" calcext:value-type="float">
            <text:p>11</text:p>
          </table:table-cell>
          <table:table-cell table:formula="of:=MOD([.E42];60)" office:value-type="float" office:value="14" calcext:value-type="float">
            <text:p>14</text:p>
          </table:table-cell>
          <table:table-cell table:formula="of:=IF([.H41]-[.A42]&gt;5;[.H41]- [.A42];IF([.H41]-[.A42]&lt;=0;[.B42];[.H41]-[.A42]+[.B42]))" office:value-type="float" office:value="11" calcext:value-type="float">
            <text:p>11</text:p>
          </table:table-cell>
          <table:table-cell table:formula="of:=IF([.H41]-[.A42]&gt;5;1;0)" office:value-type="float" office:value="0" calcext:value-type="float">
            <text:p>0</text:p>
          </table:table-cell>
          <table:table-cell table:formula="of:=IF([.I42]=0;0;[.J41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K643</text:p>
          </table:table-cell>
          <table:table-cell table:formula="of:=MID([.C43];1;2)" office:value-type="string" office:string-value="KK" calcext:value-type="string">
            <text:p>KK</text:p>
          </table:table-cell>
          <table:table-cell table:formula="of:=[.E42]+[.A43]" office:value-type="float" office:value="676" calcext:value-type="float">
            <text:p>676</text:p>
          </table:table-cell>
          <table:table-cell table:formula="of:=QUOTIENT([.E43];60)" office:value-type="float" office:value="11" calcext:value-type="float">
            <text:p>11</text:p>
          </table:table-cell>
          <table:table-cell table:formula="of:=MOD([.E43];60)" office:value-type="float" office:value="16" calcext:value-type="float">
            <text:p>16</text:p>
          </table:table-cell>
          <table:table-cell table:formula="of:=IF([.H42]-[.A43]&gt;5;[.H42]- [.A43];IF([.H42]-[.A43]&lt;=0;[.B43];[.H42]-[.A43]+[.B43]))" office:value-type="float" office:value="9" calcext:value-type="float">
            <text:p>9</text:p>
          </table:table-cell>
          <table:table-cell table:formula="of:=IF([.H42]-[.A43]&gt;5;1;0)" office:value-type="float" office:value="1" calcext:value-type="float">
            <text:p>1</text:p>
          </table:table-cell>
          <table:table-cell table:formula="of:=IF([.I43]=0;0;[.J42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131</text:p>
          </table:table-cell>
          <table:table-cell table:formula="of:=MID([.C44];1;2)" office:value-type="string" office:string-value="MN" calcext:value-type="string">
            <text:p>MN</text:p>
          </table:table-cell>
          <table:table-cell table:formula="of:=[.E43]+[.A44]" office:value-type="float" office:value="682" calcext:value-type="float">
            <text:p>682</text:p>
          </table:table-cell>
          <table:table-cell table:formula="of:=QUOTIENT([.E44];60)" office:value-type="float" office:value="11" calcext:value-type="float">
            <text:p>11</text:p>
          </table:table-cell>
          <table:table-cell table:formula="of:=MOD([.E44];60)" office:value-type="float" office:value="22" calcext:value-type="float">
            <text:p>22</text:p>
          </table:table-cell>
          <table:table-cell table:formula="of:=IF([.H43]-[.A44]&gt;5;[.H43]- [.A44];IF([.H43]-[.A44]&lt;=0;[.B44];[.H43]-[.A44]+[.B44]))" office:value-type="float" office:value="16" calcext:value-type="float">
            <text:p>16</text:p>
          </table:table-cell>
          <table:table-cell table:formula="of:=IF([.H43]-[.A44]&gt;5;1;0)" office:value-type="float" office:value="0" calcext:value-type="float">
            <text:p>0</text:p>
          </table:table-cell>
          <table:table-cell table:formula="of:=IF([.I44]=0;0;[.J43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291</text:p>
          </table:table-cell>
          <table:table-cell table:formula="of:=MID([.C45];1;2)" office:value-type="string" office:string-value="GL" calcext:value-type="string">
            <text:p>GL</text:p>
          </table:table-cell>
          <table:table-cell table:formula="of:=[.E44]+[.A45]" office:value-type="float" office:value="686" calcext:value-type="float">
            <text:p>686</text:p>
          </table:table-cell>
          <table:table-cell table:formula="of:=QUOTIENT([.E45];60)" office:value-type="float" office:value="11" calcext:value-type="float">
            <text:p>11</text:p>
          </table:table-cell>
          <table:table-cell table:formula="of:=MOD([.E45];60)" office:value-type="float" office:value="26" calcext:value-type="float">
            <text:p>26</text:p>
          </table:table-cell>
          <table:table-cell table:formula="of:=IF([.H44]-[.A45]&gt;5;[.H44]- [.A45];IF([.H44]-[.A45]&lt;=0;[.B45];[.H44]-[.A45]+[.B45]))" office:value-type="float" office:value="12" calcext:value-type="float">
            <text:p>12</text:p>
          </table:table-cell>
          <table:table-cell table:formula="of:=IF([.H44]-[.A45]&gt;5;1;0)" office:value-type="float" office:value="1" calcext:value-type="float">
            <text:p>1</text:p>
          </table:table-cell>
          <table:table-cell table:formula="of:=IF([.I45]=0;0;[.J44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512</text:p>
          </table:table-cell>
          <table:table-cell table:formula="of:=MID([.C46];1;2)" office:value-type="string" office:string-value="DA" calcext:value-type="string">
            <text:p>DA</text:p>
          </table:table-cell>
          <table:table-cell table:formula="of:=[.E45]+[.A46]" office:value-type="float" office:value="693" calcext:value-type="float">
            <text:p>693</text:p>
          </table:table-cell>
          <table:table-cell table:formula="of:=QUOTIENT([.E46];60)" office:value-type="float" office:value="11" calcext:value-type="float">
            <text:p>11</text:p>
          </table:table-cell>
          <table:table-cell table:formula="of:=MOD([.E46];60)" office:value-type="float" office:value="33" calcext:value-type="float">
            <text:p>33</text:p>
          </table:table-cell>
          <table:table-cell table:formula="of:=IF([.H45]-[.A46]&gt;5;[.H45]- [.A46];IF([.H45]-[.A46]&lt;=0;[.B46];[.H45]-[.A46]+[.B46]))" office:value-type="float" office:value="15" calcext:value-type="float">
            <text:p>15</text:p>
          </table:table-cell>
          <table:table-cell table:formula="of:=IF([.H45]-[.A46]&gt;5;1;0)" office:value-type="float" office:value="0" calcext:value-type="float">
            <text:p>0</text:p>
          </table:table-cell>
          <table:table-cell table:formula="of:=IF([.I46]=0;0;[.J45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K572</text:p>
          </table:table-cell>
          <table:table-cell table:formula="of:=MID([.C47];1;2)" office:value-type="string" office:string-value="MK" calcext:value-type="string">
            <text:p>MK</text:p>
          </table:table-cell>
          <table:table-cell table:formula="of:=[.E46]+[.A47]" office:value-type="float" office:value="701" calcext:value-type="float">
            <text:p>701</text:p>
          </table:table-cell>
          <table:table-cell table:formula="of:=QUOTIENT([.E47];60)" office:value-type="float" office:value="11" calcext:value-type="float">
            <text:p>11</text:p>
          </table:table-cell>
          <table:table-cell table:formula="of:=MOD([.E47];60)" office:value-type="float" office:value="41" calcext:value-type="float">
            <text:p>41</text:p>
          </table:table-cell>
          <table:table-cell table:formula="of:=IF([.H46]-[.A47]&gt;5;[.H46]- [.A47];IF([.H46]-[.A47]&lt;=0;[.B47];[.H46]-[.A47]+[.B47]))" office:value-type="float" office:value="7" calcext:value-type="float">
            <text:p>7</text:p>
          </table:table-cell>
          <table:table-cell table:formula="of:=IF([.H46]-[.A47]&gt;5;1;0)" office:value-type="float" office:value="1" calcext:value-type="float">
            <text:p>1</text:p>
          </table:table-cell>
          <table:table-cell table:formula="of:=IF([.I47]=0;0;[.J46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M404</text:p>
          </table:table-cell>
          <table:table-cell table:formula="of:=MID([.C48];1;2)" office:value-type="string" office:string-value="NM" calcext:value-type="string">
            <text:p>NM</text:p>
          </table:table-cell>
          <table:table-cell table:formula="of:=[.E47]+[.A48]" office:value-type="float" office:value="704" calcext:value-type="float">
            <text:p>704</text:p>
          </table:table-cell>
          <table:table-cell table:formula="of:=QUOTIENT([.E48];60)" office:value-type="float" office:value="11" calcext:value-type="float">
            <text:p>11</text:p>
          </table:table-cell>
          <table:table-cell table:formula="of:=MOD([.E48];60)" office:value-type="float" office:value="44" calcext:value-type="float">
            <text:p>44</text:p>
          </table:table-cell>
          <table:table-cell table:formula="of:=IF([.H47]-[.A48]&gt;5;[.H47]- [.A48];IF([.H47]-[.A48]&lt;=0;[.B48];[.H47]-[.A48]+[.B48]))" office:value-type="float" office:value="18" calcext:value-type="float">
            <text:p>18</text:p>
          </table:table-cell>
          <table:table-cell table:formula="of:=IF([.H47]-[.A48]&gt;5;1;0)" office:value-type="float" office:value="0" calcext:value-type="float">
            <text:p>0</text:p>
          </table:table-cell>
          <table:table-cell table:formula="of:=IF([.I48]=0;0;[.J47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M414</text:p>
          </table:table-cell>
          <table:table-cell table:formula="of:=MID([.C49];1;2)" office:value-type="string" office:string-value="JM" calcext:value-type="string">
            <text:p>JM</text:p>
          </table:table-cell>
          <table:table-cell table:formula="of:=[.E48]+[.A49]" office:value-type="float" office:value="711" calcext:value-type="float">
            <text:p>711</text:p>
          </table:table-cell>
          <table:table-cell table:formula="of:=QUOTIENT([.E49];60)" office:value-type="float" office:value="11" calcext:value-type="float">
            <text:p>11</text:p>
          </table:table-cell>
          <table:table-cell table:formula="of:=MOD([.E49];60)" office:value-type="float" office:value="51" calcext:value-type="float">
            <text:p>51</text:p>
          </table:table-cell>
          <table:table-cell table:formula="of:=IF([.H48]-[.A49]&gt;5;[.H48]- [.A49];IF([.H48]-[.A49]&lt;=0;[.B49];[.H48]-[.A49]+[.B49]))" office:value-type="float" office:value="11" calcext:value-type="float">
            <text:p>11</text:p>
          </table:table-cell>
          <table:table-cell table:formula="of:=IF([.H48]-[.A49]&gt;5;1;0)" office:value-type="float" office:value="1" calcext:value-type="float">
            <text:p>1</text:p>
          </table:table-cell>
          <table:table-cell table:formula="of:=IF([.I49]=0;0;[.J48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749</text:p>
          </table:table-cell>
          <table:table-cell table:formula="of:=MID([.C50];1;2)" office:value-type="string" office:string-value="BA" calcext:value-type="string">
            <text:p>BA</text:p>
          </table:table-cell>
          <table:table-cell table:formula="of:=[.E49]+[.A50]" office:value-type="float" office:value="726" calcext:value-type="float">
            <text:p>726</text:p>
          </table:table-cell>
          <table:table-cell table:formula="of:=QUOTIENT([.E50];60)" office:value-type="float" office:value="12" calcext:value-type="float">
            <text:p>12</text:p>
          </table:table-cell>
          <table:table-cell table:formula="of:=MOD([.E50];60)" office:value-type="float" office:value="6" calcext:value-type="float">
            <text:p>6</text:p>
          </table:table-cell>
          <table:table-cell table:formula="of:=IF([.H49]-[.A50]&gt;5;[.H49]- [.A50];IF([.H49]-[.A50]&lt;=0;[.B50];[.H49]-[.A50]+[.B50]))" office:value-type="float" office:value="11" calcext:value-type="float">
            <text:p>11</text:p>
          </table:table-cell>
          <table:table-cell table:formula="of:=IF([.H49]-[.A50]&gt;5;1;0)" office:value-type="float" office:value="0" calcext:value-type="float">
            <text:p>0</text:p>
          </table:table-cell>
          <table:table-cell table:formula="of:=IF([.I50]=0;0;[.J49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678</text:p>
          </table:table-cell>
          <table:table-cell table:formula="of:=MID([.C51];1;2)" office:value-type="string" office:string-value="DE" calcext:value-type="string">
            <text:p>DE</text:p>
          </table:table-cell>
          <table:table-cell table:formula="of:=[.E50]+[.A51]" office:value-type="float" office:value="737" calcext:value-type="float">
            <text:p>737</text:p>
          </table:table-cell>
          <table:table-cell table:formula="of:=QUOTIENT([.E51];60)" office:value-type="float" office:value="12" calcext:value-type="float">
            <text:p>12</text:p>
          </table:table-cell>
          <table:table-cell table:formula="of:=MOD([.E51];60)" office:value-type="float" office:value="17" calcext:value-type="float">
            <text:p>17</text:p>
          </table:table-cell>
          <table:table-cell table:formula="of:=IF([.H50]-[.A51]&gt;5;[.H50]- [.A51];IF([.H50]-[.A51]&lt;=0;[.B51];[.H50]-[.A51]+[.B51]))" office:value-type="float" office:value="8" calcext:value-type="float">
            <text:p>8</text:p>
          </table:table-cell>
          <table:table-cell table:formula="of:=IF([.H50]-[.A51]&gt;5;1;0)" office:value-type="float" office:value="0" calcext:value-type="float">
            <text:p>0</text:p>
          </table:table-cell>
          <table:table-cell table:formula="of:=IF([.I51]=0;0;[.J50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G504</text:p>
          </table:table-cell>
          <table:table-cell table:formula="of:=MID([.C52];1;2)" office:value-type="string" office:string-value="AG" calcext:value-type="string">
            <text:p>AG</text:p>
          </table:table-cell>
          <table:table-cell table:formula="of:=[.E51]+[.A52]" office:value-type="float" office:value="743" calcext:value-type="float">
            <text:p>743</text:p>
          </table:table-cell>
          <table:table-cell table:formula="of:=QUOTIENT([.E52];60)" office:value-type="float" office:value="12" calcext:value-type="float">
            <text:p>12</text:p>
          </table:table-cell>
          <table:table-cell table:formula="of:=MOD([.E52];60)" office:value-type="float" office:value="23" calcext:value-type="float">
            <text:p>23</text:p>
          </table:table-cell>
          <table:table-cell table:formula="of:=IF([.H51]-[.A52]&gt;5;[.H51]- [.A52];IF([.H51]-[.A52]&lt;=0;[.B52];[.H51]-[.A52]+[.B52]))" office:value-type="float" office:value="12" calcext:value-type="float">
            <text:p>12</text:p>
          </table:table-cell>
          <table:table-cell table:formula="of:=IF([.H51]-[.A52]&gt;5;1;0)" office:value-type="float" office:value="0" calcext:value-type="float">
            <text:p>0</text:p>
          </table:table-cell>
          <table:table-cell table:formula="of:=IF([.I52]=0;0;[.J51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C803</text:p>
          </table:table-cell>
          <table:table-cell table:formula="of:=MID([.C53];1;2)" office:value-type="string" office:string-value="FC" calcext:value-type="string">
            <text:p>FC</text:p>
          </table:table-cell>
          <table:table-cell table:formula="of:=[.E52]+[.A53]" office:value-type="float" office:value="746" calcext:value-type="float">
            <text:p>746</text:p>
          </table:table-cell>
          <table:table-cell table:formula="of:=QUOTIENT([.E53];60)" office:value-type="float" office:value="12" calcext:value-type="float">
            <text:p>12</text:p>
          </table:table-cell>
          <table:table-cell table:formula="of:=MOD([.E53];60)" office:value-type="float" office:value="26" calcext:value-type="float">
            <text:p>26</text:p>
          </table:table-cell>
          <table:table-cell table:formula="of:=IF([.H52]-[.A53]&gt;5;[.H52]- [.A53];IF([.H52]-[.A53]&lt;=0;[.B53];[.H52]-[.A53]+[.B53]))" office:value-type="float" office:value="9" calcext:value-type="float">
            <text:p>9</text:p>
          </table:table-cell>
          <table:table-cell table:formula="of:=IF([.H52]-[.A53]&gt;5;1;0)" office:value-type="float" office:value="1" calcext:value-type="float">
            <text:p>1</text:p>
          </table:table-cell>
          <table:table-cell table:formula="of:=IF([.I53]=0;0;[.J52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822</text:p>
          </table:table-cell>
          <table:table-cell table:formula="of:=MID([.C54];1;2)" office:value-type="string" office:string-value="DE" calcext:value-type="string">
            <text:p>DE</text:p>
          </table:table-cell>
          <table:table-cell table:formula="of:=[.E53]+[.A54]" office:value-type="float" office:value="759" calcext:value-type="float">
            <text:p>759</text:p>
          </table:table-cell>
          <table:table-cell table:formula="of:=QUOTIENT([.E54];60)" office:value-type="float" office:value="12" calcext:value-type="float">
            <text:p>12</text:p>
          </table:table-cell>
          <table:table-cell table:formula="of:=MOD([.E54];60)" office:value-type="float" office:value="39" calcext:value-type="float">
            <text:p>39</text:p>
          </table:table-cell>
          <table:table-cell table:formula="of:=IF([.H53]-[.A54]&gt;5;[.H53]- [.A54];IF([.H53]-[.A54]&lt;=0;[.B54];[.H53]-[.A54]+[.B54]))" office:value-type="float" office:value="11" calcext:value-type="float">
            <text:p>11</text:p>
          </table:table-cell>
          <table:table-cell table:formula="of:=IF([.H53]-[.A54]&gt;5;1;0)" office:value-type="float" office:value="0" calcext:value-type="float">
            <text:p>0</text:p>
          </table:table-cell>
          <table:table-cell table:formula="of:=IF([.I54]=0;0;[.J53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J152</text:p>
          </table:table-cell>
          <table:table-cell table:formula="of:=MID([.C55];1;2)" office:value-type="string" office:string-value="PJ" calcext:value-type="string">
            <text:p>PJ</text:p>
          </table:table-cell>
          <table:table-cell table:formula="of:=[.E54]+[.A55]" office:value-type="float" office:value="774" calcext:value-type="float">
            <text:p>774</text:p>
          </table:table-cell>
          <table:table-cell table:formula="of:=QUOTIENT([.E55];60)" office:value-type="float" office:value="12" calcext:value-type="float">
            <text:p>12</text:p>
          </table:table-cell>
          <table:table-cell table:formula="of:=MOD([.E55];60)" office:value-type="float" office:value="54" calcext:value-type="float">
            <text:p>54</text:p>
          </table:table-cell>
          <table:table-cell table:formula="of:=IF([.H54]-[.A55]&gt;5;[.H54]- [.A55];IF([.H54]-[.A55]&lt;=0;[.B55];[.H54]-[.A55]+[.B55]))" office:value-type="float" office:value="12" calcext:value-type="float">
            <text:p>12</text:p>
          </table:table-cell>
          <table:table-cell table:formula="of:=IF([.H54]-[.A55]&gt;5;1;0)" office:value-type="float" office:value="0" calcext:value-type="float">
            <text:p>0</text:p>
          </table:table-cell>
          <table:table-cell table:formula="of:=IF([.I55]=0;0;[.J54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K857</text:p>
          </table:table-cell>
          <table:table-cell table:formula="of:=MID([.C56];1;2)" office:value-type="string" office:string-value="GK" calcext:value-type="string">
            <text:p>GK</text:p>
          </table:table-cell>
          <table:table-cell table:formula="of:=[.E55]+[.A56]" office:value-type="float" office:value="775" calcext:value-type="float">
            <text:p>775</text:p>
          </table:table-cell>
          <table:table-cell table:formula="of:=QUOTIENT([.E56];60)" office:value-type="float" office:value="12" calcext:value-type="float">
            <text:p>12</text:p>
          </table:table-cell>
          <table:table-cell table:formula="of:=MOD([.E56];60)" office:value-type="float" office:value="55" calcext:value-type="float">
            <text:p>55</text:p>
          </table:table-cell>
          <table:table-cell table:formula="of:=IF([.H55]-[.A56]&gt;5;[.H55]- [.A56];IF([.H55]-[.A56]&lt;=0;[.B56];[.H55]-[.A56]+[.B56]))" office:value-type="float" office:value="11" calcext:value-type="float">
            <text:p>11</text:p>
          </table:table-cell>
          <table:table-cell table:formula="of:=IF([.H55]-[.A56]&gt;5;1;0)" office:value-type="float" office:value="1" calcext:value-type="float">
            <text:p>1</text:p>
          </table:table-cell>
          <table:table-cell table:formula="of:=IF([.I56]=0;0;[.J55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596</text:p>
          </table:table-cell>
          <table:table-cell table:formula="of:=MID([.C57];1;2)" office:value-type="string" office:string-value="BO" calcext:value-type="string">
            <text:p>BO</text:p>
          </table:table-cell>
          <table:table-cell table:formula="of:=[.E56]+[.A57]" office:value-type="float" office:value="790" calcext:value-type="float">
            <text:p>790</text:p>
          </table:table-cell>
          <table:table-cell table:formula="of:=QUOTIENT([.E57];60)" office:value-type="float" office:value="13" calcext:value-type="float">
            <text:p>13</text:p>
          </table:table-cell>
          <table:table-cell table:formula="of:=MOD([.E57];60)" office:value-type="float" office:value="10" calcext:value-type="float">
            <text:p>10</text:p>
          </table:table-cell>
          <table:table-cell table:formula="of:=IF([.H56]-[.A57]&gt;5;[.H56]- [.A57];IF([.H56]-[.A57]&lt;=0;[.B57];[.H56]-[.A57]+[.B57]))" office:value-type="float" office:value="7" calcext:value-type="float">
            <text:p>7</text:p>
          </table:table-cell>
          <table:table-cell table:formula="of:=IF([.H56]-[.A57]&gt;5;1;0)" office:value-type="float" office:value="0" calcext:value-type="float">
            <text:p>0</text:p>
          </table:table-cell>
          <table:table-cell table:formula="of:=IF([.I57]=0;0;[.J56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K488</text:p>
          </table:table-cell>
          <table:table-cell table:formula="of:=MID([.C58];1;2)" office:value-type="string" office:string-value="KK" calcext:value-type="string">
            <text:p>KK</text:p>
          </table:table-cell>
          <table:table-cell table:formula="of:=[.E57]+[.A58]" office:value-type="float" office:value="804" calcext:value-type="float">
            <text:p>804</text:p>
          </table:table-cell>
          <table:table-cell table:formula="of:=QUOTIENT([.E58];60)" office:value-type="float" office:value="13" calcext:value-type="float">
            <text:p>13</text:p>
          </table:table-cell>
          <table:table-cell table:formula="of:=MOD([.E58];60)" office:value-type="float" office:value="24" calcext:value-type="float">
            <text:p>24</text:p>
          </table:table-cell>
          <table:table-cell table:formula="of:=IF([.H57]-[.A58]&gt;5;[.H57]- [.A58];IF([.H57]-[.A58]&lt;=0;[.B58];[.H57]-[.A58]+[.B58]))" office:value-type="float" office:value="10" calcext:value-type="float">
            <text:p>10</text:p>
          </table:table-cell>
          <table:table-cell table:formula="of:=IF([.H57]-[.A58]&gt;5;1;0)" office:value-type="float" office:value="0" calcext:value-type="float">
            <text:p>0</text:p>
          </table:table-cell>
          <table:table-cell table:formula="of:=IF([.I58]=0;0;[.J57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420</text:p>
          </table:table-cell>
          <table:table-cell table:formula="of:=MID([.C59];1;2)" office:value-type="string" office:string-value="AI" calcext:value-type="string">
            <text:p>AI</text:p>
          </table:table-cell>
          <table:table-cell table:formula="of:=[.E58]+[.A59]" office:value-type="float" office:value="811" calcext:value-type="float">
            <text:p>811</text:p>
          </table:table-cell>
          <table:table-cell table:formula="of:=QUOTIENT([.E59];60)" office:value-type="float" office:value="13" calcext:value-type="float">
            <text:p>13</text:p>
          </table:table-cell>
          <table:table-cell table:formula="of:=MOD([.E59];60)" office:value-type="float" office:value="31" calcext:value-type="float">
            <text:p>31</text:p>
          </table:table-cell>
          <table:table-cell table:formula="of:=IF([.H58]-[.A59]&gt;5;[.H58]- [.A59];IF([.H58]-[.A59]&lt;=0;[.B59];[.H58]-[.A59]+[.B59]))" office:value-type="float" office:value="4" calcext:value-type="float">
            <text:p>4</text:p>
          </table:table-cell>
          <table:table-cell table:formula="of:=IF([.H58]-[.A59]&gt;5;1;0)" office:value-type="float" office:value="0" calcext:value-type="float">
            <text:p>0</text:p>
          </table:table-cell>
          <table:table-cell table:formula="of:=IF([.I59]=0;0;[.J58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J759</text:p>
          </table:table-cell>
          <table:table-cell table:formula="of:=MID([.C60];1;2)" office:value-type="string" office:string-value="KJ" calcext:value-type="string">
            <text:p>KJ</text:p>
          </table:table-cell>
          <table:table-cell table:formula="of:=[.E59]+[.A60]" office:value-type="float" office:value="818" calcext:value-type="float">
            <text:p>818</text:p>
          </table:table-cell>
          <table:table-cell table:formula="of:=QUOTIENT([.E60];60)" office:value-type="float" office:value="13" calcext:value-type="float">
            <text:p>13</text:p>
          </table:table-cell>
          <table:table-cell table:formula="of:=MOD([.E60];60)" office:value-type="float" office:value="38" calcext:value-type="float">
            <text:p>38</text:p>
          </table:table-cell>
          <table:table-cell table:formula="of:=IF([.H59]-[.A60]&gt;5;[.H59]- [.A60];IF([.H59]-[.A60]&lt;=0;[.B60];[.H59]-[.A60]+[.B60]))" office:value-type="float" office:value="5" calcext:value-type="float">
            <text:p>5</text:p>
          </table:table-cell>
          <table:table-cell table:formula="of:=IF([.H59]-[.A60]&gt;5;1;0)" office:value-type="float" office:value="0" calcext:value-type="float">
            <text:p>0</text:p>
          </table:table-cell>
          <table:table-cell table:formula="of:=IF([.I60]=0;0;[.J59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542</text:p>
          </table:table-cell>
          <table:table-cell table:formula="of:=MID([.C61];1;2)" office:value-type="string" office:string-value="DL" calcext:value-type="string">
            <text:p>DL</text:p>
          </table:table-cell>
          <table:table-cell table:formula="of:=[.E60]+[.A61]" office:value-type="float" office:value="824" calcext:value-type="float">
            <text:p>824</text:p>
          </table:table-cell>
          <table:table-cell table:formula="of:=QUOTIENT([.E61];60)" office:value-type="float" office:value="13" calcext:value-type="float">
            <text:p>13</text:p>
          </table:table-cell>
          <table:table-cell table:formula="of:=MOD([.E61];60)" office:value-type="float" office:value="44" calcext:value-type="float">
            <text:p>44</text:p>
          </table:table-cell>
          <table:table-cell table:formula="of:=IF([.H60]-[.A61]&gt;5;[.H60]- [.A61];IF([.H60]-[.A61]&lt;=0;[.B61];[.H60]-[.A61]+[.B61]))" office:value-type="float" office:value="1" calcext:value-type="float">
            <text:p>1</text:p>
          </table:table-cell>
          <table:table-cell table:formula="of:=IF([.H60]-[.A61]&gt;5;1;0)" office:value-type="float" office:value="0" calcext:value-type="float">
            <text:p>0</text:p>
          </table:table-cell>
          <table:table-cell table:formula="of:=IF([.I61]=0;0;[.J60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I840</text:p>
          </table:table-cell>
          <table:table-cell table:formula="of:=MID([.C62];1;2)" office:value-type="string" office:string-value="JI" calcext:value-type="string">
            <text:p>JI</text:p>
          </table:table-cell>
          <table:table-cell table:formula="of:=[.E61]+[.A62]" office:value-type="float" office:value="827" calcext:value-type="float">
            <text:p>827</text:p>
          </table:table-cell>
          <table:table-cell table:formula="of:=QUOTIENT([.E62];60)" office:value-type="float" office:value="13" calcext:value-type="float">
            <text:p>13</text:p>
          </table:table-cell>
          <table:table-cell table:formula="of:=MOD([.E62];60)" office:value-type="float" office:value="47" calcext:value-type="float">
            <text:p>47</text:p>
          </table:table-cell>
          <table:table-cell table:formula="of:=IF([.H61]-[.A62]&gt;5;[.H61]- [.A62];IF([.H61]-[.A62]&lt;=0;[.B62];[.H61]-[.A62]+[.B62]))" office:value-type="float" office:value="12" calcext:value-type="float">
            <text:p>12</text:p>
          </table:table-cell>
          <table:table-cell table:formula="of:=IF([.H61]-[.A62]&gt;5;1;0)" office:value-type="float" office:value="0" calcext:value-type="float">
            <text:p>0</text:p>
          </table:table-cell>
          <table:table-cell table:formula="of:=IF([.I62]=0;0;[.J61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K476</text:p>
          </table:table-cell>
          <table:table-cell table:formula="of:=MID([.C63];1;2)" office:value-type="string" office:string-value="KK" calcext:value-type="string">
            <text:p>KK</text:p>
          </table:table-cell>
          <table:table-cell table:formula="of:=[.E62]+[.A63]" office:value-type="float" office:value="842" calcext:value-type="float">
            <text:p>842</text:p>
          </table:table-cell>
          <table:table-cell table:formula="of:=QUOTIENT([.E63];60)" office:value-type="float" office:value="14" calcext:value-type="float">
            <text:p>14</text:p>
          </table:table-cell>
          <table:table-cell table:formula="of:=MOD([.E63];60)" office:value-type="float" office:value="2" calcext:value-type="float">
            <text:p>2</text:p>
          </table:table-cell>
          <table:table-cell table:formula="of:=IF([.H62]-[.A63]&gt;5;[.H62]- [.A63];IF([.H62]-[.A63]&lt;=0;[.B63];[.H62]-[.A63]+[.B63]))" office:value-type="float" office:value="14" calcext:value-type="float">
            <text:p>14</text:p>
          </table:table-cell>
          <table:table-cell table:formula="of:=IF([.H62]-[.A63]&gt;5;1;0)" office:value-type="float" office:value="0" calcext:value-type="float">
            <text:p>0</text:p>
          </table:table-cell>
          <table:table-cell table:formula="of:=IF([.I63]=0;0;[.J62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P302</text:p>
          </table:table-cell>
          <table:table-cell table:formula="of:=MID([.C64];1;2)" office:value-type="string" office:string-value="HP" calcext:value-type="string">
            <text:p>HP</text:p>
          </table:table-cell>
          <table:table-cell table:formula="of:=[.E63]+[.A64]" office:value-type="float" office:value="845" calcext:value-type="float">
            <text:p>845</text:p>
          </table:table-cell>
          <table:table-cell table:formula="of:=QUOTIENT([.E64];60)" office:value-type="float" office:value="14" calcext:value-type="float">
            <text:p>14</text:p>
          </table:table-cell>
          <table:table-cell table:formula="of:=MOD([.E64];60)" office:value-type="float" office:value="5" calcext:value-type="float">
            <text:p>5</text:p>
          </table:table-cell>
          <table:table-cell table:formula="of:=IF([.H63]-[.A64]&gt;5;[.H63]- [.A64];IF([.H63]-[.A64]&lt;=0;[.B64];[.H63]-[.A64]+[.B64]))" office:value-type="float" office:value="11" calcext:value-type="float">
            <text:p>11</text:p>
          </table:table-cell>
          <table:table-cell table:formula="of:=IF([.H63]-[.A64]&gt;5;1;0)" office:value-type="float" office:value="1" calcext:value-type="float">
            <text:p>1</text:p>
          </table:table-cell>
          <table:table-cell table:formula="of:=IF([.I64]=0;0;[.J63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172</text:p>
          </table:table-cell>
          <table:table-cell table:formula="of:=MID([.C65];1;2)" office:value-type="string" office:string-value="FI" calcext:value-type="string">
            <text:p>FI</text:p>
          </table:table-cell>
          <table:table-cell table:formula="of:=[.E64]+[.A65]" office:value-type="float" office:value="853" calcext:value-type="float">
            <text:p>853</text:p>
          </table:table-cell>
          <table:table-cell table:formula="of:=QUOTIENT([.E65];60)" office:value-type="float" office:value="14" calcext:value-type="float">
            <text:p>14</text:p>
          </table:table-cell>
          <table:table-cell table:formula="of:=MOD([.E65];60)" office:value-type="float" office:value="13" calcext:value-type="float">
            <text:p>13</text:p>
          </table:table-cell>
          <table:table-cell table:formula="of:=IF([.H64]-[.A65]&gt;5;[.H64]- [.A65];IF([.H64]-[.A65]&lt;=0;[.B65];[.H64]-[.A65]+[.B65]))" office:value-type="float" office:value="14" calcext:value-type="float">
            <text:p>14</text:p>
          </table:table-cell>
          <table:table-cell table:formula="of:=IF([.H64]-[.A65]&gt;5;1;0)" office:value-type="float" office:value="0" calcext:value-type="float">
            <text:p>0</text:p>
          </table:table-cell>
          <table:table-cell table:formula="of:=IF([.I65]=0;0;[.J64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M428</text:p>
          </table:table-cell>
          <table:table-cell table:formula="of:=MID([.C66];1;2)" office:value-type="string" office:string-value="NM" calcext:value-type="string">
            <text:p>NM</text:p>
          </table:table-cell>
          <table:table-cell table:formula="of:=[.E65]+[.A66]" office:value-type="float" office:value="858" calcext:value-type="float">
            <text:p>858</text:p>
          </table:table-cell>
          <table:table-cell table:formula="of:=QUOTIENT([.E66];60)" office:value-type="float" office:value="14" calcext:value-type="float">
            <text:p>14</text:p>
          </table:table-cell>
          <table:table-cell table:formula="of:=MOD([.E66];60)" office:value-type="float" office:value="18" calcext:value-type="float">
            <text:p>18</text:p>
          </table:table-cell>
          <table:table-cell table:formula="of:=IF([.H65]-[.A66]&gt;5;[.H65]- [.A66];IF([.H65]-[.A66]&lt;=0;[.B66];[.H65]-[.A66]+[.B66]))" office:value-type="float" office:value="9" calcext:value-type="float">
            <text:p>9</text:p>
          </table:table-cell>
          <table:table-cell table:formula="of:=IF([.H65]-[.A66]&gt;5;1;0)" office:value-type="float" office:value="1" calcext:value-type="float">
            <text:p>1</text:p>
          </table:table-cell>
          <table:table-cell table:formula="of:=IF([.I66]=0;0;[.J65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455</text:p>
          </table:table-cell>
          <table:table-cell table:formula="of:=MID([.C67];1;2)" office:value-type="string" office:string-value="PM" calcext:value-type="string">
            <text:p>PM</text:p>
          </table:table-cell>
          <table:table-cell table:formula="of:=[.E66]+[.A67]" office:value-type="float" office:value="860" calcext:value-type="float">
            <text:p>860</text:p>
          </table:table-cell>
          <table:table-cell table:formula="of:=QUOTIENT([.E67];60)" office:value-type="float" office:value="14" calcext:value-type="float">
            <text:p>14</text:p>
          </table:table-cell>
          <table:table-cell table:formula="of:=MOD([.E67];60)" office:value-type="float" office:value="20" calcext:value-type="float">
            <text:p>20</text:p>
          </table:table-cell>
          <table:table-cell table:formula="of:=IF([.H66]-[.A67]&gt;5;[.H66]- [.A67];IF([.H66]-[.A67]&lt;=0;[.B67];[.H66]-[.A67]+[.B67]))" office:value-type="float" office:value="7" calcext:value-type="float">
            <text:p>7</text:p>
          </table:table-cell>
          <table:table-cell table:formula="of:=IF([.H66]-[.A67]&gt;5;1;0)" office:value-type="float" office:value="1" calcext:value-type="float">
            <text:p>1</text:p>
          </table:table-cell>
          <table:table-cell table:formula="of:=IF([.I67]=0;0;[.J66]+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M637</text:p>
          </table:table-cell>
          <table:table-cell table:formula="of:=MID([.C68];1;2)" office:value-type="string" office:string-value="JM" calcext:value-type="string">
            <text:p>JM</text:p>
          </table:table-cell>
          <table:table-cell table:formula="of:=[.E67]+[.A68]" office:value-type="float" office:value="874" calcext:value-type="float">
            <text:p>874</text:p>
          </table:table-cell>
          <table:table-cell table:formula="of:=QUOTIENT([.E68];60)" office:value-type="float" office:value="14" calcext:value-type="float">
            <text:p>14</text:p>
          </table:table-cell>
          <table:table-cell table:formula="of:=MOD([.E68];60)" office:value-type="float" office:value="34" calcext:value-type="float">
            <text:p>34</text:p>
          </table:table-cell>
          <table:table-cell table:formula="of:=IF([.H67]-[.A68]&gt;5;[.H67]- [.A68];IF([.H67]-[.A68]&lt;=0;[.B68];[.H67]-[.A68]+[.B68]))" office:value-type="float" office:value="9" calcext:value-type="float">
            <text:p>9</text:p>
          </table:table-cell>
          <table:table-cell table:formula="of:=IF([.H67]-[.A68]&gt;5;1;0)" office:value-type="float" office:value="0" calcext:value-type="float">
            <text:p>0</text:p>
          </table:table-cell>
          <table:table-cell table:formula="of:=IF([.I68]=0;0;[.J67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K319</text:p>
          </table:table-cell>
          <table:table-cell table:formula="of:=MID([.C69];1;2)" office:value-type="string" office:string-value="PK" calcext:value-type="string">
            <text:p>PK</text:p>
          </table:table-cell>
          <table:table-cell table:formula="of:=[.E68]+[.A69]" office:value-type="float" office:value="881" calcext:value-type="float">
            <text:p>881</text:p>
          </table:table-cell>
          <table:table-cell table:formula="of:=QUOTIENT([.E69];60)" office:value-type="float" office:value="14" calcext:value-type="float">
            <text:p>14</text:p>
          </table:table-cell>
          <table:table-cell table:formula="of:=MOD([.E69];60)" office:value-type="float" office:value="41" calcext:value-type="float">
            <text:p>41</text:p>
          </table:table-cell>
          <table:table-cell table:formula="of:=IF([.H68]-[.A69]&gt;5;[.H68]- [.A69];IF([.H68]-[.A69]&lt;=0;[.B69];[.H68]-[.A69]+[.B69]))" office:value-type="float" office:value="9" calcext:value-type="float">
            <text:p>9</text:p>
          </table:table-cell>
          <table:table-cell table:formula="of:=IF([.H68]-[.A69]&gt;5;1;0)" office:value-type="float" office:value="0" calcext:value-type="float">
            <text:p>0</text:p>
          </table:table-cell>
          <table:table-cell table:formula="of:=IF([.I69]=0;0;[.J68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M491</text:p>
          </table:table-cell>
          <table:table-cell table:formula="of:=MID([.C70];1;2)" office:value-type="string" office:string-value="PM" calcext:value-type="string">
            <text:p>PM</text:p>
          </table:table-cell>
          <table:table-cell table:formula="of:=[.E69]+[.A70]" office:value-type="float" office:value="895" calcext:value-type="float">
            <text:p>895</text:p>
          </table:table-cell>
          <table:table-cell table:formula="of:=QUOTIENT([.E70];60)" office:value-type="float" office:value="14" calcext:value-type="float">
            <text:p>14</text:p>
          </table:table-cell>
          <table:table-cell table:formula="of:=MOD([.E70];60)" office:value-type="float" office:value="55" calcext:value-type="float">
            <text:p>55</text:p>
          </table:table-cell>
          <table:table-cell table:formula="of:=IF([.H69]-[.A70]&gt;5;[.H69]- [.A70];IF([.H69]-[.A70]&lt;=0;[.B70];[.H69]-[.A70]+[.B70]))" office:value-type="float" office:value="6" calcext:value-type="float">
            <text:p>6</text:p>
          </table:table-cell>
          <table:table-cell table:formula="of:=IF([.H69]-[.A70]&gt;5;1;0)" office:value-type="float" office:value="0" calcext:value-type="float">
            <text:p>0</text:p>
          </table:table-cell>
          <table:table-cell table:formula="of:=IF([.I70]=0;0;[.J69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831</text:p>
          </table:table-cell>
          <table:table-cell table:formula="of:=MID([.C71];1;2)" office:value-type="string" office:string-value="BC" calcext:value-type="string">
            <text:p>BC</text:p>
          </table:table-cell>
          <table:table-cell table:formula="of:=[.E70]+[.A71]" office:value-type="float" office:value="906" calcext:value-type="float">
            <text:p>906</text:p>
          </table:table-cell>
          <table:table-cell table:formula="of:=QUOTIENT([.E71];60)" office:value-type="float" office:value="15" calcext:value-type="float">
            <text:p>15</text:p>
          </table:table-cell>
          <table:table-cell table:formula="of:=MOD([.E71];60)" office:value-type="float" office:value="6" calcext:value-type="float">
            <text:p>6</text:p>
          </table:table-cell>
          <table:table-cell table:formula="of:=IF([.H70]-[.A71]&gt;5;[.H70]- [.A71];IF([.H70]-[.A71]&lt;=0;[.B71];[.H70]-[.A71]+[.B71]))" office:value-type="float" office:value="12" calcext:value-type="float">
            <text:p>12</text:p>
          </table:table-cell>
          <table:table-cell table:formula="of:=IF([.H70]-[.A71]&gt;5;1;0)" office:value-type="float" office:value="0" calcext:value-type="float">
            <text:p>0</text:p>
          </table:table-cell>
          <table:table-cell table:formula="of:=IF([.I71]=0;0;[.J70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J247</text:p>
          </table:table-cell>
          <table:table-cell table:formula="of:=MID([.C72];1;2)" office:value-type="string" office:string-value="OJ" calcext:value-type="string">
            <text:p>OJ</text:p>
          </table:table-cell>
          <table:table-cell table:formula="of:=[.E71]+[.A72]" office:value-type="float" office:value="908" calcext:value-type="float">
            <text:p>908</text:p>
          </table:table-cell>
          <table:table-cell table:formula="of:=QUOTIENT([.E72];60)" office:value-type="float" office:value="15" calcext:value-type="float">
            <text:p>15</text:p>
          </table:table-cell>
          <table:table-cell table:formula="of:=MOD([.E72];60)" office:value-type="float" office:value="8" calcext:value-type="float">
            <text:p>8</text:p>
          </table:table-cell>
          <table:table-cell table:formula="of:=IF([.H71]-[.A72]&gt;5;[.H71]- [.A72];IF([.H71]-[.A72]&lt;=0;[.B72];[.H71]-[.A72]+[.B72]))" office:value-type="float" office:value="10" calcext:value-type="float">
            <text:p>10</text:p>
          </table:table-cell>
          <table:table-cell table:formula="of:=IF([.H71]-[.A72]&gt;5;1;0)" office:value-type="float" office:value="1" calcext:value-type="float">
            <text:p>1</text:p>
          </table:table-cell>
          <table:table-cell table:formula="of:=IF([.I72]=0;0;[.J71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H892</text:p>
          </table:table-cell>
          <table:table-cell table:formula="of:=MID([.C73];1;2)" office:value-type="string" office:string-value="EH" calcext:value-type="string">
            <text:p>EH</text:p>
          </table:table-cell>
          <table:table-cell table:formula="of:=[.E72]+[.A73]" office:value-type="float" office:value="919" calcext:value-type="float">
            <text:p>919</text:p>
          </table:table-cell>
          <table:table-cell table:formula="of:=QUOTIENT([.E73];60)" office:value-type="float" office:value="15" calcext:value-type="float">
            <text:p>15</text:p>
          </table:table-cell>
          <table:table-cell table:formula="of:=MOD([.E73];60)" office:value-type="float" office:value="19" calcext:value-type="float">
            <text:p>19</text:p>
          </table:table-cell>
          <table:table-cell table:formula="of:=IF([.H72]-[.A73]&gt;5;[.H72]- [.A73];IF([.H72]-[.A73]&lt;=0;[.B73];[.H72]-[.A73]+[.B73]))" office:value-type="float" office:value="15" calcext:value-type="float">
            <text:p>15</text:p>
          </table:table-cell>
          <table:table-cell table:formula="of:=IF([.H72]-[.A73]&gt;5;1;0)" office:value-type="float" office:value="0" calcext:value-type="float">
            <text:p>0</text:p>
          </table:table-cell>
          <table:table-cell table:formula="of:=IF([.I73]=0;0;[.J72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N904</text:p>
          </table:table-cell>
          <table:table-cell table:formula="of:=MID([.C74];1;2)" office:value-type="string" office:string-value="JN" calcext:value-type="string">
            <text:p>JN</text:p>
          </table:table-cell>
          <table:table-cell table:formula="of:=[.E73]+[.A74]" office:value-type="float" office:value="923" calcext:value-type="float">
            <text:p>923</text:p>
          </table:table-cell>
          <table:table-cell table:formula="of:=QUOTIENT([.E74];60)" office:value-type="float" office:value="15" calcext:value-type="float">
            <text:p>15</text:p>
          </table:table-cell>
          <table:table-cell table:formula="of:=MOD([.E74];60)" office:value-type="float" office:value="23" calcext:value-type="float">
            <text:p>23</text:p>
          </table:table-cell>
          <table:table-cell table:formula="of:=IF([.H73]-[.A74]&gt;5;[.H73]- [.A74];IF([.H73]-[.A74]&lt;=0;[.B74];[.H73]-[.A74]+[.B74]))" office:value-type="float" office:value="11" calcext:value-type="float">
            <text:p>11</text:p>
          </table:table-cell>
          <table:table-cell table:formula="of:=IF([.H73]-[.A74]&gt;5;1;0)" office:value-type="float" office:value="1" calcext:value-type="float">
            <text:p>1</text:p>
          </table:table-cell>
          <table:table-cell table:formula="of:=IF([.I74]=0;0;[.J73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291</text:p>
          </table:table-cell>
          <table:table-cell table:formula="of:=MID([.C75];1;2)" office:value-type="string" office:string-value="KI" calcext:value-type="string">
            <text:p>KI</text:p>
          </table:table-cell>
          <table:table-cell table:formula="of:=[.E74]+[.A75]" office:value-type="float" office:value="926" calcext:value-type="float">
            <text:p>926</text:p>
          </table:table-cell>
          <table:table-cell table:formula="of:=QUOTIENT([.E75];60)" office:value-type="float" office:value="15" calcext:value-type="float">
            <text:p>15</text:p>
          </table:table-cell>
          <table:table-cell table:formula="of:=MOD([.E75];60)" office:value-type="float" office:value="26" calcext:value-type="float">
            <text:p>26</text:p>
          </table:table-cell>
          <table:table-cell table:formula="of:=IF([.H74]-[.A75]&gt;5;[.H74]- [.A75];IF([.H74]-[.A75]&lt;=0;[.B75];[.H74]-[.A75]+[.B75]))" office:value-type="float" office:value="8" calcext:value-type="float">
            <text:p>8</text:p>
          </table:table-cell>
          <table:table-cell table:formula="of:=IF([.H74]-[.A75]&gt;5;1;0)" office:value-type="float" office:value="1" calcext:value-type="float">
            <text:p>1</text:p>
          </table:table-cell>
          <table:table-cell table:formula="of:=IF([.I75]=0;0;[.J74]+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590</text:p>
          </table:table-cell>
          <table:table-cell table:formula="of:=MID([.C76];1;2)" office:value-type="string" office:string-value="MF" calcext:value-type="string">
            <text:p>MF</text:p>
          </table:table-cell>
          <table:table-cell table:formula="of:=[.E75]+[.A76]" office:value-type="float" office:value="928" calcext:value-type="float">
            <text:p>928</text:p>
          </table:table-cell>
          <table:table-cell table:formula="of:=QUOTIENT([.E76];60)" office:value-type="float" office:value="15" calcext:value-type="float">
            <text:p>15</text:p>
          </table:table-cell>
          <table:table-cell table:formula="of:=MOD([.E76];60)" office:value-type="float" office:value="28" calcext:value-type="float">
            <text:p>28</text:p>
          </table:table-cell>
          <table:table-cell table:formula="of:=IF([.H75]-[.A76]&gt;5;[.H75]- [.A76];IF([.H75]-[.A76]&lt;=0;[.B76];[.H75]-[.A76]+[.B76]))" office:value-type="float" office:value="6" calcext:value-type="float">
            <text:p>6</text:p>
          </table:table-cell>
          <table:table-cell table:formula="of:=IF([.H75]-[.A76]&gt;5;1;0)" office:value-type="float" office:value="1" calcext:value-type="float">
            <text:p>1</text:p>
          </table:table-cell>
          <table:table-cell table:formula="of:=IF([.I76]=0;0;[.J75]+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N225</text:p>
          </table:table-cell>
          <table:table-cell table:formula="of:=MID([.C77];1;2)" office:value-type="string" office:string-value="LN" calcext:value-type="string">
            <text:p>LN</text:p>
          </table:table-cell>
          <table:table-cell table:formula="of:=[.E76]+[.A77]" office:value-type="float" office:value="941" calcext:value-type="float">
            <text:p>941</text:p>
          </table:table-cell>
          <table:table-cell table:formula="of:=QUOTIENT([.E77];60)" office:value-type="float" office:value="15" calcext:value-type="float">
            <text:p>15</text:p>
          </table:table-cell>
          <table:table-cell table:formula="of:=MOD([.E77];60)" office:value-type="float" office:value="41" calcext:value-type="float">
            <text:p>41</text:p>
          </table:table-cell>
          <table:table-cell table:formula="of:=IF([.H76]-[.A77]&gt;5;[.H76]- [.A77];IF([.H76]-[.A77]&lt;=0;[.B77];[.H76]-[.A77]+[.B77]))" office:value-type="float" office:value="7" calcext:value-type="float">
            <text:p>7</text:p>
          </table:table-cell>
          <table:table-cell table:formula="of:=IF([.H76]-[.A77]&gt;5;1;0)" office:value-type="float" office:value="0" calcext:value-type="float">
            <text:p>0</text:p>
          </table:table-cell>
          <table:table-cell table:formula="of:=IF([.I77]=0;0;[.J76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N589</text:p>
          </table:table-cell>
          <table:table-cell table:formula="of:=MID([.C78];1;2)" office:value-type="string" office:string-value="CN" calcext:value-type="string">
            <text:p>CN</text:p>
          </table:table-cell>
          <table:table-cell table:formula="of:=[.E77]+[.A78]" office:value-type="float" office:value="944" calcext:value-type="float">
            <text:p>944</text:p>
          </table:table-cell>
          <table:table-cell table:formula="of:=QUOTIENT([.E78];60)" office:value-type="float" office:value="15" calcext:value-type="float">
            <text:p>15</text:p>
          </table:table-cell>
          <table:table-cell table:formula="of:=MOD([.E78];60)" office:value-type="float" office:value="44" calcext:value-type="float">
            <text:p>44</text:p>
          </table:table-cell>
          <table:table-cell table:formula="of:=IF([.H77]-[.A78]&gt;5;[.H77]- [.A78];IF([.H77]-[.A78]&lt;=0;[.B78];[.H77]-[.A78]+[.B78]))" office:value-type="float" office:value="16" calcext:value-type="float">
            <text:p>16</text:p>
          </table:table-cell>
          <table:table-cell table:formula="of:=IF([.H77]-[.A78]&gt;5;1;0)" office:value-type="float" office:value="0" calcext:value-type="float">
            <text:p>0</text:p>
          </table:table-cell>
          <table:table-cell table:formula="of:=IF([.I78]=0;0;[.J77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JM352</text:p>
          </table:table-cell>
          <table:table-cell table:formula="of:=MID([.C79];1;2)" office:value-type="string" office:string-value="JM" calcext:value-type="string">
            <text:p>JM</text:p>
          </table:table-cell>
          <table:table-cell table:formula="of:=[.E78]+[.A79]" office:value-type="float" office:value="953" calcext:value-type="float">
            <text:p>953</text:p>
          </table:table-cell>
          <table:table-cell table:formula="of:=QUOTIENT([.E79];60)" office:value-type="float" office:value="15" calcext:value-type="float">
            <text:p>15</text:p>
          </table:table-cell>
          <table:table-cell table:formula="of:=MOD([.E79];60)" office:value-type="float" office:value="53" calcext:value-type="float">
            <text:p>53</text:p>
          </table:table-cell>
          <table:table-cell table:formula="of:=IF([.H78]-[.A79]&gt;5;[.H78]- [.A79];IF([.H78]-[.A79]&lt;=0;[.B79];[.H78]-[.A79]+[.B79]))" office:value-type="float" office:value="7" calcext:value-type="float">
            <text:p>7</text:p>
          </table:table-cell>
          <table:table-cell table:formula="of:=IF([.H78]-[.A79]&gt;5;1;0)" office:value-type="float" office:value="1" calcext:value-type="float">
            <text:p>1</text:p>
          </table:table-cell>
          <table:table-cell table:formula="of:=IF([.I79]=0;0;[.J78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425</text:p>
          </table:table-cell>
          <table:table-cell table:formula="of:=MID([.C80];1;2)" office:value-type="string" office:string-value="AA" calcext:value-type="string">
            <text:p>AA</text:p>
          </table:table-cell>
          <table:table-cell table:formula="of:=[.E79]+[.A80]" office:value-type="float" office:value="966" calcext:value-type="float">
            <text:p>966</text:p>
          </table:table-cell>
          <table:table-cell table:formula="of:=QUOTIENT([.E80];60)" office:value-type="float" office:value="16" calcext:value-type="float">
            <text:p>16</text:p>
          </table:table-cell>
          <table:table-cell table:formula="of:=MOD([.E80];60)" office:value-type="float" office:value="6" calcext:value-type="float">
            <text:p>6</text:p>
          </table:table-cell>
          <table:table-cell table:formula="of:=IF([.H79]-[.A80]&gt;5;[.H79]- [.A80];IF([.H79]-[.A80]&lt;=0;[.B80];[.H79]-[.A80]+[.B80]))" office:value-type="float" office:value="3" calcext:value-type="float">
            <text:p>3</text:p>
          </table:table-cell>
          <table:table-cell table:formula="of:=IF([.H79]-[.A80]&gt;5;1;0)" office:value-type="float" office:value="0" calcext:value-type="float">
            <text:p>0</text:p>
          </table:table-cell>
          <table:table-cell table:formula="of:=IF([.I80]=0;0;[.J79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629</text:p>
          </table:table-cell>
          <table:table-cell table:formula="of:=MID([.C81];1;2)" office:value-type="string" office:string-value="OI" calcext:value-type="string">
            <text:p>OI</text:p>
          </table:table-cell>
          <table:table-cell table:formula="of:=[.E80]+[.A81]" office:value-type="float" office:value="973" calcext:value-type="float">
            <text:p>973</text:p>
          </table:table-cell>
          <table:table-cell table:formula="of:=QUOTIENT([.E81];60)" office:value-type="float" office:value="16" calcext:value-type="float">
            <text:p>16</text:p>
          </table:table-cell>
          <table:table-cell table:formula="of:=MOD([.E81];60)" office:value-type="float" office:value="13" calcext:value-type="float">
            <text:p>13</text:p>
          </table:table-cell>
          <table:table-cell table:formula="of:=IF([.H80]-[.A81]&gt;5;[.H80]- [.A81];IF([.H80]-[.A81]&lt;=0;[.B81];[.H80]-[.A81]+[.B81]))" office:value-type="float" office:value="2" calcext:value-type="float">
            <text:p>2</text:p>
          </table:table-cell>
          <table:table-cell table:formula="of:=IF([.H80]-[.A81]&gt;5;1;0)" office:value-type="float" office:value="0" calcext:value-type="float">
            <text:p>0</text:p>
          </table:table-cell>
          <table:table-cell table:formula="of:=IF([.I81]=0;0;[.J80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731</text:p>
          </table:table-cell>
          <table:table-cell table:formula="of:=MID([.C82];1;2)" office:value-type="string" office:string-value="HA" calcext:value-type="string">
            <text:p>HA</text:p>
          </table:table-cell>
          <table:table-cell table:formula="of:=[.E81]+[.A82]" office:value-type="float" office:value="986" calcext:value-type="float">
            <text:p>986</text:p>
          </table:table-cell>
          <table:table-cell table:formula="of:=QUOTIENT([.E82];60)" office:value-type="float" office:value="16" calcext:value-type="float">
            <text:p>16</text:p>
          </table:table-cell>
          <table:table-cell table:formula="of:=MOD([.E82];60)" office:value-type="float" office:value="26" calcext:value-type="float">
            <text:p>26</text:p>
          </table:table-cell>
          <table:table-cell table:formula="of:=IF([.H81]-[.A82]&gt;5;[.H81]- [.A82];IF([.H81]-[.A82]&lt;=0;[.B82];[.H81]-[.A82]+[.B82]))" office:value-type="float" office:value="4" calcext:value-type="float">
            <text:p>4</text:p>
          </table:table-cell>
          <table:table-cell table:formula="of:=IF([.H81]-[.A82]&gt;5;1;0)" office:value-type="float" office:value="0" calcext:value-type="float">
            <text:p>0</text:p>
          </table:table-cell>
          <table:table-cell table:formula="of:=IF([.I82]=0;0;[.J81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781</text:p>
          </table:table-cell>
          <table:table-cell table:formula="of:=MID([.C83];1;2)" office:value-type="string" office:string-value="GA" calcext:value-type="string">
            <text:p>GA</text:p>
          </table:table-cell>
          <table:table-cell table:formula="of:=[.E82]+[.A83]" office:value-type="float" office:value="990" calcext:value-type="float">
            <text:p>990</text:p>
          </table:table-cell>
          <table:table-cell table:formula="of:=QUOTIENT([.E83];60)" office:value-type="float" office:value="16" calcext:value-type="float">
            <text:p>16</text:p>
          </table:table-cell>
          <table:table-cell table:formula="of:=MOD([.E83];60)" office:value-type="float" office:value="30" calcext:value-type="float">
            <text:p>30</text:p>
          </table:table-cell>
          <table:table-cell table:formula="of:=IF([.H82]-[.A83]&gt;5;[.H82]- [.A83];IF([.H82]-[.A83]&lt;=0;[.B83];[.H82]-[.A83]+[.B83]))" office:value-type="float" office:value="12" calcext:value-type="float">
            <text:p>12</text:p>
          </table:table-cell>
          <table:table-cell table:formula="of:=IF([.H82]-[.A83]&gt;5;1;0)" office:value-type="float" office:value="0" calcext:value-type="float">
            <text:p>0</text:p>
          </table:table-cell>
          <table:table-cell table:formula="of:=IF([.I83]=0;0;[.J82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755</text:p>
          </table:table-cell>
          <table:table-cell table:formula="of:=MID([.C84];1;2)" office:value-type="string" office:string-value="LM" calcext:value-type="string">
            <text:p>LM</text:p>
          </table:table-cell>
          <table:table-cell table:formula="of:=[.E83]+[.A84]" office:value-type="float" office:value="997" calcext:value-type="float">
            <text:p>997</text:p>
          </table:table-cell>
          <table:table-cell table:formula="of:=QUOTIENT([.E84];60)" office:value-type="float" office:value="16" calcext:value-type="float">
            <text:p>16</text:p>
          </table:table-cell>
          <table:table-cell table:formula="of:=MOD([.E84];60)" office:value-type="float" office:value="37" calcext:value-type="float">
            <text:p>37</text:p>
          </table:table-cell>
          <table:table-cell table:formula="of:=IF([.H83]-[.A84]&gt;5;[.H83]- [.A84];IF([.H83]-[.A84]&lt;=0;[.B84];[.H83]-[.A84]+[.B84]))" office:value-type="float" office:value="13" calcext:value-type="float">
            <text:p>13</text:p>
          </table:table-cell>
          <table:table-cell table:formula="of:=IF([.H83]-[.A84]&gt;5;1;0)" office:value-type="float" office:value="0" calcext:value-type="float">
            <text:p>0</text:p>
          </table:table-cell>
          <table:table-cell table:formula="of:=IF([.I84]=0;0;[.J83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E347</text:p>
          </table:table-cell>
          <table:table-cell table:formula="of:=MID([.C85];1;2)" office:value-type="string" office:string-value="AE" calcext:value-type="string">
            <text:p>AE</text:p>
          </table:table-cell>
          <table:table-cell table:formula="of:=[.E84]+[.A85]" office:value-type="float" office:value="1000" calcext:value-type="float">
            <text:p>1000</text:p>
          </table:table-cell>
          <table:table-cell table:formula="of:=QUOTIENT([.E85];60)" office:value-type="float" office:value="16" calcext:value-type="float">
            <text:p>16</text:p>
          </table:table-cell>
          <table:table-cell table:formula="of:=MOD([.E85];60)" office:value-type="float" office:value="40" calcext:value-type="float">
            <text:p>40</text:p>
          </table:table-cell>
          <table:table-cell table:formula="of:=IF([.H84]-[.A85]&gt;5;[.H84]- [.A85];IF([.H84]-[.A85]&lt;=0;[.B85];[.H84]-[.A85]+[.B85]))" office:value-type="float" office:value="10" calcext:value-type="float">
            <text:p>10</text:p>
          </table:table-cell>
          <table:table-cell table:formula="of:=IF([.H84]-[.A85]&gt;5;1;0)" office:value-type="float" office:value="1" calcext:value-type="float">
            <text:p>1</text:p>
          </table:table-cell>
          <table:table-cell table:formula="of:=IF([.I85]=0;0;[.J84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313</text:p>
          </table:table-cell>
          <table:table-cell table:formula="of:=MID([.C86];1;2)" office:value-type="string" office:string-value="GF" calcext:value-type="string">
            <text:p>GF</text:p>
          </table:table-cell>
          <table:table-cell table:formula="of:=[.E85]+[.A86]" office:value-type="float" office:value="1004" calcext:value-type="float">
            <text:p>1004</text:p>
          </table:table-cell>
          <table:table-cell table:formula="of:=QUOTIENT([.E86];60)" office:value-type="float" office:value="16" calcext:value-type="float">
            <text:p>16</text:p>
          </table:table-cell>
          <table:table-cell table:formula="of:=MOD([.E86];60)" office:value-type="float" office:value="44" calcext:value-type="float">
            <text:p>44</text:p>
          </table:table-cell>
          <table:table-cell table:formula="of:=IF([.H85]-[.A86]&gt;5;[.H85]- [.A86];IF([.H85]-[.A86]&lt;=0;[.B86];[.H85]-[.A86]+[.B86]))" office:value-type="float" office:value="6" calcext:value-type="float">
            <text:p>6</text:p>
          </table:table-cell>
          <table:table-cell table:formula="of:=IF([.H85]-[.A86]&gt;5;1;0)" office:value-type="float" office:value="1" calcext:value-type="float">
            <text:p>1</text:p>
          </table:table-cell>
          <table:table-cell table:formula="of:=IF([.I86]=0;0;[.J85]+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961</text:p>
          </table:table-cell>
          <table:table-cell table:formula="of:=MID([.C87];1;2)" office:value-type="string" office:string-value="EF" calcext:value-type="string">
            <text:p>EF</text:p>
          </table:table-cell>
          <table:table-cell table:formula="of:=[.E86]+[.A87]" office:value-type="float" office:value="1011" calcext:value-type="float">
            <text:p>1011</text:p>
          </table:table-cell>
          <table:table-cell table:formula="of:=QUOTIENT([.E87];60)" office:value-type="float" office:value="16" calcext:value-type="float">
            <text:p>16</text:p>
          </table:table-cell>
          <table:table-cell table:formula="of:=MOD([.E87];60)" office:value-type="float" office:value="51" calcext:value-type="float">
            <text:p>51</text:p>
          </table:table-cell>
          <table:table-cell table:formula="of:=IF([.H86]-[.A87]&gt;5;[.H86]- [.A87];IF([.H86]-[.A87]&lt;=0;[.B87];[.H86]-[.A87]+[.B87]))" office:value-type="float" office:value="1" calcext:value-type="float">
            <text:p>1</text:p>
          </table:table-cell>
          <table:table-cell table:formula="of:=IF([.H86]-[.A87]&gt;5;1;0)" office:value-type="float" office:value="0" calcext:value-type="float">
            <text:p>0</text:p>
          </table:table-cell>
          <table:table-cell table:formula="of:=IF([.I87]=0;0;[.J86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926</text:p>
          </table:table-cell>
          <table:table-cell table:formula="of:=MID([.C88];1;2)" office:value-type="string" office:string-value="PO" calcext:value-type="string">
            <text:p>PO</text:p>
          </table:table-cell>
          <table:table-cell table:formula="of:=[.E87]+[.A88]" office:value-type="float" office:value="1014" calcext:value-type="float">
            <text:p>1014</text:p>
          </table:table-cell>
          <table:table-cell table:formula="of:=QUOTIENT([.E88];60)" office:value-type="float" office:value="16" calcext:value-type="float">
            <text:p>16</text:p>
          </table:table-cell>
          <table:table-cell table:formula="of:=MOD([.E88];60)" office:value-type="float" office:value="54" calcext:value-type="float">
            <text:p>54</text:p>
          </table:table-cell>
          <table:table-cell table:formula="of:=IF([.H87]-[.A88]&gt;5;[.H87]- [.A88];IF([.H87]-[.A88]&lt;=0;[.B88];[.H87]-[.A88]+[.B88]))" office:value-type="float" office:value="9" calcext:value-type="float">
            <text:p>9</text:p>
          </table:table-cell>
          <table:table-cell table:formula="of:=IF([.H87]-[.A88]&gt;5;1;0)" office:value-type="float" office:value="0" calcext:value-type="float">
            <text:p>0</text:p>
          </table:table-cell>
          <table:table-cell table:formula="of:=IF([.I88]=0;0;[.J87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H234</text:p>
          </table:table-cell>
          <table:table-cell table:formula="of:=MID([.C89];1;2)" office:value-type="string" office:string-value="NH" calcext:value-type="string">
            <text:p>NH</text:p>
          </table:table-cell>
          <table:table-cell table:formula="of:=[.E88]+[.A89]" office:value-type="float" office:value="1015" calcext:value-type="float">
            <text:p>1015</text:p>
          </table:table-cell>
          <table:table-cell table:formula="of:=QUOTIENT([.E89];60)" office:value-type="float" office:value="16" calcext:value-type="float">
            <text:p>16</text:p>
          </table:table-cell>
          <table:table-cell table:formula="of:=MOD([.E89];60)" office:value-type="float" office:value="55" calcext:value-type="float">
            <text:p>55</text:p>
          </table:table-cell>
          <table:table-cell table:formula="of:=IF([.H88]-[.A89]&gt;5;[.H88]- [.A89];IF([.H88]-[.A89]&lt;=0;[.B89];[.H88]-[.A89]+[.B89]))" office:value-type="float" office:value="8" calcext:value-type="float">
            <text:p>8</text:p>
          </table:table-cell>
          <table:table-cell table:formula="of:=IF([.H88]-[.A89]&gt;5;1;0)" office:value-type="float" office:value="1" calcext:value-type="float">
            <text:p>1</text:p>
          </table:table-cell>
          <table:table-cell table:formula="of:=IF([.I89]=0;0;[.J88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864</text:p>
          </table:table-cell>
          <table:table-cell table:formula="of:=MID([.C90];1;2)" office:value-type="string" office:string-value="AG" calcext:value-type="string">
            <text:p>AG</text:p>
          </table:table-cell>
          <table:table-cell table:formula="of:=[.E89]+[.A90]" office:value-type="float" office:value="1029" calcext:value-type="float">
            <text:p>1029</text:p>
          </table:table-cell>
          <table:table-cell table:formula="of:=QUOTIENT([.E90];60)" office:value-type="float" office:value="17" calcext:value-type="float">
            <text:p>17</text:p>
          </table:table-cell>
          <table:table-cell table:formula="of:=MOD([.E90];60)" office:value-type="float" office:value="9" calcext:value-type="float">
            <text:p>9</text:p>
          </table:table-cell>
          <table:table-cell table:formula="of:=IF([.H89]-[.A90]&gt;5;[.H89]- [.A90];IF([.H89]-[.A90]&lt;=0;[.B90];[.H89]-[.A90]+[.B90]))" office:value-type="float" office:value="3" calcext:value-type="float">
            <text:p>3</text:p>
          </table:table-cell>
          <table:table-cell table:formula="of:=IF([.H89]-[.A90]&gt;5;1;0)" office:value-type="float" office:value="0" calcext:value-type="float">
            <text:p>0</text:p>
          </table:table-cell>
          <table:table-cell table:formula="of:=IF([.I90]=0;0;[.J89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M336</text:p>
          </table:table-cell>
          <table:table-cell table:formula="of:=MID([.C91];1;2)" office:value-type="string" office:string-value="DM" calcext:value-type="string">
            <text:p>DM</text:p>
          </table:table-cell>
          <table:table-cell table:formula="of:=[.E90]+[.A91]" office:value-type="float" office:value="1034" calcext:value-type="float">
            <text:p>1034</text:p>
          </table:table-cell>
          <table:table-cell table:formula="of:=QUOTIENT([.E91];60)" office:value-type="float" office:value="17" calcext:value-type="float">
            <text:p>17</text:p>
          </table:table-cell>
          <table:table-cell table:formula="of:=MOD([.E91];60)" office:value-type="float" office:value="14" calcext:value-type="float">
            <text:p>14</text:p>
          </table:table-cell>
          <table:table-cell table:formula="of:=IF([.H90]-[.A91]&gt;5;[.H90]- [.A91];IF([.H90]-[.A91]&lt;=0;[.B91];[.H90]-[.A91]+[.B91]))" office:value-type="float" office:value="12" calcext:value-type="float">
            <text:p>12</text:p>
          </table:table-cell>
          <table:table-cell table:formula="of:=IF([.H90]-[.A91]&gt;5;1;0)" office:value-type="float" office:value="0" calcext:value-type="float">
            <text:p>0</text:p>
          </table:table-cell>
          <table:table-cell table:formula="of:=IF([.I91]=0;0;[.J90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M392</text:p>
          </table:table-cell>
          <table:table-cell table:formula="of:=MID([.C92];1;2)" office:value-type="string" office:string-value="LM" calcext:value-type="string">
            <text:p>LM</text:p>
          </table:table-cell>
          <table:table-cell table:formula="of:=[.E91]+[.A92]" office:value-type="float" office:value="1038" calcext:value-type="float">
            <text:p>1038</text:p>
          </table:table-cell>
          <table:table-cell table:formula="of:=QUOTIENT([.E92];60)" office:value-type="float" office:value="17" calcext:value-type="float">
            <text:p>17</text:p>
          </table:table-cell>
          <table:table-cell table:formula="of:=MOD([.E92];60)" office:value-type="float" office:value="18" calcext:value-type="float">
            <text:p>18</text:p>
          </table:table-cell>
          <table:table-cell table:formula="of:=IF([.H91]-[.A92]&gt;5;[.H91]- [.A92];IF([.H91]-[.A92]&lt;=0;[.B92];[.H91]-[.A92]+[.B92]))" office:value-type="float" office:value="8" calcext:value-type="float">
            <text:p>8</text:p>
          </table:table-cell>
          <table:table-cell table:formula="of:=IF([.H91]-[.A92]&gt;5;1;0)" office:value-type="float" office:value="1" calcext:value-type="float">
            <text:p>1</text:p>
          </table:table-cell>
          <table:table-cell table:formula="of:=IF([.I92]=0;0;[.J91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H559</text:p>
          </table:table-cell>
          <table:table-cell table:formula="of:=MID([.C93];1;2)" office:value-type="string" office:string-value="EH" calcext:value-type="string">
            <text:p>EH</text:p>
          </table:table-cell>
          <table:table-cell table:formula="of:=[.E92]+[.A93]" office:value-type="float" office:value="1043" calcext:value-type="float">
            <text:p>1043</text:p>
          </table:table-cell>
          <table:table-cell table:formula="of:=QUOTIENT([.E93];60)" office:value-type="float" office:value="17" calcext:value-type="float">
            <text:p>17</text:p>
          </table:table-cell>
          <table:table-cell table:formula="of:=MOD([.E93];60)" office:value-type="float" office:value="23" calcext:value-type="float">
            <text:p>23</text:p>
          </table:table-cell>
          <table:table-cell table:formula="of:=IF([.H92]-[.A93]&gt;5;[.H92]- [.A93];IF([.H92]-[.A93]&lt;=0;[.B93];[.H92]-[.A93]+[.B93]))" office:value-type="float" office:value="7" calcext:value-type="float">
            <text:p>7</text:p>
          </table:table-cell>
          <table:table-cell table:formula="of:=IF([.H92]-[.A93]&gt;5;1;0)" office:value-type="float" office:value="0" calcext:value-type="float">
            <text:p>0</text:p>
          </table:table-cell>
          <table:table-cell table:formula="of:=IF([.I93]=0;0;[.J92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465</text:p>
          </table:table-cell>
          <table:table-cell table:formula="of:=MID([.C94];1;2)" office:value-type="string" office:string-value="HC" calcext:value-type="string">
            <text:p>HC</text:p>
          </table:table-cell>
          <table:table-cell table:formula="of:=[.E93]+[.A94]" office:value-type="float" office:value="1049" calcext:value-type="float">
            <text:p>1049</text:p>
          </table:table-cell>
          <table:table-cell table:formula="of:=QUOTIENT([.E94];60)" office:value-type="float" office:value="17" calcext:value-type="float">
            <text:p>17</text:p>
          </table:table-cell>
          <table:table-cell table:formula="of:=MOD([.E94];60)" office:value-type="float" office:value="29" calcext:value-type="float">
            <text:p>29</text:p>
          </table:table-cell>
          <table:table-cell table:formula="of:=IF([.H93]-[.A94]&gt;5;[.H93]- [.A94];IF([.H93]-[.A94]&lt;=0;[.B94];[.H93]-[.A94]+[.B94]))" office:value-type="float" office:value="9" calcext:value-type="float">
            <text:p>9</text:p>
          </table:table-cell>
          <table:table-cell table:formula="of:=IF([.H93]-[.A94]&gt;5;1;0)" office:value-type="float" office:value="0" calcext:value-type="float">
            <text:p>0</text:p>
          </table:table-cell>
          <table:table-cell table:formula="of:=IF([.I94]=0;0;[.J93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246</text:p>
          </table:table-cell>
          <table:table-cell table:formula="of:=MID([.C95];1;2)" office:value-type="string" office:string-value="BL" calcext:value-type="string">
            <text:p>BL</text:p>
          </table:table-cell>
          <table:table-cell table:formula="of:=[.E94]+[.A95]" office:value-type="float" office:value="1057" calcext:value-type="float">
            <text:p>1057</text:p>
          </table:table-cell>
          <table:table-cell table:formula="of:=QUOTIENT([.E95];60)" office:value-type="float" office:value="17" calcext:value-type="float">
            <text:p>17</text:p>
          </table:table-cell>
          <table:table-cell table:formula="of:=MOD([.E95];60)" office:value-type="float" office:value="37" calcext:value-type="float">
            <text:p>37</text:p>
          </table:table-cell>
          <table:table-cell table:formula="of:=IF([.H94]-[.A95]&gt;5;[.H94]- [.A95];IF([.H94]-[.A95]&lt;=0;[.B95];[.H94]-[.A95]+[.B95]))" office:value-type="float" office:value="15" calcext:value-type="float">
            <text:p>15</text:p>
          </table:table-cell>
          <table:table-cell table:formula="of:=IF([.H94]-[.A95]&gt;5;1;0)" office:value-type="float" office:value="0" calcext:value-type="float">
            <text:p>0</text:p>
          </table:table-cell>
          <table:table-cell table:formula="of:=IF([.I95]=0;0;[.J94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771</text:p>
          </table:table-cell>
          <table:table-cell table:formula="of:=MID([.C96];1;2)" office:value-type="string" office:string-value="FG" calcext:value-type="string">
            <text:p>FG</text:p>
          </table:table-cell>
          <table:table-cell table:formula="of:=[.E95]+[.A96]" office:value-type="float" office:value="1072" calcext:value-type="float">
            <text:p>1072</text:p>
          </table:table-cell>
          <table:table-cell table:formula="of:=QUOTIENT([.E96];60)" office:value-type="float" office:value="17" calcext:value-type="float">
            <text:p>17</text:p>
          </table:table-cell>
          <table:table-cell table:formula="of:=MOD([.E96];60)" office:value-type="float" office:value="52" calcext:value-type="float">
            <text:p>52</text:p>
          </table:table-cell>
          <table:table-cell table:formula="of:=IF([.H95]-[.A96]&gt;5;[.H95]- [.A96];IF([.H95]-[.A96]&lt;=0;[.B96];[.H95]-[.A96]+[.B96]))" office:value-type="float" office:value="11" calcext:value-type="float">
            <text:p>11</text:p>
          </table:table-cell>
          <table:table-cell table:formula="of:=IF([.H95]-[.A96]&gt;5;1;0)" office:value-type="float" office:value="0" calcext:value-type="float">
            <text:p>0</text:p>
          </table:table-cell>
          <table:table-cell table:formula="of:=IF([.I96]=0;0;[.J95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327</text:p>
          </table:table-cell>
          <table:table-cell table:formula="of:=MID([.C97];1;2)" office:value-type="string" office:string-value="IC" calcext:value-type="string">
            <text:p>IC</text:p>
          </table:table-cell>
          <table:table-cell table:formula="of:=[.E96]+[.A97]" office:value-type="float" office:value="1073" calcext:value-type="float">
            <text:p>1073</text:p>
          </table:table-cell>
          <table:table-cell table:formula="of:=QUOTIENT([.E97];60)" office:value-type="float" office:value="17" calcext:value-type="float">
            <text:p>17</text:p>
          </table:table-cell>
          <table:table-cell table:formula="of:=MOD([.E97];60)" office:value-type="float" office:value="53" calcext:value-type="float">
            <text:p>53</text:p>
          </table:table-cell>
          <table:table-cell table:formula="of:=IF([.H96]-[.A97]&gt;5;[.H96]- [.A97];IF([.H96]-[.A97]&lt;=0;[.B97];[.H96]-[.A97]+[.B97]))" office:value-type="float" office:value="10" calcext:value-type="float">
            <text:p>10</text:p>
          </table:table-cell>
          <table:table-cell table:formula="of:=IF([.H96]-[.A97]&gt;5;1;0)" office:value-type="float" office:value="1" calcext:value-type="float">
            <text:p>1</text:p>
          </table:table-cell>
          <table:table-cell table:formula="of:=IF([.I97]=0;0;[.J96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K843</text:p>
          </table:table-cell>
          <table:table-cell table:formula="of:=MID([.C98];1;2)" office:value-type="string" office:string-value="JK" calcext:value-type="string">
            <text:p>JK</text:p>
          </table:table-cell>
          <table:table-cell table:formula="of:=[.E97]+[.A98]" office:value-type="float" office:value="1087" calcext:value-type="float">
            <text:p>1087</text:p>
          </table:table-cell>
          <table:table-cell table:formula="of:=QUOTIENT([.E98];60)" office:value-type="float" office:value="18" calcext:value-type="float">
            <text:p>18</text:p>
          </table:table-cell>
          <table:table-cell table:formula="of:=MOD([.E98];60)" office:value-type="float" office:value="7" calcext:value-type="float">
            <text:p>7</text:p>
          </table:table-cell>
          <table:table-cell table:formula="of:=IF([.H97]-[.A98]&gt;5;[.H97]- [.A98];IF([.H97]-[.A98]&lt;=0;[.B98];[.H97]-[.A98]+[.B98]))" office:value-type="float" office:value="15" calcext:value-type="float">
            <text:p>15</text:p>
          </table:table-cell>
          <table:table-cell table:formula="of:=IF([.H97]-[.A98]&gt;5;1;0)" office:value-type="float" office:value="0" calcext:value-type="float">
            <text:p>0</text:p>
          </table:table-cell>
          <table:table-cell table:formula="of:=IF([.I98]=0;0;[.J97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393</text:p>
          </table:table-cell>
          <table:table-cell table:formula="of:=MID([.C99];1;2)" office:value-type="string" office:string-value="CL" calcext:value-type="string">
            <text:p>CL</text:p>
          </table:table-cell>
          <table:table-cell table:formula="of:=[.E98]+[.A99]" office:value-type="float" office:value="1093" calcext:value-type="float">
            <text:p>1093</text:p>
          </table:table-cell>
          <table:table-cell table:formula="of:=QUOTIENT([.E99];60)" office:value-type="float" office:value="18" calcext:value-type="float">
            <text:p>18</text:p>
          </table:table-cell>
          <table:table-cell table:formula="of:=MOD([.E99];60)" office:value-type="float" office:value="13" calcext:value-type="float">
            <text:p>13</text:p>
          </table:table-cell>
          <table:table-cell table:formula="of:=IF([.H98]-[.A99]&gt;5;[.H98]- [.A99];IF([.H98]-[.A99]&lt;=0;[.B99];[.H98]-[.A99]+[.B99]))" office:value-type="float" office:value="9" calcext:value-type="float">
            <text:p>9</text:p>
          </table:table-cell>
          <table:table-cell table:formula="of:=IF([.H98]-[.A99]&gt;5;1;0)" office:value-type="float" office:value="1" calcext:value-type="float">
            <text:p>1</text:p>
          </table:table-cell>
          <table:table-cell table:formula="of:=IF([.I99]=0;0;[.J98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P226</text:p>
          </table:table-cell>
          <table:table-cell table:formula="of:=MID([.C100];1;2)" office:value-type="string" office:string-value="NP" calcext:value-type="string">
            <text:p>NP</text:p>
          </table:table-cell>
          <table:table-cell table:formula="of:=[.E99]+[.A100]" office:value-type="float" office:value="1100" calcext:value-type="float">
            <text:p>1100</text:p>
          </table:table-cell>
          <table:table-cell table:formula="of:=QUOTIENT([.E100];60)" office:value-type="float" office:value="18" calcext:value-type="float">
            <text:p>18</text:p>
          </table:table-cell>
          <table:table-cell table:formula="of:=MOD([.E100];60)" office:value-type="float" office:value="20" calcext:value-type="float">
            <text:p>20</text:p>
          </table:table-cell>
          <table:table-cell table:formula="of:=IF([.H99]-[.A100]&gt;5;[.H99]- [.A100];IF([.H99]-[.A100]&lt;=0;[.B100];[.H99]-[.A100]+[.B100]))" office:value-type="float" office:value="13" calcext:value-type="float">
            <text:p>13</text:p>
          </table:table-cell>
          <table:table-cell table:formula="of:=IF([.H99]-[.A100]&gt;5;1;0)" office:value-type="float" office:value="0" calcext:value-type="float">
            <text:p>0</text:p>
          </table:table-cell>
          <table:table-cell table:formula="of:=IF([.I100]=0;0;[.J99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710</text:p>
          </table:table-cell>
          <table:table-cell table:formula="of:=MID([.C101];1;2)" office:value-type="string" office:string-value="PI" calcext:value-type="string">
            <text:p>PI</text:p>
          </table:table-cell>
          <table:table-cell table:formula="of:=[.E100]+[.A101]" office:value-type="float" office:value="1110" calcext:value-type="float">
            <text:p>1110</text:p>
          </table:table-cell>
          <table:table-cell table:formula="of:=QUOTIENT([.E101];60)" office:value-type="float" office:value="18" calcext:value-type="float">
            <text:p>18</text:p>
          </table:table-cell>
          <table:table-cell table:formula="of:=MOD([.E101];60)" office:value-type="float" office:value="30" calcext:value-type="float">
            <text:p>30</text:p>
          </table:table-cell>
          <table:table-cell table:formula="of:=IF([.H100]-[.A101]&gt;5;[.H100]- [.A101];IF([.H100]-[.A101]&lt;=0;[.B101];[.H100]-[.A101]+[.B101]))" office:value-type="float" office:value="14" calcext:value-type="float">
            <text:p>14</text:p>
          </table:table-cell>
          <table:table-cell table:formula="of:=IF([.H100]-[.A101]&gt;5;1;0)" office:value-type="float" office:value="0" calcext:value-type="float">
            <text:p>0</text:p>
          </table:table-cell>
          <table:table-cell table:formula="of:=IF([.I101]=0;0;[.J100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435</text:p>
          </table:table-cell>
          <table:table-cell table:formula="of:=MID([.C102];1;2)" office:value-type="string" office:string-value="GA" calcext:value-type="string">
            <text:p>GA</text:p>
          </table:table-cell>
          <table:table-cell table:formula="of:=[.E101]+[.A102]" office:value-type="float" office:value="1115" calcext:value-type="float">
            <text:p>1115</text:p>
          </table:table-cell>
          <table:table-cell table:formula="of:=QUOTIENT([.E102];60)" office:value-type="float" office:value="18" calcext:value-type="float">
            <text:p>18</text:p>
          </table:table-cell>
          <table:table-cell table:formula="of:=MOD([.E102];60)" office:value-type="float" office:value="35" calcext:value-type="float">
            <text:p>35</text:p>
          </table:table-cell>
          <table:table-cell table:formula="of:=IF([.H101]-[.A102]&gt;5;[.H101]- [.A102];IF([.H101]-[.A102]&lt;=0;[.B102];[.H101]-[.A102]+[.B102]))" office:value-type="float" office:value="9" calcext:value-type="float">
            <text:p>9</text:p>
          </table:table-cell>
          <table:table-cell table:formula="of:=IF([.H101]-[.A102]&gt;5;1;0)" office:value-type="float" office:value="1" calcext:value-type="float">
            <text:p>1</text:p>
          </table:table-cell>
          <table:table-cell table:formula="of:=IF([.I102]=0;0;[.J101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H451</text:p>
          </table:table-cell>
          <table:table-cell table:formula="of:=MID([.C103];1;2)" office:value-type="string" office:string-value="AH" calcext:value-type="string">
            <text:p>AH</text:p>
          </table:table-cell>
          <table:table-cell table:formula="of:=[.E102]+[.A103]" office:value-type="float" office:value="1128" calcext:value-type="float">
            <text:p>1128</text:p>
          </table:table-cell>
          <table:table-cell table:formula="of:=QUOTIENT([.E103];60)" office:value-type="float" office:value="18" calcext:value-type="float">
            <text:p>18</text:p>
          </table:table-cell>
          <table:table-cell table:formula="of:=MOD([.E103];60)" office:value-type="float" office:value="48" calcext:value-type="float">
            <text:p>48</text:p>
          </table:table-cell>
          <table:table-cell table:formula="of:=IF([.H102]-[.A103]&gt;5;[.H102]- [.A103];IF([.H102]-[.A103]&lt;=0;[.B103];[.H102]-[.A103]+[.B103]))" office:value-type="float" office:value="7" calcext:value-type="float">
            <text:p>7</text:p>
          </table:table-cell>
          <table:table-cell table:formula="of:=IF([.H102]-[.A103]&gt;5;1;0)" office:value-type="float" office:value="0" calcext:value-type="float">
            <text:p>0</text:p>
          </table:table-cell>
          <table:table-cell table:formula="of:=IF([.I103]=0;0;[.J102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J379</text:p>
          </table:table-cell>
          <table:table-cell table:formula="of:=MID([.C104];1;2)" office:value-type="string" office:string-value="IJ" calcext:value-type="string">
            <text:p>IJ</text:p>
          </table:table-cell>
          <table:table-cell table:formula="of:=[.E103]+[.A104]" office:value-type="float" office:value="1130" calcext:value-type="float">
            <text:p>1130</text:p>
          </table:table-cell>
          <table:table-cell table:formula="of:=QUOTIENT([.E104];60)" office:value-type="float" office:value="18" calcext:value-type="float">
            <text:p>18</text:p>
          </table:table-cell>
          <table:table-cell table:formula="of:=MOD([.E104];60)" office:value-type="float" office:value="50" calcext:value-type="float">
            <text:p>50</text:p>
          </table:table-cell>
          <table:table-cell table:formula="of:=IF([.H103]-[.A104]&gt;5;[.H103]- [.A104];IF([.H103]-[.A104]&lt;=0;[.B104];[.H103]-[.A104]+[.B104]))" office:value-type="float" office:value="14" calcext:value-type="float">
            <text:p>14</text:p>
          </table:table-cell>
          <table:table-cell table:formula="of:=IF([.H103]-[.A104]&gt;5;1;0)" office:value-type="float" office:value="0" calcext:value-type="float">
            <text:p>0</text:p>
          </table:table-cell>
          <table:table-cell table:formula="of:=IF([.I104]=0;0;[.J103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791</text:p>
          </table:table-cell>
          <table:table-cell table:formula="of:=MID([.C105];1;2)" office:value-type="string" office:string-value="CC" calcext:value-type="string">
            <text:p>CC</text:p>
          </table:table-cell>
          <table:table-cell table:formula="of:=[.E104]+[.A105]" office:value-type="float" office:value="1139" calcext:value-type="float">
            <text:p>1139</text:p>
          </table:table-cell>
          <table:table-cell table:formula="of:=QUOTIENT([.E105];60)" office:value-type="float" office:value="18" calcext:value-type="float">
            <text:p>18</text:p>
          </table:table-cell>
          <table:table-cell table:formula="of:=MOD([.E105];60)" office:value-type="float" office:value="59" calcext:value-type="float">
            <text:p>59</text:p>
          </table:table-cell>
          <table:table-cell table:formula="of:=IF([.H104]-[.A105]&gt;5;[.H104]- [.A105];IF([.H104]-[.A105]&lt;=0;[.B105];[.H104]-[.A105]+[.B105]))" office:value-type="float" office:value="16" calcext:value-type="float">
            <text:p>16</text:p>
          </table:table-cell>
          <table:table-cell table:formula="of:=IF([.H104]-[.A105]&gt;5;1;0)" office:value-type="float" office:value="0" calcext:value-type="float">
            <text:p>0</text:p>
          </table:table-cell>
          <table:table-cell table:formula="of:=IF([.I105]=0;0;[.J104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135</text:p>
          </table:table-cell>
          <table:table-cell table:formula="of:=MID([.C106];1;2)" office:value-type="string" office:string-value="AF" calcext:value-type="string">
            <text:p>AF</text:p>
          </table:table-cell>
          <table:table-cell table:formula="of:=[.E105]+[.A106]" office:value-type="float" office:value="1147" calcext:value-type="float">
            <text:p>1147</text:p>
          </table:table-cell>
          <table:table-cell table:formula="of:=QUOTIENT([.E106];60)" office:value-type="float" office:value="19" calcext:value-type="float">
            <text:p>19</text:p>
          </table:table-cell>
          <table:table-cell table:formula="of:=MOD([.E106];60)" office:value-type="float" office:value="7" calcext:value-type="float">
            <text:p>7</text:p>
          </table:table-cell>
          <table:table-cell table:formula="of:=IF([.H105]-[.A106]&gt;5;[.H105]- [.A106];IF([.H105]-[.A106]&lt;=0;[.B106];[.H105]-[.A106]+[.B106]))" office:value-type="float" office:value="8" calcext:value-type="float">
            <text:p>8</text:p>
          </table:table-cell>
          <table:table-cell table:formula="of:=IF([.H105]-[.A106]&gt;5;1;0)" office:value-type="float" office:value="1" calcext:value-type="float">
            <text:p>1</text:p>
          </table:table-cell>
          <table:table-cell table:formula="of:=IF([.I106]=0;0;[.J105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N872</text:p>
          </table:table-cell>
          <table:table-cell table:formula="of:=MID([.C107];1;2)" office:value-type="string" office:string-value="MN" calcext:value-type="string">
            <text:p>MN</text:p>
          </table:table-cell>
          <table:table-cell table:formula="of:=[.E106]+[.A107]" office:value-type="float" office:value="1148" calcext:value-type="float">
            <text:p>1148</text:p>
          </table:table-cell>
          <table:table-cell table:formula="of:=QUOTIENT([.E107];60)" office:value-type="float" office:value="19" calcext:value-type="float">
            <text:p>19</text:p>
          </table:table-cell>
          <table:table-cell table:formula="of:=MOD([.E107];60)" office:value-type="float" office:value="8" calcext:value-type="float">
            <text:p>8</text:p>
          </table:table-cell>
          <table:table-cell table:formula="of:=IF([.H106]-[.A107]&gt;5;[.H106]- [.A107];IF([.H106]-[.A107]&lt;=0;[.B107];[.H106]-[.A107]+[.B107]))" office:value-type="float" office:value="7" calcext:value-type="float">
            <text:p>7</text:p>
          </table:table-cell>
          <table:table-cell table:formula="of:=IF([.H106]-[.A107]&gt;5;1;0)" office:value-type="float" office:value="1" calcext:value-type="float">
            <text:p>1</text:p>
          </table:table-cell>
          <table:table-cell table:formula="of:=IF([.I107]=0;0;[.J106]+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P599</text:p>
          </table:table-cell>
          <table:table-cell table:formula="of:=MID([.C108];1;2)" office:value-type="string" office:string-value="LP" calcext:value-type="string">
            <text:p>LP</text:p>
          </table:table-cell>
          <table:table-cell table:formula="of:=[.E107]+[.A108]" office:value-type="float" office:value="1158" calcext:value-type="float">
            <text:p>1158</text:p>
          </table:table-cell>
          <table:table-cell table:formula="of:=QUOTIENT([.E108];60)" office:value-type="float" office:value="19" calcext:value-type="float">
            <text:p>19</text:p>
          </table:table-cell>
          <table:table-cell table:formula="of:=MOD([.E108];60)" office:value-type="float" office:value="18" calcext:value-type="float">
            <text:p>18</text:p>
          </table:table-cell>
          <table:table-cell table:formula="of:=IF([.H107]-[.A108]&gt;5;[.H107]- [.A108];IF([.H107]-[.A108]&lt;=0;[.B108];[.H107]-[.A108]+[.B108]))" office:value-type="float" office:value="9" calcext:value-type="float">
            <text:p>9</text:p>
          </table:table-cell>
          <table:table-cell table:formula="of:=IF([.H107]-[.A108]&gt;5;1;0)" office:value-type="float" office:value="0" calcext:value-type="float">
            <text:p>0</text:p>
          </table:table-cell>
          <table:table-cell table:formula="of:=IF([.I108]=0;0;[.J107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D829</text:p>
          </table:table-cell>
          <table:table-cell table:formula="of:=MID([.C109];1;2)" office:value-type="string" office:string-value="OD" calcext:value-type="string">
            <text:p>OD</text:p>
          </table:table-cell>
          <table:table-cell table:formula="of:=[.E108]+[.A109]" office:value-type="float" office:value="1160" calcext:value-type="float">
            <text:p>1160</text:p>
          </table:table-cell>
          <table:table-cell table:formula="of:=QUOTIENT([.E109];60)" office:value-type="float" office:value="19" calcext:value-type="float">
            <text:p>19</text:p>
          </table:table-cell>
          <table:table-cell table:formula="of:=MOD([.E109];60)" office:value-type="float" office:value="20" calcext:value-type="float">
            <text:p>20</text:p>
          </table:table-cell>
          <table:table-cell table:formula="of:=IF([.H108]-[.A109]&gt;5;[.H108]- [.A109];IF([.H108]-[.A109]&lt;=0;[.B109];[.H108]-[.A109]+[.B109]))" office:value-type="float" office:value="7" calcext:value-type="float">
            <text:p>7</text:p>
          </table:table-cell>
          <table:table-cell table:formula="of:=IF([.H108]-[.A109]&gt;5;1;0)" office:value-type="float" office:value="1" calcext:value-type="float">
            <text:p>1</text:p>
          </table:table-cell>
          <table:table-cell table:formula="of:=IF([.I109]=0;0;[.J108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N305</text:p>
          </table:table-cell>
          <table:table-cell table:formula="of:=MID([.C110];1;2)" office:value-type="string" office:string-value="KN" calcext:value-type="string">
            <text:p>KN</text:p>
          </table:table-cell>
          <table:table-cell table:formula="of:=[.E109]+[.A110]" office:value-type="float" office:value="1166" calcext:value-type="float">
            <text:p>1166</text:p>
          </table:table-cell>
          <table:table-cell table:formula="of:=QUOTIENT([.E110];60)" office:value-type="float" office:value="19" calcext:value-type="float">
            <text:p>19</text:p>
          </table:table-cell>
          <table:table-cell table:formula="of:=MOD([.E110];60)" office:value-type="float" office:value="26" calcext:value-type="float">
            <text:p>26</text:p>
          </table:table-cell>
          <table:table-cell table:formula="of:=IF([.H109]-[.A110]&gt;5;[.H109]- [.A110];IF([.H109]-[.A110]&lt;=0;[.B110];[.H109]-[.A110]+[.B110]))" office:value-type="float" office:value="13" calcext:value-type="float">
            <text:p>13</text:p>
          </table:table-cell>
          <table:table-cell table:formula="of:=IF([.H109]-[.A110]&gt;5;1;0)" office:value-type="float" office:value="0" calcext:value-type="float">
            <text:p>0</text:p>
          </table:table-cell>
          <table:table-cell table:formula="of:=IF([.I110]=0;0;[.J109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H528</text:p>
          </table:table-cell>
          <table:table-cell table:formula="of:=MID([.C111];1;2)" office:value-type="string" office:string-value="AH" calcext:value-type="string">
            <text:p>AH</text:p>
          </table:table-cell>
          <table:table-cell table:formula="of:=[.E110]+[.A111]" office:value-type="float" office:value="1168" calcext:value-type="float">
            <text:p>1168</text:p>
          </table:table-cell>
          <table:table-cell table:formula="of:=QUOTIENT([.E111];60)" office:value-type="float" office:value="19" calcext:value-type="float">
            <text:p>19</text:p>
          </table:table-cell>
          <table:table-cell table:formula="of:=MOD([.E111];60)" office:value-type="float" office:value="28" calcext:value-type="float">
            <text:p>28</text:p>
          </table:table-cell>
          <table:table-cell table:formula="of:=IF([.H110]-[.A111]&gt;5;[.H110]- [.A111];IF([.H110]-[.A111]&lt;=0;[.B111];[.H110]-[.A111]+[.B111]))" office:value-type="float" office:value="11" calcext:value-type="float">
            <text:p>11</text:p>
          </table:table-cell>
          <table:table-cell table:formula="of:=IF([.H110]-[.A111]&gt;5;1;0)" office:value-type="float" office:value="1" calcext:value-type="float">
            <text:p>1</text:p>
          </table:table-cell>
          <table:table-cell table:formula="of:=IF([.I111]=0;0;[.J110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524</text:p>
          </table:table-cell>
          <table:table-cell table:formula="of:=MID([.C112];1;2)" office:value-type="string" office:string-value="CA" calcext:value-type="string">
            <text:p>CA</text:p>
          </table:table-cell>
          <table:table-cell table:formula="of:=[.E111]+[.A112]" office:value-type="float" office:value="1172" calcext:value-type="float">
            <text:p>1172</text:p>
          </table:table-cell>
          <table:table-cell table:formula="of:=QUOTIENT([.E112];60)" office:value-type="float" office:value="19" calcext:value-type="float">
            <text:p>19</text:p>
          </table:table-cell>
          <table:table-cell table:formula="of:=MOD([.E112];60)" office:value-type="float" office:value="32" calcext:value-type="float">
            <text:p>32</text:p>
          </table:table-cell>
          <table:table-cell table:formula="of:=IF([.H111]-[.A112]&gt;5;[.H111]- [.A112];IF([.H111]-[.A112]&lt;=0;[.B112];[.H111]-[.A112]+[.B112]))" office:value-type="float" office:value="7" calcext:value-type="float">
            <text:p>7</text:p>
          </table:table-cell>
          <table:table-cell table:formula="of:=IF([.H111]-[.A112]&gt;5;1;0)" office:value-type="float" office:value="1" calcext:value-type="float">
            <text:p>1</text:p>
          </table:table-cell>
          <table:table-cell table:formula="of:=IF([.I112]=0;0;[.J111]+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925</text:p>
          </table:table-cell>
          <table:table-cell table:formula="of:=MID([.C113];1;2)" office:value-type="string" office:string-value="EP" calcext:value-type="string">
            <text:p>EP</text:p>
          </table:table-cell>
          <table:table-cell table:formula="of:=[.E112]+[.A113]" office:value-type="float" office:value="1181" calcext:value-type="float">
            <text:p>1181</text:p>
          </table:table-cell>
          <table:table-cell table:formula="of:=QUOTIENT([.E113];60)" office:value-type="float" office:value="19" calcext:value-type="float">
            <text:p>19</text:p>
          </table:table-cell>
          <table:table-cell table:formula="of:=MOD([.E113];60)" office:value-type="float" office:value="41" calcext:value-type="float">
            <text:p>41</text:p>
          </table:table-cell>
          <table:table-cell table:formula="of:=IF([.H112]-[.A113]&gt;5;[.H112]- [.A113];IF([.H112]-[.A113]&lt;=0;[.B113];[.H112]-[.A113]+[.B113]))" office:value-type="float" office:value="8" calcext:value-type="float">
            <text:p>8</text:p>
          </table:table-cell>
          <table:table-cell table:formula="of:=IF([.H112]-[.A113]&gt;5;1;0)" office:value-type="float" office:value="0" calcext:value-type="float">
            <text:p>0</text:p>
          </table:table-cell>
          <table:table-cell table:formula="of:=IF([.I113]=0;0;[.J112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263</text:p>
          </table:table-cell>
          <table:table-cell table:formula="of:=MID([.C114];1;2)" office:value-type="string" office:string-value="EF" calcext:value-type="string">
            <text:p>EF</text:p>
          </table:table-cell>
          <table:table-cell table:formula="of:=[.E113]+[.A114]" office:value-type="float" office:value="1183" calcext:value-type="float">
            <text:p>1183</text:p>
          </table:table-cell>
          <table:table-cell table:formula="of:=QUOTIENT([.E114];60)" office:value-type="float" office:value="19" calcext:value-type="float">
            <text:p>19</text:p>
          </table:table-cell>
          <table:table-cell table:formula="of:=MOD([.E114];60)" office:value-type="float" office:value="43" calcext:value-type="float">
            <text:p>43</text:p>
          </table:table-cell>
          <table:table-cell table:formula="of:=IF([.H113]-[.A114]&gt;5;[.H113]- [.A114];IF([.H113]-[.A114]&lt;=0;[.B114];[.H113]-[.A114]+[.B114]))" office:value-type="float" office:value="6" calcext:value-type="float">
            <text:p>6</text:p>
          </table:table-cell>
          <table:table-cell table:formula="of:=IF([.H113]-[.A114]&gt;5;1;0)" office:value-type="float" office:value="1" calcext:value-type="float">
            <text:p>1</text:p>
          </table:table-cell>
          <table:table-cell table:formula="of:=IF([.I114]=0;0;[.J113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N413</text:p>
          </table:table-cell>
          <table:table-cell table:formula="of:=MID([.C115];1;2)" office:value-type="string" office:string-value="AN" calcext:value-type="string">
            <text:p>AN</text:p>
          </table:table-cell>
          <table:table-cell table:formula="of:=[.E114]+[.A115]" office:value-type="float" office:value="1194" calcext:value-type="float">
            <text:p>1194</text:p>
          </table:table-cell>
          <table:table-cell table:formula="of:=QUOTIENT([.E115];60)" office:value-type="float" office:value="19" calcext:value-type="float">
            <text:p>19</text:p>
          </table:table-cell>
          <table:table-cell table:formula="of:=MOD([.E115];60)" office:value-type="float" office:value="54" calcext:value-type="float">
            <text:p>54</text:p>
          </table:table-cell>
          <table:table-cell table:formula="of:=IF([.H114]-[.A115]&gt;5;[.H114]- [.A115];IF([.H114]-[.A115]&lt;=0;[.B115];[.H114]-[.A115]+[.B115]))" office:value-type="float" office:value="11" calcext:value-type="float">
            <text:p>11</text:p>
          </table:table-cell>
          <table:table-cell table:formula="of:=IF([.H114]-[.A115]&gt;5;1;0)" office:value-type="float" office:value="0" calcext:value-type="float">
            <text:p>0</text:p>
          </table:table-cell>
          <table:table-cell table:formula="of:=IF([.I115]=0;0;[.J114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288</text:p>
          </table:table-cell>
          <table:table-cell table:formula="of:=MID([.C116];1;2)" office:value-type="string" office:string-value="LE" calcext:value-type="string">
            <text:p>LE</text:p>
          </table:table-cell>
          <table:table-cell table:formula="of:=[.E115]+[.A116]" office:value-type="float" office:value="1202" calcext:value-type="float">
            <text:p>1202</text:p>
          </table:table-cell>
          <table:table-cell table:formula="of:=QUOTIENT([.E116];60)" office:value-type="float" office:value="20" calcext:value-type="float">
            <text:p>20</text:p>
          </table:table-cell>
          <table:table-cell table:formula="of:=MOD([.E116];60)" office:value-type="float" office:value="2" calcext:value-type="float">
            <text:p>2</text:p>
          </table:table-cell>
          <table:table-cell table:formula="of:=IF([.H115]-[.A116]&gt;5;[.H115]- [.A116];IF([.H115]-[.A116]&lt;=0;[.B116];[.H115]-[.A116]+[.B116]))" office:value-type="float" office:value="4" calcext:value-type="float">
            <text:p>4</text:p>
          </table:table-cell>
          <table:table-cell table:formula="of:=IF([.H115]-[.A116]&gt;5;1;0)" office:value-type="float" office:value="0" calcext:value-type="float">
            <text:p>0</text:p>
          </table:table-cell>
          <table:table-cell table:formula="of:=IF([.I116]=0;0;[.J115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M661</text:p>
          </table:table-cell>
          <table:table-cell table:formula="of:=MID([.C117];1;2)" office:value-type="string" office:string-value="LM" calcext:value-type="string">
            <text:p>LM</text:p>
          </table:table-cell>
          <table:table-cell table:formula="of:=[.E116]+[.A117]" office:value-type="float" office:value="1215" calcext:value-type="float">
            <text:p>1215</text:p>
          </table:table-cell>
          <table:table-cell table:formula="of:=QUOTIENT([.E117];60)" office:value-type="float" office:value="20" calcext:value-type="float">
            <text:p>20</text:p>
          </table:table-cell>
          <table:table-cell table:formula="of:=MOD([.E117];60)" office:value-type="float" office:value="15" calcext:value-type="float">
            <text:p>15</text:p>
          </table:table-cell>
          <table:table-cell table:formula="of:=IF([.H116]-[.A117]&gt;5;[.H116]- [.A117];IF([.H116]-[.A117]&lt;=0;[.B117];[.H116]-[.A117]+[.B117]))" office:value-type="float" office:value="9" calcext:value-type="float">
            <text:p>9</text:p>
          </table:table-cell>
          <table:table-cell table:formula="of:=IF([.H116]-[.A117]&gt;5;1;0)" office:value-type="float" office:value="0" calcext:value-type="float">
            <text:p>0</text:p>
          </table:table-cell>
          <table:table-cell table:formula="of:=IF([.I117]=0;0;[.J116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649</text:p>
          </table:table-cell>
          <table:table-cell table:formula="of:=MID([.C118];1;2)" office:value-type="string" office:string-value="CO" calcext:value-type="string">
            <text:p>CO</text:p>
          </table:table-cell>
          <table:table-cell table:formula="of:=[.E117]+[.A118]" office:value-type="float" office:value="1222" calcext:value-type="float">
            <text:p>1222</text:p>
          </table:table-cell>
          <table:table-cell table:formula="of:=QUOTIENT([.E118];60)" office:value-type="float" office:value="20" calcext:value-type="float">
            <text:p>20</text:p>
          </table:table-cell>
          <table:table-cell table:formula="of:=MOD([.E118];60)" office:value-type="float" office:value="22" calcext:value-type="float">
            <text:p>22</text:p>
          </table:table-cell>
          <table:table-cell table:formula="of:=IF([.H117]-[.A118]&gt;5;[.H117]- [.A118];IF([.H117]-[.A118]&lt;=0;[.B118];[.H117]-[.A118]+[.B118]))" office:value-type="float" office:value="15" calcext:value-type="float">
            <text:p>15</text:p>
          </table:table-cell>
          <table:table-cell table:formula="of:=IF([.H117]-[.A118]&gt;5;1;0)" office:value-type="float" office:value="0" calcext:value-type="float">
            <text:p>0</text:p>
          </table:table-cell>
          <table:table-cell table:formula="of:=IF([.I118]=0;0;[.J117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B981</text:p>
          </table:table-cell>
          <table:table-cell table:formula="of:=MID([.C119];1;2)" office:value-type="string" office:string-value="GB" calcext:value-type="string">
            <text:p>GB</text:p>
          </table:table-cell>
          <table:table-cell table:formula="of:=[.E118]+[.A119]" office:value-type="float" office:value="1229" calcext:value-type="float">
            <text:p>1229</text:p>
          </table:table-cell>
          <table:table-cell table:formula="of:=QUOTIENT([.E119];60)" office:value-type="float" office:value="20" calcext:value-type="float">
            <text:p>20</text:p>
          </table:table-cell>
          <table:table-cell table:formula="of:=MOD([.E119];60)" office:value-type="float" office:value="29" calcext:value-type="float">
            <text:p>29</text:p>
          </table:table-cell>
          <table:table-cell table:formula="of:=IF([.H118]-[.A119]&gt;5;[.H118]- [.A119];IF([.H118]-[.A119]&lt;=0;[.B119];[.H118]-[.A119]+[.B119]))" office:value-type="float" office:value="8" calcext:value-type="float">
            <text:p>8</text:p>
          </table:table-cell>
          <table:table-cell table:formula="of:=IF([.H118]-[.A119]&gt;5;1;0)" office:value-type="float" office:value="1" calcext:value-type="float">
            <text:p>1</text:p>
          </table:table-cell>
          <table:table-cell table:formula="of:=IF([.I119]=0;0;[.J118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F358</text:p>
          </table:table-cell>
          <table:table-cell table:formula="of:=MID([.C120];1;2)" office:value-type="string" office:string-value="HF" calcext:value-type="string">
            <text:p>HF</text:p>
          </table:table-cell>
          <table:table-cell table:formula="of:=[.E119]+[.A120]" office:value-type="float" office:value="1238" calcext:value-type="float">
            <text:p>1238</text:p>
          </table:table-cell>
          <table:table-cell table:formula="of:=QUOTIENT([.E120];60)" office:value-type="float" office:value="20" calcext:value-type="float">
            <text:p>20</text:p>
          </table:table-cell>
          <table:table-cell table:formula="of:=MOD([.E120];60)" office:value-type="float" office:value="38" calcext:value-type="float">
            <text:p>38</text:p>
          </table:table-cell>
          <table:table-cell table:formula="of:=IF([.H119]-[.A120]&gt;5;[.H119]- [.A120];IF([.H119]-[.A120]&lt;=0;[.B120];[.H119]-[.A120]+[.B120]))" office:value-type="float" office:value="11" calcext:value-type="float">
            <text:p>11</text:p>
          </table:table-cell>
          <table:table-cell table:formula="of:=IF([.H119]-[.A120]&gt;5;1;0)" office:value-type="float" office:value="0" calcext:value-type="float">
            <text:p>0</text:p>
          </table:table-cell>
          <table:table-cell table:formula="of:=IF([.I120]=0;0;[.J119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734</text:p>
          </table:table-cell>
          <table:table-cell table:formula="of:=MID([.C121];1;2)" office:value-type="string" office:string-value="LA" calcext:value-type="string">
            <text:p>LA</text:p>
          </table:table-cell>
          <table:table-cell table:formula="of:=[.E120]+[.A121]" office:value-type="float" office:value="1244" calcext:value-type="float">
            <text:p>1244</text:p>
          </table:table-cell>
          <table:table-cell table:formula="of:=QUOTIENT([.E121];60)" office:value-type="float" office:value="20" calcext:value-type="float">
            <text:p>20</text:p>
          </table:table-cell>
          <table:table-cell table:formula="of:=MOD([.E121];60)" office:value-type="float" office:value="44" calcext:value-type="float">
            <text:p>44</text:p>
          </table:table-cell>
          <table:table-cell table:formula="of:=IF([.H120]-[.A121]&gt;5;[.H120]- [.A121];IF([.H120]-[.A121]&lt;=0;[.B121];[.H120]-[.A121]+[.B121]))" office:value-type="float" office:value="6" calcext:value-type="float">
            <text:p>6</text:p>
          </table:table-cell>
          <table:table-cell table:formula="of:=IF([.H120]-[.A121]&gt;5;1;0)" office:value-type="float" office:value="0" calcext:value-type="float">
            <text:p>0</text:p>
          </table:table-cell>
          <table:table-cell table:formula="of:=IF([.I121]=0;0;[.J120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684</text:p>
          </table:table-cell>
          <table:table-cell table:formula="of:=MID([.C122];1;2)" office:value-type="string" office:string-value="LL" calcext:value-type="string">
            <text:p>LL</text:p>
          </table:table-cell>
          <table:table-cell table:formula="of:=[.E121]+[.A122]" office:value-type="float" office:value="1258" calcext:value-type="float">
            <text:p>1258</text:p>
          </table:table-cell>
          <table:table-cell table:formula="of:=QUOTIENT([.E122];60)" office:value-type="float" office:value="20" calcext:value-type="float">
            <text:p>20</text:p>
          </table:table-cell>
          <table:table-cell table:formula="of:=MOD([.E122];60)" office:value-type="float" office:value="58" calcext:value-type="float">
            <text:p>58</text:p>
          </table:table-cell>
          <table:table-cell table:formula="of:=IF([.H121]-[.A122]&gt;5;[.H121]- [.A122];IF([.H121]-[.A122]&lt;=0;[.B122];[.H121]-[.A122]+[.B122]))" office:value-type="float" office:value="6" calcext:value-type="float">
            <text:p>6</text:p>
          </table:table-cell>
          <table:table-cell table:formula="of:=IF([.H121]-[.A122]&gt;5;1;0)" office:value-type="float" office:value="0" calcext:value-type="float">
            <text:p>0</text:p>
          </table:table-cell>
          <table:table-cell table:formula="of:=IF([.I122]=0;0;[.J121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G251</text:p>
          </table:table-cell>
          <table:table-cell table:formula="of:=MID([.C123];1;2)" office:value-type="string" office:string-value="EG" calcext:value-type="string">
            <text:p>EG</text:p>
          </table:table-cell>
          <table:table-cell table:formula="of:=[.E122]+[.A123]" office:value-type="float" office:value="1272" calcext:value-type="float">
            <text:p>1272</text:p>
          </table:table-cell>
          <table:table-cell table:formula="of:=QUOTIENT([.E123];60)" office:value-type="float" office:value="21" calcext:value-type="float">
            <text:p>21</text:p>
          </table:table-cell>
          <table:table-cell table:formula="of:=MOD([.E123];60)" office:value-type="float" office:value="12" calcext:value-type="float">
            <text:p>12</text:p>
          </table:table-cell>
          <table:table-cell table:formula="of:=IF([.H122]-[.A123]&gt;5;[.H122]- [.A123];IF([.H122]-[.A123]&lt;=0;[.B123];[.H122]-[.A123]+[.B123]))" office:value-type="float" office:value="10" calcext:value-type="float">
            <text:p>10</text:p>
          </table:table-cell>
          <table:table-cell table:formula="of:=IF([.H122]-[.A123]&gt;5;1;0)" office:value-type="float" office:value="0" calcext:value-type="float">
            <text:p>0</text:p>
          </table:table-cell>
          <table:table-cell table:formula="of:=IF([.I123]=0;0;[.J122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H488</text:p>
          </table:table-cell>
          <table:table-cell table:formula="of:=MID([.C124];1;2)" office:value-type="string" office:string-value="NH" calcext:value-type="string">
            <text:p>NH</text:p>
          </table:table-cell>
          <table:table-cell table:formula="of:=[.E123]+[.A124]" office:value-type="float" office:value="1279" calcext:value-type="float">
            <text:p>1279</text:p>
          </table:table-cell>
          <table:table-cell table:formula="of:=QUOTIENT([.E124];60)" office:value-type="float" office:value="21" calcext:value-type="float">
            <text:p>21</text:p>
          </table:table-cell>
          <table:table-cell table:formula="of:=MOD([.E124];60)" office:value-type="float" office:value="19" calcext:value-type="float">
            <text:p>19</text:p>
          </table:table-cell>
          <table:table-cell table:formula="of:=IF([.H123]-[.A124]&gt;5;[.H123]- [.A124];IF([.H123]-[.A124]&lt;=0;[.B124];[.H123]-[.A124]+[.B124]))" office:value-type="float" office:value="10" calcext:value-type="float">
            <text:p>10</text:p>
          </table:table-cell>
          <table:table-cell table:formula="of:=IF([.H123]-[.A124]&gt;5;1;0)" office:value-type="float" office:value="0" calcext:value-type="float">
            <text:p>0</text:p>
          </table:table-cell>
          <table:table-cell table:formula="of:=IF([.I124]=0;0;[.J123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545</text:p>
          </table:table-cell>
          <table:table-cell table:formula="of:=MID([.C125];1;2)" office:value-type="string" office:string-value="LF" calcext:value-type="string">
            <text:p>LF</text:p>
          </table:table-cell>
          <table:table-cell table:formula="of:=[.E124]+[.A125]" office:value-type="float" office:value="1290" calcext:value-type="float">
            <text:p>1290</text:p>
          </table:table-cell>
          <table:table-cell table:formula="of:=QUOTIENT([.E125];60)" office:value-type="float" office:value="21" calcext:value-type="float">
            <text:p>21</text:p>
          </table:table-cell>
          <table:table-cell table:formula="of:=MOD([.E125];60)" office:value-type="float" office:value="30" calcext:value-type="float">
            <text:p>30</text:p>
          </table:table-cell>
          <table:table-cell table:formula="of:=IF([.H124]-[.A125]&gt;5;[.H124]- [.A125];IF([.H124]-[.A125]&lt;=0;[.B125];[.H124]-[.A125]+[.B125]))" office:value-type="float" office:value="1" calcext:value-type="float">
            <text:p>1</text:p>
          </table:table-cell>
          <table:table-cell table:formula="of:=IF([.H124]-[.A125]&gt;5;1;0)" office:value-type="float" office:value="0" calcext:value-type="float">
            <text:p>0</text:p>
          </table:table-cell>
          <table:table-cell table:formula="of:=IF([.I125]=0;0;[.J124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B137</text:p>
          </table:table-cell>
          <table:table-cell table:formula="of:=MID([.C126];1;2)" office:value-type="string" office:string-value="GB" calcext:value-type="string">
            <text:p>GB</text:p>
          </table:table-cell>
          <table:table-cell table:formula="of:=[.E125]+[.A126]" office:value-type="float" office:value="1301" calcext:value-type="float">
            <text:p>1301</text:p>
          </table:table-cell>
          <table:table-cell table:formula="of:=QUOTIENT([.E126];60)" office:value-type="float" office:value="21" calcext:value-type="float">
            <text:p>21</text:p>
          </table:table-cell>
          <table:table-cell table:formula="of:=MOD([.E126];60)" office:value-type="float" office:value="41" calcext:value-type="float">
            <text:p>41</text:p>
          </table:table-cell>
          <table:table-cell table:formula="of:=IF([.H125]-[.A126]&gt;5;[.H125]- [.A126];IF([.H125]-[.A126]&lt;=0;[.B126];[.H125]-[.A126]+[.B126]))" office:value-type="float" office:value="3" calcext:value-type="float">
            <text:p>3</text:p>
          </table:table-cell>
          <table:table-cell table:formula="of:=IF([.H125]-[.A126]&gt;5;1;0)" office:value-type="float" office:value="0" calcext:value-type="float">
            <text:p>0</text:p>
          </table:table-cell>
          <table:table-cell table:formula="of:=IF([.I126]=0;0;[.J125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847</text:p>
          </table:table-cell>
          <table:table-cell table:formula="of:=MID([.C127];1;2)" office:value-type="string" office:string-value="PB" calcext:value-type="string">
            <text:p>PB</text:p>
          </table:table-cell>
          <table:table-cell table:formula="of:=[.E126]+[.A127]" office:value-type="float" office:value="1312" calcext:value-type="float">
            <text:p>1312</text:p>
          </table:table-cell>
          <table:table-cell table:formula="of:=QUOTIENT([.E127];60)" office:value-type="float" office:value="21" calcext:value-type="float">
            <text:p>21</text:p>
          </table:table-cell>
          <table:table-cell table:formula="of:=MOD([.E127];60)" office:value-type="float" office:value="52" calcext:value-type="float">
            <text:p>52</text:p>
          </table:table-cell>
          <table:table-cell table:formula="of:=IF([.H126]-[.A127]&gt;5;[.H126]- [.A127];IF([.H126]-[.A127]&lt;=0;[.B127];[.H126]-[.A127]+[.B127]))" office:value-type="float" office:value="2" calcext:value-type="float">
            <text:p>2</text:p>
          </table:table-cell>
          <table:table-cell table:formula="of:=IF([.H126]-[.A127]&gt;5;1;0)" office:value-type="float" office:value="0" calcext:value-type="float">
            <text:p>0</text:p>
          </table:table-cell>
          <table:table-cell table:formula="of:=IF([.I127]=0;0;[.J126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559</text:p>
          </table:table-cell>
          <table:table-cell table:formula="of:=MID([.C128];1;2)" office:value-type="string" office:string-value="GH" calcext:value-type="string">
            <text:p>GH</text:p>
          </table:table-cell>
          <table:table-cell table:formula="of:=[.E127]+[.A128]" office:value-type="float" office:value="1324" calcext:value-type="float">
            <text:p>1324</text:p>
          </table:table-cell>
          <table:table-cell table:formula="of:=QUOTIENT([.E128];60)" office:value-type="float" office:value="22" calcext:value-type="float">
            <text:p>22</text:p>
          </table:table-cell>
          <table:table-cell table:formula="of:=MOD([.E128];60)" office:value-type="float" office:value="4" calcext:value-type="float">
            <text:p>4</text:p>
          </table:table-cell>
          <table:table-cell table:formula="of:=IF([.H127]-[.A128]&gt;5;[.H127]- [.A128];IF([.H127]-[.A128]&lt;=0;[.B128];[.H127]-[.A128]+[.B128]))" office:value-type="float" office:value="2" calcext:value-type="float">
            <text:p>2</text:p>
          </table:table-cell>
          <table:table-cell table:formula="of:=IF([.H127]-[.A128]&gt;5;1;0)" office:value-type="float" office:value="0" calcext:value-type="float">
            <text:p>0</text:p>
          </table:table-cell>
          <table:table-cell table:formula="of:=IF([.I128]=0;0;[.J127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P317</text:p>
          </table:table-cell>
          <table:table-cell table:formula="of:=MID([.C129];1;2)" office:value-type="string" office:string-value="FP" calcext:value-type="string">
            <text:p>FP</text:p>
          </table:table-cell>
          <table:table-cell table:formula="of:=[.E128]+[.A129]" office:value-type="float" office:value="1327" calcext:value-type="float">
            <text:p>1327</text:p>
          </table:table-cell>
          <table:table-cell table:formula="of:=QUOTIENT([.E129];60)" office:value-type="float" office:value="22" calcext:value-type="float">
            <text:p>22</text:p>
          </table:table-cell>
          <table:table-cell table:formula="of:=MOD([.E129];60)" office:value-type="float" office:value="7" calcext:value-type="float">
            <text:p>7</text:p>
          </table:table-cell>
          <table:table-cell table:formula="of:=IF([.H128]-[.A129]&gt;5;[.H128]- [.A129];IF([.H128]-[.A129]&lt;=0;[.B129];[.H128]-[.A129]+[.B129]))" office:value-type="float" office:value="14" calcext:value-type="float">
            <text:p>14</text:p>
          </table:table-cell>
          <table:table-cell table:formula="of:=IF([.H128]-[.A129]&gt;5;1;0)" office:value-type="float" office:value="0" calcext:value-type="float">
            <text:p>0</text:p>
          </table:table-cell>
          <table:table-cell table:formula="of:=IF([.I129]=0;0;[.J128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M762</text:p>
          </table:table-cell>
          <table:table-cell table:formula="of:=MID([.C130];1;2)" office:value-type="string" office:string-value="BM" calcext:value-type="string">
            <text:p>BM</text:p>
          </table:table-cell>
          <table:table-cell table:formula="of:=[.E129]+[.A130]" office:value-type="float" office:value="1330" calcext:value-type="float">
            <text:p>1330</text:p>
          </table:table-cell>
          <table:table-cell table:formula="of:=QUOTIENT([.E130];60)" office:value-type="float" office:value="22" calcext:value-type="float">
            <text:p>22</text:p>
          </table:table-cell>
          <table:table-cell table:formula="of:=MOD([.E130];60)" office:value-type="float" office:value="10" calcext:value-type="float">
            <text:p>10</text:p>
          </table:table-cell>
          <table:table-cell table:formula="of:=IF([.H129]-[.A130]&gt;5;[.H129]- [.A130];IF([.H129]-[.A130]&lt;=0;[.B130];[.H129]-[.A130]+[.B130]))" office:value-type="float" office:value="11" calcext:value-type="float">
            <text:p>11</text:p>
          </table:table-cell>
          <table:table-cell table:formula="of:=IF([.H129]-[.A130]&gt;5;1;0)" office:value-type="float" office:value="1" calcext:value-type="float">
            <text:p>1</text:p>
          </table:table-cell>
          <table:table-cell table:formula="of:=IF([.I130]=0;0;[.J129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J667</text:p>
          </table:table-cell>
          <table:table-cell table:formula="of:=MID([.C131];1;2)" office:value-type="string" office:string-value="FJ" calcext:value-type="string">
            <text:p>FJ</text:p>
          </table:table-cell>
          <table:table-cell table:formula="of:=[.E130]+[.A131]" office:value-type="float" office:value="1342" calcext:value-type="float">
            <text:p>1342</text:p>
          </table:table-cell>
          <table:table-cell table:formula="of:=QUOTIENT([.E131];60)" office:value-type="float" office:value="22" calcext:value-type="float">
            <text:p>22</text:p>
          </table:table-cell>
          <table:table-cell table:formula="of:=MOD([.E131];60)" office:value-type="float" office:value="22" calcext:value-type="float">
            <text:p>22</text:p>
          </table:table-cell>
          <table:table-cell table:formula="of:=IF([.H130]-[.A131]&gt;5;[.H130]- [.A131];IF([.H130]-[.A131]&lt;=0;[.B131];[.H130]-[.A131]+[.B131]))" office:value-type="float" office:value="2" calcext:value-type="float">
            <text:p>2</text:p>
          </table:table-cell>
          <table:table-cell table:formula="of:=IF([.H130]-[.A131]&gt;5;1;0)" office:value-type="float" office:value="0" calcext:value-type="float">
            <text:p>0</text:p>
          </table:table-cell>
          <table:table-cell table:formula="of:=IF([.I131]=0;0;[.J130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471</text:p>
          </table:table-cell>
          <table:table-cell table:formula="of:=MID([.C132];1;2)" office:value-type="string" office:string-value="FA" calcext:value-type="string">
            <text:p>FA</text:p>
          </table:table-cell>
          <table:table-cell table:formula="of:=[.E131]+[.A132]" office:value-type="float" office:value="1349" calcext:value-type="float">
            <text:p>1349</text:p>
          </table:table-cell>
          <table:table-cell table:formula="of:=QUOTIENT([.E132];60)" office:value-type="float" office:value="22" calcext:value-type="float">
            <text:p>22</text:p>
          </table:table-cell>
          <table:table-cell table:formula="of:=MOD([.E132];60)" office:value-type="float" office:value="29" calcext:value-type="float">
            <text:p>29</text:p>
          </table:table-cell>
          <table:table-cell table:formula="of:=IF([.H131]-[.A132]&gt;5;[.H131]- [.A132];IF([.H131]-[.A132]&lt;=0;[.B132];[.H131]-[.A132]+[.B132]))" office:value-type="float" office:value="8" calcext:value-type="float">
            <text:p>8</text:p>
          </table:table-cell>
          <table:table-cell table:formula="of:=IF([.H131]-[.A132]&gt;5;1;0)" office:value-type="float" office:value="0" calcext:value-type="float">
            <text:p>0</text:p>
          </table:table-cell>
          <table:table-cell table:formula="of:=IF([.I132]=0;0;[.J131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O730</text:p>
          </table:table-cell>
          <table:table-cell table:formula="of:=MID([.C133];1;2)" office:value-type="string" office:string-value="OO" calcext:value-type="string">
            <text:p>OO</text:p>
          </table:table-cell>
          <table:table-cell table:formula="of:=[.E132]+[.A133]" office:value-type="float" office:value="1359" calcext:value-type="float">
            <text:p>1359</text:p>
          </table:table-cell>
          <table:table-cell table:formula="of:=QUOTIENT([.E133];60)" office:value-type="float" office:value="22" calcext:value-type="float">
            <text:p>22</text:p>
          </table:table-cell>
          <table:table-cell table:formula="of:=MOD([.E133];60)" office:value-type="float" office:value="39" calcext:value-type="float">
            <text:p>39</text:p>
          </table:table-cell>
          <table:table-cell table:formula="of:=IF([.H132]-[.A133]&gt;5;[.H132]- [.A133];IF([.H132]-[.A133]&lt;=0;[.B133];[.H132]-[.A133]+[.B133]))" office:value-type="float" office:value="12" calcext:value-type="float">
            <text:p>12</text:p>
          </table:table-cell>
          <table:table-cell table:formula="of:=IF([.H132]-[.A133]&gt;5;1;0)" office:value-type="float" office:value="0" calcext:value-type="float">
            <text:p>0</text:p>
          </table:table-cell>
          <table:table-cell table:formula="of:=IF([.I133]=0;0;[.J132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M466</text:p>
          </table:table-cell>
          <table:table-cell table:formula="of:=MID([.C134];1;2)" office:value-type="string" office:string-value="NM" calcext:value-type="string">
            <text:p>NM</text:p>
          </table:table-cell>
          <table:table-cell table:formula="of:=[.E133]+[.A134]" office:value-type="float" office:value="1361" calcext:value-type="float">
            <text:p>1361</text:p>
          </table:table-cell>
          <table:table-cell table:formula="of:=QUOTIENT([.E134];60)" office:value-type="float" office:value="22" calcext:value-type="float">
            <text:p>22</text:p>
          </table:table-cell>
          <table:table-cell table:formula="of:=MOD([.E134];60)" office:value-type="float" office:value="41" calcext:value-type="float">
            <text:p>41</text:p>
          </table:table-cell>
          <table:table-cell table:formula="of:=IF([.H133]-[.A134]&gt;5;[.H133]- [.A134];IF([.H133]-[.A134]&lt;=0;[.B134];[.H133]-[.A134]+[.B134]))" office:value-type="float" office:value="10" calcext:value-type="float">
            <text:p>10</text:p>
          </table:table-cell>
          <table:table-cell table:formula="of:=IF([.H133]-[.A134]&gt;5;1;0)" office:value-type="float" office:value="1" calcext:value-type="float">
            <text:p>1</text:p>
          </table:table-cell>
          <table:table-cell table:formula="of:=IF([.I134]=0;0;[.J133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N234</text:p>
          </table:table-cell>
          <table:table-cell table:formula="of:=MID([.C135];1;2)" office:value-type="string" office:string-value="LN" calcext:value-type="string">
            <text:p>LN</text:p>
          </table:table-cell>
          <table:table-cell table:formula="of:=[.E134]+[.A135]" office:value-type="float" office:value="1375" calcext:value-type="float">
            <text:p>1375</text:p>
          </table:table-cell>
          <table:table-cell table:formula="of:=QUOTIENT([.E135];60)" office:value-type="float" office:value="22" calcext:value-type="float">
            <text:p>22</text:p>
          </table:table-cell>
          <table:table-cell table:formula="of:=MOD([.E135];60)" office:value-type="float" office:value="55" calcext:value-type="float">
            <text:p>55</text:p>
          </table:table-cell>
          <table:table-cell table:formula="of:=IF([.H134]-[.A135]&gt;5;[.H134]- [.A135];IF([.H134]-[.A135]&lt;=0;[.B135];[.H134]-[.A135]+[.B135]))" office:value-type="float" office:value="11" calcext:value-type="float">
            <text:p>11</text:p>
          </table:table-cell>
          <table:table-cell table:formula="of:=IF([.H134]-[.A135]&gt;5;1;0)" office:value-type="float" office:value="0" calcext:value-type="float">
            <text:p>0</text:p>
          </table:table-cell>
          <table:table-cell table:formula="of:=IF([.I135]=0;0;[.J134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K798</text:p>
          </table:table-cell>
          <table:table-cell table:formula="of:=MID([.C136];1;2)" office:value-type="string" office:string-value="NK" calcext:value-type="string">
            <text:p>NK</text:p>
          </table:table-cell>
          <table:table-cell table:formula="of:=[.E135]+[.A136]" office:value-type="float" office:value="1384" calcext:value-type="float">
            <text:p>1384</text:p>
          </table:table-cell>
          <table:table-cell table:formula="of:=QUOTIENT([.E136];60)" office:value-type="float" office:value="23" calcext:value-type="float">
            <text:p>23</text:p>
          </table:table-cell>
          <table:table-cell table:formula="of:=MOD([.E136];60)" office:value-type="float" office:value="4" calcext:value-type="float">
            <text:p>4</text:p>
          </table:table-cell>
          <table:table-cell table:formula="of:=IF([.H135]-[.A136]&gt;5;[.H135]- [.A136];IF([.H135]-[.A136]&lt;=0;[.B136];[.H135]-[.A136]+[.B136]))" office:value-type="float" office:value="12" calcext:value-type="float">
            <text:p>12</text:p>
          </table:table-cell>
          <table:table-cell table:formula="of:=IF([.H135]-[.A136]&gt;5;1;0)" office:value-type="float" office:value="0" calcext:value-type="float">
            <text:p>0</text:p>
          </table:table-cell>
          <table:table-cell table:formula="of:=IF([.I136]=0;0;[.J135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531</text:p>
          </table:table-cell>
          <table:table-cell table:formula="of:=MID([.C137];1;2)" office:value-type="string" office:string-value="DH" calcext:value-type="string">
            <text:p>DH</text:p>
          </table:table-cell>
          <table:table-cell table:formula="of:=[.E136]+[.A137]" office:value-type="float" office:value="1386" calcext:value-type="float">
            <text:p>1386</text:p>
          </table:table-cell>
          <table:table-cell table:formula="of:=QUOTIENT([.E137];60)" office:value-type="float" office:value="23" calcext:value-type="float">
            <text:p>23</text:p>
          </table:table-cell>
          <table:table-cell table:formula="of:=MOD([.E137];60)" office:value-type="float" office:value="6" calcext:value-type="float">
            <text:p>6</text:p>
          </table:table-cell>
          <table:table-cell table:formula="of:=IF([.H136]-[.A137]&gt;5;[.H136]- [.A137];IF([.H136]-[.A137]&lt;=0;[.B137];[.H136]-[.A137]+[.B137]))" office:value-type="float" office:value="10" calcext:value-type="float">
            <text:p>10</text:p>
          </table:table-cell>
          <table:table-cell table:formula="of:=IF([.H136]-[.A137]&gt;5;1;0)" office:value-type="float" office:value="1" calcext:value-type="float">
            <text:p>1</text:p>
          </table:table-cell>
          <table:table-cell table:formula="of:=IF([.I137]=0;0;[.J136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460</text:p>
          </table:table-cell>
          <table:table-cell table:formula="of:=MID([.C138];1;2)" office:value-type="string" office:string-value="IC" calcext:value-type="string">
            <text:p>IC</text:p>
          </table:table-cell>
          <table:table-cell table:formula="of:=[.E137]+[.A138]" office:value-type="float" office:value="1397" calcext:value-type="float">
            <text:p>1397</text:p>
          </table:table-cell>
          <table:table-cell table:formula="of:=QUOTIENT([.E138];60)" office:value-type="float" office:value="23" calcext:value-type="float">
            <text:p>23</text:p>
          </table:table-cell>
          <table:table-cell table:formula="of:=MOD([.E138];60)" office:value-type="float" office:value="17" calcext:value-type="float">
            <text:p>17</text:p>
          </table:table-cell>
          <table:table-cell table:formula="of:=IF([.H137]-[.A138]&gt;5;[.H137]- [.A138];IF([.H137]-[.A138]&lt;=0;[.B138];[.H137]-[.A138]+[.B138]))" office:value-type="float" office:value="3" calcext:value-type="float">
            <text:p>3</text:p>
          </table:table-cell>
          <table:table-cell table:formula="of:=IF([.H137]-[.A138]&gt;5;1;0)" office:value-type="float" office:value="0" calcext:value-type="float">
            <text:p>0</text:p>
          </table:table-cell>
          <table:table-cell table:formula="of:=IF([.I138]=0;0;[.J137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678</text:p>
          </table:table-cell>
          <table:table-cell table:formula="of:=MID([.C139];1;2)" office:value-type="string" office:string-value="BA" calcext:value-type="string">
            <text:p>BA</text:p>
          </table:table-cell>
          <table:table-cell table:formula="of:=[.E138]+[.A139]" office:value-type="float" office:value="1399" calcext:value-type="float">
            <text:p>1399</text:p>
          </table:table-cell>
          <table:table-cell table:formula="of:=QUOTIENT([.E139];60)" office:value-type="float" office:value="23" calcext:value-type="float">
            <text:p>23</text:p>
          </table:table-cell>
          <table:table-cell table:formula="of:=MOD([.E139];60)" office:value-type="float" office:value="19" calcext:value-type="float">
            <text:p>19</text:p>
          </table:table-cell>
          <table:table-cell table:formula="of:=IF([.H138]-[.A139]&gt;5;[.H138]- [.A139];IF([.H138]-[.A139]&lt;=0;[.B139];[.H138]-[.A139]+[.B139]))" office:value-type="float" office:value="2" calcext:value-type="float">
            <text:p>2</text:p>
          </table:table-cell>
          <table:table-cell table:formula="of:=IF([.H138]-[.A139]&gt;5;1;0)" office:value-type="float" office:value="0" calcext:value-type="float">
            <text:p>0</text:p>
          </table:table-cell>
          <table:table-cell table:formula="of:=IF([.I139]=0;0;[.J138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131</text:p>
          </table:table-cell>
          <table:table-cell table:formula="of:=MID([.C140];1;2)" office:value-type="string" office:string-value="GE" calcext:value-type="string">
            <text:p>GE</text:p>
          </table:table-cell>
          <table:table-cell table:formula="of:=[.E139]+[.A140]" office:value-type="float" office:value="1413" calcext:value-type="float">
            <text:p>1413</text:p>
          </table:table-cell>
          <table:table-cell table:formula="of:=QUOTIENT([.E140];60)" office:value-type="float" office:value="23" calcext:value-type="float">
            <text:p>23</text:p>
          </table:table-cell>
          <table:table-cell table:formula="of:=MOD([.E140];60)" office:value-type="float" office:value="33" calcext:value-type="float">
            <text:p>33</text:p>
          </table:table-cell>
          <table:table-cell table:formula="of:=IF([.H139]-[.A140]&gt;5;[.H139]- [.A140];IF([.H139]-[.A140]&lt;=0;[.B140];[.H139]-[.A140]+[.B140]))" office:value-type="float" office:value="3" calcext:value-type="float">
            <text:p>3</text:p>
          </table:table-cell>
          <table:table-cell table:formula="of:=IF([.H139]-[.A140]&gt;5;1;0)" office:value-type="float" office:value="0" calcext:value-type="float">
            <text:p>0</text:p>
          </table:table-cell>
          <table:table-cell table:formula="of:=IF([.I140]=0;0;[.J139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A306</text:p>
          </table:table-cell>
          <table:table-cell table:formula="of:=MID([.C141];1;2)" office:value-type="string" office:string-value="PA" calcext:value-type="string">
            <text:p>PA</text:p>
          </table:table-cell>
          <table:table-cell table:formula="of:=[.E140]+[.A141]" office:value-type="float" office:value="1419" calcext:value-type="float">
            <text:p>1419</text:p>
          </table:table-cell>
          <table:table-cell table:formula="of:=QUOTIENT([.E141];60)" office:value-type="float" office:value="23" calcext:value-type="float">
            <text:p>23</text:p>
          </table:table-cell>
          <table:table-cell table:formula="of:=MOD([.E141];60)" office:value-type="float" office:value="39" calcext:value-type="float">
            <text:p>39</text:p>
          </table:table-cell>
          <table:table-cell table:formula="of:=IF([.H140]-[.A141]&gt;5;[.H140]- [.A141];IF([.H140]-[.A141]&lt;=0;[.B141];[.H140]-[.A141]+[.B141]))" office:value-type="float" office:value="6" calcext:value-type="float">
            <text:p>6</text:p>
          </table:table-cell>
          <table:table-cell table:formula="of:=IF([.H140]-[.A141]&gt;5;1;0)" office:value-type="float" office:value="0" calcext:value-type="float">
            <text:p>0</text:p>
          </table:table-cell>
          <table:table-cell table:formula="of:=IF([.I141]=0;0;[.J140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879</text:p>
          </table:table-cell>
          <table:table-cell table:formula="of:=MID([.C142];1;2)" office:value-type="string" office:string-value="EL" calcext:value-type="string">
            <text:p>EL</text:p>
          </table:table-cell>
          <table:table-cell table:formula="of:=[.E141]+[.A142]" office:value-type="float" office:value="1424" calcext:value-type="float">
            <text:p>1424</text:p>
          </table:table-cell>
          <table:table-cell table:formula="of:=QUOTIENT([.E142];60)" office:value-type="float" office:value="23" calcext:value-type="float">
            <text:p>23</text:p>
          </table:table-cell>
          <table:table-cell table:formula="of:=MOD([.E142];60)" office:value-type="float" office:value="44" calcext:value-type="float">
            <text:p>44</text:p>
          </table:table-cell>
          <table:table-cell table:formula="of:=IF([.H141]-[.A142]&gt;5;[.H141]- [.A142];IF([.H141]-[.A142]&lt;=0;[.B142];[.H141]-[.A142]+[.B142]))" office:value-type="float" office:value="15" calcext:value-type="float">
            <text:p>15</text:p>
          </table:table-cell>
          <table:table-cell table:formula="of:=IF([.H141]-[.A142]&gt;5;1;0)" office:value-type="float" office:value="0" calcext:value-type="float">
            <text:p>0</text:p>
          </table:table-cell>
          <table:table-cell table:formula="of:=IF([.I142]=0;0;[.J141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963</text:p>
          </table:table-cell>
          <table:table-cell table:formula="of:=MID([.C143];1;2)" office:value-type="string" office:string-value="EL" calcext:value-type="string">
            <text:p>EL</text:p>
          </table:table-cell>
          <table:table-cell table:formula="of:=[.E142]+[.A143]" office:value-type="float" office:value="1426" calcext:value-type="float">
            <text:p>1426</text:p>
          </table:table-cell>
          <table:table-cell table:formula="of:=QUOTIENT([.E143];60)" office:value-type="float" office:value="23" calcext:value-type="float">
            <text:p>23</text:p>
          </table:table-cell>
          <table:table-cell table:formula="of:=MOD([.E143];60)" office:value-type="float" office:value="46" calcext:value-type="float">
            <text:p>46</text:p>
          </table:table-cell>
          <table:table-cell table:formula="of:=IF([.H142]-[.A143]&gt;5;[.H142]- [.A143];IF([.H142]-[.A143]&lt;=0;[.B143];[.H142]-[.A143]+[.B143]))" office:value-type="float" office:value="13" calcext:value-type="float">
            <text:p>13</text:p>
          </table:table-cell>
          <table:table-cell table:formula="of:=IF([.H142]-[.A143]&gt;5;1;0)" office:value-type="float" office:value="1" calcext:value-type="float">
            <text:p>1</text:p>
          </table:table-cell>
          <table:table-cell table:formula="of:=IF([.I143]=0;0;[.J142]+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K460</text:p>
          </table:table-cell>
          <table:table-cell table:formula="of:=MID([.C144];1;2)" office:value-type="string" office:string-value="NK" calcext:value-type="string">
            <text:p>NK</text:p>
          </table:table-cell>
          <table:table-cell table:formula="of:=[.E143]+[.A144]" office:value-type="float" office:value="1436" calcext:value-type="float">
            <text:p>1436</text:p>
          </table:table-cell>
          <table:table-cell table:formula="of:=QUOTIENT([.E144];60)" office:value-type="float" office:value="23" calcext:value-type="float">
            <text:p>23</text:p>
          </table:table-cell>
          <table:table-cell table:formula="of:=MOD([.E144];60)" office:value-type="float" office:value="56" calcext:value-type="float">
            <text:p>56</text:p>
          </table:table-cell>
          <table:table-cell table:formula="of:=IF([.H143]-[.A144]&gt;5;[.H143]- [.A144];IF([.H143]-[.A144]&lt;=0;[.B144];[.H143]-[.A144]+[.B144]))" office:value-type="float" office:value="18" calcext:value-type="float">
            <text:p>18</text:p>
          </table:table-cell>
          <table:table-cell table:formula="of:=IF([.H143]-[.A144]&gt;5;1;0)" office:value-type="float" office:value="0" calcext:value-type="float">
            <text:p>0</text:p>
          </table:table-cell>
          <table:table-cell table:formula="of:=IF([.I144]=0;0;[.J143]+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M330</text:p>
          </table:table-cell>
          <table:table-cell table:formula="of:=MID([.C145];1;2)" office:value-type="string" office:string-value="GM" calcext:value-type="string">
            <text:p>GM</text:p>
          </table:table-cell>
          <table:table-cell table:formula="of:=[.E144]+[.A145]" office:value-type="float" office:value="1439" calcext:value-type="float">
            <text:p>1439</text:p>
          </table:table-cell>
          <table:table-cell table:formula="of:=QUOTIENT([.E145];60)" office:value-type="float" office:value="23" calcext:value-type="float">
            <text:p>23</text:p>
          </table:table-cell>
          <table:table-cell table:formula="of:=MOD([.E145];60)" office:value-type="float" office:value="59" calcext:value-type="float">
            <text:p>59</text:p>
          </table:table-cell>
          <table:table-cell table:formula="of:=IF([.H144]-[.A145]&gt;5;[.H144]- [.A145];IF([.H144]-[.A145]&lt;=0;[.B145];[.H144]-[.A145]+[.B145]))" office:value-type="float" office:value="15" calcext:value-type="float">
            <text:p>15</text:p>
          </table:table-cell>
          <table:table-cell table:formula="of:=IF([.H144]-[.A145]&gt;5;1;0)" office:value-type="float" office:value="1" calcext:value-type="float">
            <text:p>1</text:p>
          </table:table-cell>
          <table:table-cell table:formula="of:=IF([.I145]=0;0;[.J144]+1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43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abela przestawna_Arkusz1_3" table:style-name="ta1">
        <table:shapes>
          <draw:frame draw:z-index="0" draw:style-name="gr1" draw:text-style-name="P1" svg:width="16.02cm" svg:height="9.004cm" svg:x="20.562cm" svg:y="1.727cm">
            <draw:object draw:notify-on-update-of-ranges="'Tabela przestawna_Arkusz1_3'.G1:'Tabela przestawna_Arkusz1_3'.G1 'Tabela przestawna_Arkusz1_3'.G2:'Tabela przestawna_Arkusz1_3'.G7 'Tabela przestawna_Arkusz1_3'.H1:'Tabela przestawna_Arkusz1_3'.H1 'Tabela przestawna_Arkusz1_3'.H2:'Tabela przestawna_Arkusz1_3'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5"/>
        <table:table-column table:style-name="co2" table:default-cell-style-name="ce9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Kolumna F</text:p>
          </table:table-cell>
          <table:table-cell table:style-name="ce7" office:value-type="string" calcext:value-type="string">
            <text:p>Liczba - Kolumna G</text:p>
          </table:table-cell>
          <table:table-cell table:number-columns-repeated="4"/>
          <table:table-cell office:value-type="string" calcext:value-type="string">
            <text:p>godzina pracy myjni</text:p>
          </table:table-cell>
          <table:table-cell office:value-type="string" calcext:value-type="string">
            <text:p>liczba klientów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6" office:value-type="string" calcext:value-type="string">
            <text:p>Razem Wynik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6"/>
        </table:table-row>
      </table:table>
      <table:table table:name="Tabela przestawna_Arkusz1_2" table:style-name="ta1">
        <table:table-column table:style-name="co2" table:default-cell-style-name="ce5"/>
        <table:table-column table:style-name="co2" table:default-cell-style-name="ce9"/>
        <table:table-column table:style-name="co2" table:number-columns-repeated="5" table:default-cell-style-name="Default"/>
        <table:table-row table:style-name="ro1">
          <table:table-cell table:style-name="ce3" office:value-type="string" calcext:value-type="string">
            <text:p>miasto</text:p>
          </table:table-cell>
          <table:table-cell table:style-name="ce7" office:value-type="string" calcext:value-type="string">
            <text:p>Liczba - nr rejestracyjny</text:p>
          </table:table-cell>
          <table:table-cell table:number-columns-repeated="3"/>
          <table:table-cell office:value-type="string" calcext:value-type="string">
            <text:p>jedno miasto</text:p>
          </table:table-cell>
          <table:table-cell office:value-type="string" calcext:value-type="string">
            <text:p>dwa miasta</text:p>
          </table:table-cell>
        </table:table-row>
        <table:table-row table:style-name="ro1">
          <table:table-cell table:style-name="ce4" office:value-type="string" calcext:value-type="string">
            <text:p>AA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formula="of:=COUNTIF([.B$1:.B$1048576];1)" office:value-type="float" office:value="78" calcext:value-type="float">
            <text:p>78</text:p>
          </table:table-cell>
          <table:table-cell table:formula="of:=COUNTIF([.B$1:.B$1048576];2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H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J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J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J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K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J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PO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/>
        </table:table-row>
      </table:table>
      <table:table table:name="Tabela przestawna_Arkusz1_1" table:style-name="ta1">
        <table:table-column table:style-name="co2" table:default-cell-style-name="ce5"/>
        <table:table-column table:style-name="co2" table:default-cell-style-name="ce9"/>
        <table:table-row table:style-name="ro1">
          <table:table-cell table:style-name="ce3" office:value-type="string" calcext:value-type="string">
            <text:p>czas mycia</text:p>
          </table:table-cell>
          <table:table-cell table:style-name="ce7" office:value-type="string" calcext:value-type="string">
            <text:p>Liczba - nr rejestracyjny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3" office:value-type="float" office:value="6" calcext:value-type="float">
            <text:p>6</text:p>
          </table:table-cell>
        </table:table-row>
      </table:table>
      <table:named-expressions/>
      <table:data-pilot-tables>
        <table:data-pilot-table table:name="DataPilot1" table:application-data="" table:target-range-address="'Tabela przestawna_Arkusz1_1'.A1:'Tabela przestawna_Arkusz1_1'.B16" table:buttons="'Tabela przestawna_Arkusz1_1'.A1" table:grand-total="column" table:show-filter-button="false" table:drill-down-on-double-click="false">
          <table:source-cell-range table:cell-range-address="Arkusz1.A1:Arkusz1.C1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zas mycia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r rejestracyjny" table:orientation="data" table:used-hierarchy="0" table:function="count">
            <table:data-pilot-level table:show-empty="false" calcext:repeat-item-labels="false">
              <table:data-pilot-members>
                <table:data-pilot-member table:name="AA425" table:display="true" table:show-details="true"/>
                <table:data-pilot-member table:name="AC254" table:display="true" table:show-details="true"/>
                <table:data-pilot-member table:name="AE347" table:display="true" table:show-details="true"/>
                <table:data-pilot-member table:name="AE964" table:display="true" table:show-details="true"/>
                <table:data-pilot-member table:name="AF135" table:display="true" table:show-details="true"/>
                <table:data-pilot-member table:name="AG504" table:display="true" table:show-details="true"/>
                <table:data-pilot-member table:name="AG864" table:display="true" table:show-details="true"/>
                <table:data-pilot-member table:name="AH451" table:display="true" table:show-details="true"/>
                <table:data-pilot-member table:name="AH528" table:display="true" table:show-details="true"/>
                <table:data-pilot-member table:name="AI420" table:display="true" table:show-details="true"/>
                <table:data-pilot-member table:name="AK592" table:display="true" table:show-details="true"/>
                <table:data-pilot-member table:name="AN413" table:display="true" table:show-details="true"/>
                <table:data-pilot-member table:name="BA678" table:display="true" table:show-details="true"/>
                <table:data-pilot-member table:name="BA749" table:display="true" table:show-details="true"/>
                <table:data-pilot-member table:name="BC831" table:display="true" table:show-details="true"/>
                <table:data-pilot-member table:name="BD204" table:display="true" table:show-details="true"/>
                <table:data-pilot-member table:name="BD855" table:display="true" table:show-details="true"/>
                <table:data-pilot-member table:name="BF559" table:display="true" table:show-details="true"/>
                <table:data-pilot-member table:name="BH265" table:display="true" table:show-details="true"/>
                <table:data-pilot-member table:name="BL246" table:display="true" table:show-details="true"/>
                <table:data-pilot-member table:name="BM696" table:display="true" table:show-details="true"/>
                <table:data-pilot-member table:name="BM762" table:display="true" table:show-details="true"/>
                <table:data-pilot-member table:name="BO596" table:display="true" table:show-details="true"/>
                <table:data-pilot-member table:name="CA524" table:display="true" table:show-details="true"/>
                <table:data-pilot-member table:name="CC204" table:display="true" table:show-details="true"/>
                <table:data-pilot-member table:name="CC791" table:display="true" table:show-details="true"/>
                <table:data-pilot-member table:name="CG489" table:display="true" table:show-details="true"/>
                <table:data-pilot-member table:name="CI708" table:display="true" table:show-details="true"/>
                <table:data-pilot-member table:name="CJ207" table:display="true" table:show-details="true"/>
                <table:data-pilot-member table:name="CL393" table:display="true" table:show-details="true"/>
                <table:data-pilot-member table:name="CN589" table:display="true" table:show-details="true"/>
                <table:data-pilot-member table:name="CO649" table:display="true" table:show-details="true"/>
                <table:data-pilot-member table:name="DA206" table:display="true" table:show-details="true"/>
                <table:data-pilot-member table:name="DA512" table:display="true" table:show-details="true"/>
                <table:data-pilot-member table:name="DB255" table:display="true" table:show-details="true"/>
                <table:data-pilot-member table:name="DE239" table:display="true" table:show-details="true"/>
                <table:data-pilot-member table:name="DE678" table:display="true" table:show-details="true"/>
                <table:data-pilot-member table:name="DE822" table:display="true" table:show-details="true"/>
                <table:data-pilot-member table:name="DH531" table:display="true" table:show-details="true"/>
                <table:data-pilot-member table:name="DL542" table:display="true" table:show-details="true"/>
                <table:data-pilot-member table:name="DM336" table:display="true" table:show-details="true"/>
                <table:data-pilot-member table:name="DP909" table:display="true" table:show-details="true"/>
                <table:data-pilot-member table:name="EA828" table:display="true" table:show-details="true"/>
                <table:data-pilot-member table:name="EB508" table:display="true" table:show-details="true"/>
                <table:data-pilot-member table:name="EF263" table:display="true" table:show-details="true"/>
                <table:data-pilot-member table:name="EF961" table:display="true" table:show-details="true"/>
                <table:data-pilot-member table:name="EG251" table:display="true" table:show-details="true"/>
                <table:data-pilot-member table:name="EH559" table:display="true" table:show-details="true"/>
                <table:data-pilot-member table:name="EH892" table:display="true" table:show-details="true"/>
                <table:data-pilot-member table:name="EH963" table:display="true" table:show-details="true"/>
                <table:data-pilot-member table:name="EL406" table:display="true" table:show-details="true"/>
                <table:data-pilot-member table:name="EL879" table:display="true" table:show-details="true"/>
                <table:data-pilot-member table:name="EL963" table:display="true" table:show-details="true"/>
                <table:data-pilot-member table:name="EP925" table:display="true" table:show-details="true"/>
                <table:data-pilot-member table:name="FA471" table:display="true" table:show-details="true"/>
                <table:data-pilot-member table:name="FC803" table:display="true" table:show-details="true"/>
                <table:data-pilot-member table:name="FG771" table:display="true" table:show-details="true"/>
                <table:data-pilot-member table:name="FI172" table:display="true" table:show-details="true"/>
                <table:data-pilot-member table:name="FJ667" table:display="true" table:show-details="true"/>
                <table:data-pilot-member table:name="FN819" table:display="true" table:show-details="true"/>
                <table:data-pilot-member table:name="FO434" table:display="true" table:show-details="true"/>
                <table:data-pilot-member table:name="FP317" table:display="true" table:show-details="true"/>
                <table:data-pilot-member table:name="GA435" table:display="true" table:show-details="true"/>
                <table:data-pilot-member table:name="GA781" table:display="true" table:show-details="true"/>
                <table:data-pilot-member table:name="GB137" table:display="true" table:show-details="true"/>
                <table:data-pilot-member table:name="GB981" table:display="true" table:show-details="true"/>
                <table:data-pilot-member table:name="GE131" table:display="true" table:show-details="true"/>
                <table:data-pilot-member table:name="GF313" table:display="true" table:show-details="true"/>
                <table:data-pilot-member table:name="GH547" table:display="true" table:show-details="true"/>
                <table:data-pilot-member table:name="GH559" table:display="true" table:show-details="true"/>
                <table:data-pilot-member table:name="GK857" table:display="true" table:show-details="true"/>
                <table:data-pilot-member table:name="GL291" table:display="true" table:show-details="true"/>
                <table:data-pilot-member table:name="GM330" table:display="true" table:show-details="true"/>
                <table:data-pilot-member table:name="GN103" table:display="true" table:show-details="true"/>
                <table:data-pilot-member table:name="HA731" table:display="true" table:show-details="true"/>
                <table:data-pilot-member table:name="HA988" table:display="true" table:show-details="true"/>
                <table:data-pilot-member table:name="HC465" table:display="true" table:show-details="true"/>
                <table:data-pilot-member table:name="HE739" table:display="true" table:show-details="true"/>
                <table:data-pilot-member table:name="HF358" table:display="true" table:show-details="true"/>
                <table:data-pilot-member table:name="HL821" table:display="true" table:show-details="true"/>
                <table:data-pilot-member table:name="HP302" table:display="true" table:show-details="true"/>
                <table:data-pilot-member table:name="HP605" table:display="true" table:show-details="true"/>
                <table:data-pilot-member table:name="IB453" table:display="true" table:show-details="true"/>
                <table:data-pilot-member table:name="IC327" table:display="true" table:show-details="true"/>
                <table:data-pilot-member table:name="IC460" table:display="true" table:show-details="true"/>
                <table:data-pilot-member table:name="IJ379" table:display="true" table:show-details="true"/>
                <table:data-pilot-member table:name="JI840" table:display="true" table:show-details="true"/>
                <table:data-pilot-member table:name="JK843" table:display="true" table:show-details="true"/>
                <table:data-pilot-member table:name="JM352" table:display="true" table:show-details="true"/>
                <table:data-pilot-member table:name="JM414" table:display="true" table:show-details="true"/>
                <table:data-pilot-member table:name="JM637" table:display="true" table:show-details="true"/>
                <table:data-pilot-member table:name="JN904" table:display="true" table:show-details="true"/>
                <table:data-pilot-member table:name="JP960" table:display="true" table:show-details="true"/>
                <table:data-pilot-member table:name="KE961" table:display="true" table:show-details="true"/>
                <table:data-pilot-member table:name="KI291" table:display="true" table:show-details="true"/>
                <table:data-pilot-member table:name="KI293" table:display="true" table:show-details="true"/>
                <table:data-pilot-member table:name="KJ360" table:display="true" table:show-details="true"/>
                <table:data-pilot-member table:name="KJ759" table:display="true" table:show-details="true"/>
                <table:data-pilot-member table:name="KK476" table:display="true" table:show-details="true"/>
                <table:data-pilot-member table:name="KK488" table:display="true" table:show-details="true"/>
                <table:data-pilot-member table:name="KK643" table:display="true" table:show-details="true"/>
                <table:data-pilot-member table:name="KN305" table:display="true" table:show-details="true"/>
                <table:data-pilot-member table:name="KP566" table:display="true" table:show-details="true"/>
                <table:data-pilot-member table:name="LA734" table:display="true" table:show-details="true"/>
                <table:data-pilot-member table:name="LE288" table:display="true" table:show-details="true"/>
                <table:data-pilot-member table:name="LF545" table:display="true" table:show-details="true"/>
                <table:data-pilot-member table:name="LJ560" table:display="true" table:show-details="true"/>
                <table:data-pilot-member table:name="LL684" table:display="true" table:show-details="true"/>
                <table:data-pilot-member table:name="LM392" table:display="true" table:show-details="true"/>
                <table:data-pilot-member table:name="LM661" table:display="true" table:show-details="true"/>
                <table:data-pilot-member table:name="LM755" table:display="true" table:show-details="true"/>
                <table:data-pilot-member table:name="LN225" table:display="true" table:show-details="true"/>
                <table:data-pilot-member table:name="LN234" table:display="true" table:show-details="true"/>
                <table:data-pilot-member table:name="LP599" table:display="true" table:show-details="true"/>
                <table:data-pilot-member table:name="MD193" table:display="true" table:show-details="true"/>
                <table:data-pilot-member table:name="MF590" table:display="true" table:show-details="true"/>
                <table:data-pilot-member table:name="MI932" table:display="true" table:show-details="true"/>
                <table:data-pilot-member table:name="MK572" table:display="true" table:show-details="true"/>
                <table:data-pilot-member table:name="MN131" table:display="true" table:show-details="true"/>
                <table:data-pilot-member table:name="MN872" table:display="true" table:show-details="true"/>
                <table:data-pilot-member table:name="NE867" table:display="true" table:show-details="true"/>
                <table:data-pilot-member table:name="NH234" table:display="true" table:show-details="true"/>
                <table:data-pilot-member table:name="NH320" table:display="true" table:show-details="true"/>
                <table:data-pilot-member table:name="NH488" table:display="true" table:show-details="true"/>
                <table:data-pilot-member table:name="NK460" table:display="true" table:show-details="true"/>
                <table:data-pilot-member table:name="NK798" table:display="true" table:show-details="true"/>
                <table:data-pilot-member table:name="NM404" table:display="true" table:show-details="true"/>
                <table:data-pilot-member table:name="NM428" table:display="true" table:show-details="true"/>
                <table:data-pilot-member table:name="NM466" table:display="true" table:show-details="true"/>
                <table:data-pilot-member table:name="NN792" table:display="true" table:show-details="true"/>
                <table:data-pilot-member table:name="NO341" table:display="true" table:show-details="true"/>
                <table:data-pilot-member table:name="NP226" table:display="true" table:show-details="true"/>
                <table:data-pilot-member table:name="OD829" table:display="true" table:show-details="true"/>
                <table:data-pilot-member table:name="OI629" table:display="true" table:show-details="true"/>
                <table:data-pilot-member table:name="OJ247" table:display="true" table:show-details="true"/>
                <table:data-pilot-member table:name="OO730" table:display="true" table:show-details="true"/>
                <table:data-pilot-member table:name="PA306" table:display="true" table:show-details="true"/>
                <table:data-pilot-member table:name="PB847" table:display="true" table:show-details="true"/>
                <table:data-pilot-member table:name="PI710" table:display="true" table:show-details="true"/>
                <table:data-pilot-member table:name="PJ152" table:display="true" table:show-details="true"/>
                <table:data-pilot-member table:name="PK319" table:display="true" table:show-details="true"/>
                <table:data-pilot-member table:name="PM455" table:display="true" table:show-details="true"/>
                <table:data-pilot-member table:name="PM491" table:display="true" table:show-details="true"/>
                <table:data-pilot-member table:name="PO9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Arkusz1_2'.A1:'Tabela przestawna_Arkusz1_2'.B108" table:buttons="'Tabela przestawna_Arkusz1_2'.A1" table:grand-total="column" table:show-filter-button="false" table:drill-down-on-double-click="false">
          <table:source-cell-range table:cell-range-address="Arkusz1.C1:Arkusz1.D1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asto" table:orientation="row" table:used-hierarchy="0" table:function="auto">
            <table:data-pilot-level table:show-empty="false" calcext:repeat-item-labels="false">
              <table:data-pilot-members>
                <table:data-pilot-member table:name="AA" table:display="true" table:show-details="true"/>
                <table:data-pilot-member table:name="AC" table:display="true" table:show-details="true"/>
                <table:data-pilot-member table:name="AE" table:display="true" table:show-details="true"/>
                <table:data-pilot-member table:name="AF" table:display="true" table:show-details="true"/>
                <table:data-pilot-member table:name="AG" table:display="true" table:show-details="true"/>
                <table:data-pilot-member table:name="AH" table:display="true" table:show-details="true"/>
                <table:data-pilot-member table:name="AI" table:display="true" table:show-details="true"/>
                <table:data-pilot-member table:name="AK" table:display="true" table:show-details="true"/>
                <table:data-pilot-member table:name="AN" table:display="true" table:show-details="true"/>
                <table:data-pilot-member table:name="BA" table:display="true" table:show-details="true"/>
                <table:data-pilot-member table:name="BC" table:display="true" table:show-details="true"/>
                <table:data-pilot-member table:name="BD" table:display="true" table:show-details="true"/>
                <table:data-pilot-member table:name="BF" table:display="true" table:show-details="true"/>
                <table:data-pilot-member table:name="BH" table:display="true" table:show-details="true"/>
                <table:data-pilot-member table:name="BL" table:display="true" table:show-details="true"/>
                <table:data-pilot-member table:name="BM" table:display="true" table:show-details="true"/>
                <table:data-pilot-member table:name="BO" table:display="true" table:show-details="true"/>
                <table:data-pilot-member table:name="CA" table:display="true" table:show-details="true"/>
                <table:data-pilot-member table:name="CC" table:display="true" table:show-details="true"/>
                <table:data-pilot-member table:name="CG" table:display="true" table:show-details="true"/>
                <table:data-pilot-member table:name="CI" table:display="true" table:show-details="true"/>
                <table:data-pilot-member table:name="CJ" table:display="true" table:show-details="true"/>
                <table:data-pilot-member table:name="CL" table:display="true" table:show-details="true"/>
                <table:data-pilot-member table:name="CN" table:display="true" table:show-details="true"/>
                <table:data-pilot-member table:name="CO" table:display="true" table:show-details="true"/>
                <table:data-pilot-member table:name="DA" table:display="true" table:show-details="true"/>
                <table:data-pilot-member table:name="DB" table:display="true" table:show-details="true"/>
                <table:data-pilot-member table:name="DE" table:display="true" table:show-details="true"/>
                <table:data-pilot-member table:name="DH" table:display="true" table:show-details="true"/>
                <table:data-pilot-member table:name="DL" table:display="true" table:show-details="true"/>
                <table:data-pilot-member table:name="DM" table:display="true" table:show-details="true"/>
                <table:data-pilot-member table:name="DP" table:display="true" table:show-details="true"/>
                <table:data-pilot-member table:name="EA" table:display="true" table:show-details="true"/>
                <table:data-pilot-member table:name="EB" table:display="true" table:show-details="true"/>
                <table:data-pilot-member table:name="EF" table:display="true" table:show-details="true"/>
                <table:data-pilot-member table:name="EG" table:display="true" table:show-details="true"/>
                <table:data-pilot-member table:name="EH" table:display="true" table:show-details="true"/>
                <table:data-pilot-member table:name="EL" table:display="true" table:show-details="true"/>
                <table:data-pilot-member table:name="EP" table:display="true" table:show-details="true"/>
                <table:data-pilot-member table:name="FA" table:display="true" table:show-details="true"/>
                <table:data-pilot-member table:name="FC" table:display="true" table:show-details="true"/>
                <table:data-pilot-member table:name="FG" table:display="true" table:show-details="true"/>
                <table:data-pilot-member table:name="FI" table:display="true" table:show-details="true"/>
                <table:data-pilot-member table:name="FJ" table:display="true" table:show-details="true"/>
                <table:data-pilot-member table:name="FN" table:display="true" table:show-details="true"/>
                <table:data-pilot-member table:name="FO" table:display="true" table:show-details="true"/>
                <table:data-pilot-member table:name="FP" table:display="true" table:show-details="true"/>
                <table:data-pilot-member table:name="GA" table:display="true" table:show-details="true"/>
                <table:data-pilot-member table:name="GB" table:display="true" table:show-details="true"/>
                <table:data-pilot-member table:name="GE" table:display="true" table:show-details="true"/>
                <table:data-pilot-member table:name="GF" table:display="true" table:show-details="true"/>
                <table:data-pilot-member table:name="GH" table:display="true" table:show-details="true"/>
                <table:data-pilot-member table:name="GK" table:display="true" table:show-details="true"/>
                <table:data-pilot-member table:name="GL" table:display="true" table:show-details="true"/>
                <table:data-pilot-member table:name="GM" table:display="true" table:show-details="true"/>
                <table:data-pilot-member table:name="GN" table:display="true" table:show-details="true"/>
                <table:data-pilot-member table:name="HA" table:display="true" table:show-details="true"/>
                <table:data-pilot-member table:name="HC" table:display="true" table:show-details="true"/>
                <table:data-pilot-member table:name="HE" table:display="true" table:show-details="true"/>
                <table:data-pilot-member table:name="HF" table:display="true" table:show-details="true"/>
                <table:data-pilot-member table:name="HL" table:display="true" table:show-details="true"/>
                <table:data-pilot-member table:name="HP" table:display="true" table:show-details="true"/>
                <table:data-pilot-member table:name="IB" table:display="true" table:show-details="true"/>
                <table:data-pilot-member table:name="IC" table:display="true" table:show-details="true"/>
                <table:data-pilot-member table:name="IJ" table:display="true" table:show-details="true"/>
                <table:data-pilot-member table:name="JI" table:display="true" table:show-details="true"/>
                <table:data-pilot-member table:name="JK" table:display="true" table:show-details="true"/>
                <table:data-pilot-member table:name="JM" table:display="true" table:show-details="true"/>
                <table:data-pilot-member table:name="JN" table:display="true" table:show-details="true"/>
                <table:data-pilot-member table:name="JP" table:display="true" table:show-details="true"/>
                <table:data-pilot-member table:name="KE" table:display="true" table:show-details="true"/>
                <table:data-pilot-member table:name="KI" table:display="true" table:show-details="true"/>
                <table:data-pilot-member table:name="KJ" table:display="true" table:show-details="true"/>
                <table:data-pilot-member table:name="KK" table:display="true" table:show-details="true"/>
                <table:data-pilot-member table:name="KN" table:display="true" table:show-details="true"/>
                <table:data-pilot-member table:name="KP" table:display="true" table:show-details="true"/>
                <table:data-pilot-member table:name="LA" table:display="true" table:show-details="true"/>
                <table:data-pilot-member table:name="LE" table:display="true" table:show-details="true"/>
                <table:data-pilot-member table:name="LF" table:display="true" table:show-details="true"/>
                <table:data-pilot-member table:name="LJ" table:display="true" table:show-details="true"/>
                <table:data-pilot-member table:name="LL" table:display="true" table:show-details="true"/>
                <table:data-pilot-member table:name="LM" table:display="true" table:show-details="true"/>
                <table:data-pilot-member table:name="LN" table:display="true" table:show-details="true"/>
                <table:data-pilot-member table:name="LP" table:display="true" table:show-details="true"/>
                <table:data-pilot-member table:name="MD" table:display="true" table:show-details="true"/>
                <table:data-pilot-member table:name="MF" table:display="true" table:show-details="true"/>
                <table:data-pilot-member table:name="MI" table:display="true" table:show-details="true"/>
                <table:data-pilot-member table:name="MK" table:display="true" table:show-details="true"/>
                <table:data-pilot-member table:name="MN" table:display="true" table:show-details="true"/>
                <table:data-pilot-member table:name="NE" table:display="true" table:show-details="true"/>
                <table:data-pilot-member table:name="NH" table:display="true" table:show-details="true"/>
                <table:data-pilot-member table:name="NK" table:display="true" table:show-details="true"/>
                <table:data-pilot-member table:name="NM" table:display="true" table:show-details="true"/>
                <table:data-pilot-member table:name="NN" table:display="true" table:show-details="true"/>
                <table:data-pilot-member table:name="NO" table:display="true" table:show-details="true"/>
                <table:data-pilot-member table:name="NP" table:display="true" table:show-details="true"/>
                <table:data-pilot-member table:name="OD" table:display="true" table:show-details="true"/>
                <table:data-pilot-member table:name="OI" table:display="true" table:show-details="true"/>
                <table:data-pilot-member table:name="OJ" table:display="true" table:show-details="true"/>
                <table:data-pilot-member table:name="OO" table:display="true" table:show-details="true"/>
                <table:data-pilot-member table:name="PA" table:display="true" table:show-details="true"/>
                <table:data-pilot-member table:name="PB" table:display="true" table:show-details="true"/>
                <table:data-pilot-member table:name="PI" table:display="true" table:show-details="true"/>
                <table:data-pilot-member table:name="PJ" table:display="true" table:show-details="true"/>
                <table:data-pilot-member table:name="PK" table:display="true" table:show-details="true"/>
                <table:data-pilot-member table:name="PM" table:display="true" table:show-details="true"/>
                <table:data-pilot-member table:name="P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r rejestracyjny" table:orientation="data" table:used-hierarchy="0" table:function="count">
            <table:data-pilot-level table:show-empty="false" calcext:repeat-item-labels="false">
              <table:data-pilot-members>
                <table:data-pilot-member table:name="AA425" table:display="true" table:show-details="true"/>
                <table:data-pilot-member table:name="AC254" table:display="true" table:show-details="true"/>
                <table:data-pilot-member table:name="AE347" table:display="true" table:show-details="true"/>
                <table:data-pilot-member table:name="AE964" table:display="true" table:show-details="true"/>
                <table:data-pilot-member table:name="AF135" table:display="true" table:show-details="true"/>
                <table:data-pilot-member table:name="AG504" table:display="true" table:show-details="true"/>
                <table:data-pilot-member table:name="AG864" table:display="true" table:show-details="true"/>
                <table:data-pilot-member table:name="AH451" table:display="true" table:show-details="true"/>
                <table:data-pilot-member table:name="AH528" table:display="true" table:show-details="true"/>
                <table:data-pilot-member table:name="AI420" table:display="true" table:show-details="true"/>
                <table:data-pilot-member table:name="AK592" table:display="true" table:show-details="true"/>
                <table:data-pilot-member table:name="AN413" table:display="true" table:show-details="true"/>
                <table:data-pilot-member table:name="BA678" table:display="true" table:show-details="true"/>
                <table:data-pilot-member table:name="BA749" table:display="true" table:show-details="true"/>
                <table:data-pilot-member table:name="BC831" table:display="true" table:show-details="true"/>
                <table:data-pilot-member table:name="BD204" table:display="true" table:show-details="true"/>
                <table:data-pilot-member table:name="BD855" table:display="true" table:show-details="true"/>
                <table:data-pilot-member table:name="BF559" table:display="true" table:show-details="true"/>
                <table:data-pilot-member table:name="BH265" table:display="true" table:show-details="true"/>
                <table:data-pilot-member table:name="BL246" table:display="true" table:show-details="true"/>
                <table:data-pilot-member table:name="BM696" table:display="true" table:show-details="true"/>
                <table:data-pilot-member table:name="BM762" table:display="true" table:show-details="true"/>
                <table:data-pilot-member table:name="BO596" table:display="true" table:show-details="true"/>
                <table:data-pilot-member table:name="CA524" table:display="true" table:show-details="true"/>
                <table:data-pilot-member table:name="CC204" table:display="true" table:show-details="true"/>
                <table:data-pilot-member table:name="CC791" table:display="true" table:show-details="true"/>
                <table:data-pilot-member table:name="CG489" table:display="true" table:show-details="true"/>
                <table:data-pilot-member table:name="CI708" table:display="true" table:show-details="true"/>
                <table:data-pilot-member table:name="CJ207" table:display="true" table:show-details="true"/>
                <table:data-pilot-member table:name="CL393" table:display="true" table:show-details="true"/>
                <table:data-pilot-member table:name="CN589" table:display="true" table:show-details="true"/>
                <table:data-pilot-member table:name="CO649" table:display="true" table:show-details="true"/>
                <table:data-pilot-member table:name="DA206" table:display="true" table:show-details="true"/>
                <table:data-pilot-member table:name="DA512" table:display="true" table:show-details="true"/>
                <table:data-pilot-member table:name="DB255" table:display="true" table:show-details="true"/>
                <table:data-pilot-member table:name="DE239" table:display="true" table:show-details="true"/>
                <table:data-pilot-member table:name="DE678" table:display="true" table:show-details="true"/>
                <table:data-pilot-member table:name="DE822" table:display="true" table:show-details="true"/>
                <table:data-pilot-member table:name="DH531" table:display="true" table:show-details="true"/>
                <table:data-pilot-member table:name="DL542" table:display="true" table:show-details="true"/>
                <table:data-pilot-member table:name="DM336" table:display="true" table:show-details="true"/>
                <table:data-pilot-member table:name="DP909" table:display="true" table:show-details="true"/>
                <table:data-pilot-member table:name="EA828" table:display="true" table:show-details="true"/>
                <table:data-pilot-member table:name="EB508" table:display="true" table:show-details="true"/>
                <table:data-pilot-member table:name="EF263" table:display="true" table:show-details="true"/>
                <table:data-pilot-member table:name="EF961" table:display="true" table:show-details="true"/>
                <table:data-pilot-member table:name="EG251" table:display="true" table:show-details="true"/>
                <table:data-pilot-member table:name="EH559" table:display="true" table:show-details="true"/>
                <table:data-pilot-member table:name="EH892" table:display="true" table:show-details="true"/>
                <table:data-pilot-member table:name="EH963" table:display="true" table:show-details="true"/>
                <table:data-pilot-member table:name="EL406" table:display="true" table:show-details="true"/>
                <table:data-pilot-member table:name="EL879" table:display="true" table:show-details="true"/>
                <table:data-pilot-member table:name="EL963" table:display="true" table:show-details="true"/>
                <table:data-pilot-member table:name="EP925" table:display="true" table:show-details="true"/>
                <table:data-pilot-member table:name="FA471" table:display="true" table:show-details="true"/>
                <table:data-pilot-member table:name="FC803" table:display="true" table:show-details="true"/>
                <table:data-pilot-member table:name="FG771" table:display="true" table:show-details="true"/>
                <table:data-pilot-member table:name="FI172" table:display="true" table:show-details="true"/>
                <table:data-pilot-member table:name="FJ667" table:display="true" table:show-details="true"/>
                <table:data-pilot-member table:name="FN819" table:display="true" table:show-details="true"/>
                <table:data-pilot-member table:name="FO434" table:display="true" table:show-details="true"/>
                <table:data-pilot-member table:name="FP317" table:display="true" table:show-details="true"/>
                <table:data-pilot-member table:name="GA435" table:display="true" table:show-details="true"/>
                <table:data-pilot-member table:name="GA781" table:display="true" table:show-details="true"/>
                <table:data-pilot-member table:name="GB137" table:display="true" table:show-details="true"/>
                <table:data-pilot-member table:name="GB981" table:display="true" table:show-details="true"/>
                <table:data-pilot-member table:name="GE131" table:display="true" table:show-details="true"/>
                <table:data-pilot-member table:name="GF313" table:display="true" table:show-details="true"/>
                <table:data-pilot-member table:name="GH547" table:display="true" table:show-details="true"/>
                <table:data-pilot-member table:name="GH559" table:display="true" table:show-details="true"/>
                <table:data-pilot-member table:name="GK857" table:display="true" table:show-details="true"/>
                <table:data-pilot-member table:name="GL291" table:display="true" table:show-details="true"/>
                <table:data-pilot-member table:name="GM330" table:display="true" table:show-details="true"/>
                <table:data-pilot-member table:name="GN103" table:display="true" table:show-details="true"/>
                <table:data-pilot-member table:name="HA731" table:display="true" table:show-details="true"/>
                <table:data-pilot-member table:name="HA988" table:display="true" table:show-details="true"/>
                <table:data-pilot-member table:name="HC465" table:display="true" table:show-details="true"/>
                <table:data-pilot-member table:name="HE739" table:display="true" table:show-details="true"/>
                <table:data-pilot-member table:name="HF358" table:display="true" table:show-details="true"/>
                <table:data-pilot-member table:name="HL821" table:display="true" table:show-details="true"/>
                <table:data-pilot-member table:name="HP302" table:display="true" table:show-details="true"/>
                <table:data-pilot-member table:name="HP605" table:display="true" table:show-details="true"/>
                <table:data-pilot-member table:name="IB453" table:display="true" table:show-details="true"/>
                <table:data-pilot-member table:name="IC327" table:display="true" table:show-details="true"/>
                <table:data-pilot-member table:name="IC460" table:display="true" table:show-details="true"/>
                <table:data-pilot-member table:name="IJ379" table:display="true" table:show-details="true"/>
                <table:data-pilot-member table:name="JI840" table:display="true" table:show-details="true"/>
                <table:data-pilot-member table:name="JK843" table:display="true" table:show-details="true"/>
                <table:data-pilot-member table:name="JM352" table:display="true" table:show-details="true"/>
                <table:data-pilot-member table:name="JM414" table:display="true" table:show-details="true"/>
                <table:data-pilot-member table:name="JM637" table:display="true" table:show-details="true"/>
                <table:data-pilot-member table:name="JN904" table:display="true" table:show-details="true"/>
                <table:data-pilot-member table:name="JP960" table:display="true" table:show-details="true"/>
                <table:data-pilot-member table:name="KE961" table:display="true" table:show-details="true"/>
                <table:data-pilot-member table:name="KI291" table:display="true" table:show-details="true"/>
                <table:data-pilot-member table:name="KI293" table:display="true" table:show-details="true"/>
                <table:data-pilot-member table:name="KJ360" table:display="true" table:show-details="true"/>
                <table:data-pilot-member table:name="KJ759" table:display="true" table:show-details="true"/>
                <table:data-pilot-member table:name="KK476" table:display="true" table:show-details="true"/>
                <table:data-pilot-member table:name="KK488" table:display="true" table:show-details="true"/>
                <table:data-pilot-member table:name="KK643" table:display="true" table:show-details="true"/>
                <table:data-pilot-member table:name="KN305" table:display="true" table:show-details="true"/>
                <table:data-pilot-member table:name="KP566" table:display="true" table:show-details="true"/>
                <table:data-pilot-member table:name="LA734" table:display="true" table:show-details="true"/>
                <table:data-pilot-member table:name="LE288" table:display="true" table:show-details="true"/>
                <table:data-pilot-member table:name="LF545" table:display="true" table:show-details="true"/>
                <table:data-pilot-member table:name="LJ560" table:display="true" table:show-details="true"/>
                <table:data-pilot-member table:name="LL684" table:display="true" table:show-details="true"/>
                <table:data-pilot-member table:name="LM392" table:display="true" table:show-details="true"/>
                <table:data-pilot-member table:name="LM661" table:display="true" table:show-details="true"/>
                <table:data-pilot-member table:name="LM755" table:display="true" table:show-details="true"/>
                <table:data-pilot-member table:name="LN225" table:display="true" table:show-details="true"/>
                <table:data-pilot-member table:name="LN234" table:display="true" table:show-details="true"/>
                <table:data-pilot-member table:name="LP599" table:display="true" table:show-details="true"/>
                <table:data-pilot-member table:name="MD193" table:display="true" table:show-details="true"/>
                <table:data-pilot-member table:name="MF590" table:display="true" table:show-details="true"/>
                <table:data-pilot-member table:name="MI932" table:display="true" table:show-details="true"/>
                <table:data-pilot-member table:name="MK572" table:display="true" table:show-details="true"/>
                <table:data-pilot-member table:name="MN131" table:display="true" table:show-details="true"/>
                <table:data-pilot-member table:name="MN872" table:display="true" table:show-details="true"/>
                <table:data-pilot-member table:name="NE867" table:display="true" table:show-details="true"/>
                <table:data-pilot-member table:name="NH234" table:display="true" table:show-details="true"/>
                <table:data-pilot-member table:name="NH320" table:display="true" table:show-details="true"/>
                <table:data-pilot-member table:name="NH488" table:display="true" table:show-details="true"/>
                <table:data-pilot-member table:name="NK460" table:display="true" table:show-details="true"/>
                <table:data-pilot-member table:name="NK798" table:display="true" table:show-details="true"/>
                <table:data-pilot-member table:name="NM404" table:display="true" table:show-details="true"/>
                <table:data-pilot-member table:name="NM428" table:display="true" table:show-details="true"/>
                <table:data-pilot-member table:name="NM466" table:display="true" table:show-details="true"/>
                <table:data-pilot-member table:name="NN792" table:display="true" table:show-details="true"/>
                <table:data-pilot-member table:name="NO341" table:display="true" table:show-details="true"/>
                <table:data-pilot-member table:name="NP226" table:display="true" table:show-details="true"/>
                <table:data-pilot-member table:name="OD829" table:display="true" table:show-details="true"/>
                <table:data-pilot-member table:name="OI629" table:display="true" table:show-details="true"/>
                <table:data-pilot-member table:name="OJ247" table:display="true" table:show-details="true"/>
                <table:data-pilot-member table:name="OO730" table:display="true" table:show-details="true"/>
                <table:data-pilot-member table:name="PA306" table:display="true" table:show-details="true"/>
                <table:data-pilot-member table:name="PB847" table:display="true" table:show-details="true"/>
                <table:data-pilot-member table:name="PI710" table:display="true" table:show-details="true"/>
                <table:data-pilot-member table:name="PJ152" table:display="true" table:show-details="true"/>
                <table:data-pilot-member table:name="PK319" table:display="true" table:show-details="true"/>
                <table:data-pilot-member table:name="PM455" table:display="true" table:show-details="true"/>
                <table:data-pilot-member table:name="PM491" table:display="true" table:show-details="true"/>
                <table:data-pilot-member table:name="PO9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Arkusz1_3'.A1:'Tabela przestawna_Arkusz1_3'.B8" table:buttons="'Tabela przestawna_Arkusz1_3'.A1" table:show-filter-button="false" table:drill-down-on-double-click="false">
          <table:source-cell-range table:cell-range-address="Arkusz1.F2:Arkusz1.G4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olumna F" table:orientation="row" table:used-hierarchy="0" table:function="auto">
            <table:data-pilot-level table:show-empty="false" calcext:repeat-item-labels="false"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olumna G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5T10:02:36.558000000</dc:date>
    <meta:editing-duration>PT3M17S</meta:editing-duration>
    <meta:editing-cycles>1</meta:editing-cycles>
    <meta:generator>LibreOffice/7.1.5.2$Windows_X86_64 LibreOffice_project/85f04e9f809797b8199d13c421bd8a2b025d52b5</meta:generator>
    <meta:document-statistic meta:table-count="4" meta:cell-count="173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bar" chart:style-name="ch1">
        <chart:title svg:x="4.368cm" svg:y="0.316cm" chart:style-name="ch2">
          <text:p>Liczba klientów myjni "Czyste Auta"</text:p>
        </chart:title>
        <chart:subtitle svg:x="5.109cm" svg:y="1.275cm" chart:style-name="ch3">
          <text:p>w pierwszych 6 godzinach pracy</text:p>
        </chart:subtitle>
        <chart:plot-area chart:style-name="ch4" table:cell-range-address="'Tabela przestawna_Arkusz1_3'.G1:'Tabela przestawna_Arkusz1_3'.H7" chart:data-source-has-labels="both" svg:x="1.701cm" svg:y="2.138cm" svg:width="14cm" svg:height="5.336cm">
          <chart:coordinate-region svg:x="2.322cm" svg:y="2.337cm" svg:width="13.379cm" svg:height="4.49cm"/>
          <chart:axis chart:dimension="x" chart:name="primary-x" chart:style-name="ch5" chartooo:axis-type="auto">
            <chartooo:date-scale/>
            <chart:title svg:x="7.189cm" svg:y="7.654cm" chart:style-name="ch6">
              <text:p>Godziny pracy myjni
</text:p>
            </chart:title>
            <chart:categories table:cell-range-address="'Tabela przestawna_Arkusz1_3'.G2:'Tabela przestawna_Arkusz1_3'.G7"/>
          </chart:axis>
          <chart:axis chart:dimension="y" chart:name="primary-y" chart:style-name="ch7">
            <chart:title svg:x="0.451cm" svg:y="6.001cm" chart:style-name="ch8">
              <text:p>Liczba Klientów
</text:p>
            </chart:title>
            <chart:grid chart:style-name="ch9" chart:class="major"/>
          </chart:axis>
          <chart:series chart:style-name="ch10" chart:values-cell-range-address="'Tabela przestawna_Arkusz1_3'.H2:'Tabela przestawna_Arkusz1_3'.H7" chart:label-cell-address="'Tabela przestawna_Arkusz1_3'.H1:'Tabela przestawna_Arkusz1_3'.H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klientów</text:p>
                <draw:g>
                  <svg:desc>'Tabela przestawna_Arkusz1_3'.H1:'Tabela przestawna_Arkusz1_3'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ela przestawna_Arkusz1_3'.G2:'Tabela przestawna_Arkusz1_3'.G7</svg:desc>
                </draw:g>
              </table:table-cell>
              <table:table-cell office:value-type="float" office:value="8">
                <text:p>8</text:p>
                <draw:g>
                  <svg:desc>'Tabela przestawna_Arkusz1_3'.H2:'Tabela przestawna_Arkusz1_3'.H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